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rmala UI1" svg:font-family="'Nirmala UI'"/>
    <style:font-face style:name="SimSun" svg:font-family="SimSun, 'WenQuanYi Micro Hei'"/>
    <style:font-face style:name="Wingdings" svg:font-family="Wingdings, dbldwrsw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irmala UI" svg:font-family="'Nirmala UI'" style:font-family-generic="system" style:font-pitch="variable"/>
  </office:font-face-decls>
  <office:automatic-styles>
    <style:style style:name="Tabela1" style:family="table">
      <style:table-properties style:width="15.05cm" fo:margin-left="-0.199cm" table:align="left" style:writing-mode="lr-tb"/>
    </style:style>
    <style:style style:name="Tabela1.A" style:family="table-column">
      <style:table-column-properties style:column-width="1.716cm"/>
    </style:style>
    <style:style style:name="Tabela1.B" style:family="table-column">
      <style:table-column-properties style:column-width="6.431cm"/>
    </style:style>
    <style:style style:name="Tabela1.C" style:family="table-column">
      <style:table-column-properties style:column-width="1.282cm"/>
    </style:style>
    <style:style style:name="Tabela1.D" style:family="table-column">
      <style:table-column-properties style:column-width="5.6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ededed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.B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2" style:family="table-row">
      <style:table-row-properties style:min-row-height="0.57cm" fo:keep-together="auto"/>
    </style:style>
    <style:style style:name="Tabela1.A2" style:family="table-cell">
      <style:table-cell-properties style:vertical-align="top" fo:background-color="#edede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A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A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5.05cm" fo:margin-left="-0.199cm" table:align="left" style:writing-mode="lr-tb"/>
    </style:style>
    <style:style style:name="Tabela3.A" style:family="table-column">
      <style:table-column-properties style:column-width="1.716cm"/>
    </style:style>
    <style:style style:name="Tabela3.B" style:family="table-column">
      <style:table-column-properties style:column-width="6.431cm"/>
    </style:style>
    <style:style style:name="Tabela3.C" style:family="table-column">
      <style:table-column-properties style:column-width="1.282cm"/>
    </style:style>
    <style:style style:name="Tabela3.D" style:family="table-column">
      <style:table-column-properties style:column-width="5.62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background-color="#ededed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B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2" style:family="table-row">
      <style:table-row-properties style:min-row-height="0.57cm" fo:keep-together="auto"/>
    </style:style>
    <style:style style:name="Tabela3.A2" style:family="table-cell">
      <style:table-cell-properties style:vertical-align="top" fo:background-color="#edede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3.A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A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5.05cm" fo:margin-left="-0.199cm" table:align="left" style:writing-mode="lr-tb"/>
    </style:style>
    <style:style style:name="Tabela2.A" style:family="table-column">
      <style:table-column-properties style:column-width="1.716cm"/>
    </style:style>
    <style:style style:name="Tabela2.B" style:family="table-column">
      <style:table-column-properties style:column-width="6.431cm"/>
    </style:style>
    <style:style style:name="Tabela2.C" style:family="table-column">
      <style:table-column-properties style:column-width="1.282cm"/>
    </style:style>
    <style:style style:name="Tabela2.D" style:family="table-column">
      <style:table-column-properties style:column-width="5.62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ededed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.B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2" style:family="table-row">
      <style:table-row-properties style:min-row-height="0.57cm" fo:keep-together="auto"/>
    </style:style>
    <style:style style:name="Tabela2.A2" style:family="table-cell">
      <style:table-cell-properties style:vertical-align="top" fo:background-color="#edede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2.A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A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6" style:family="table">
      <style:table-properties style:width="15.05cm" fo:margin-left="-0.199cm" table:align="left" style:writing-mode="lr-tb"/>
    </style:style>
    <style:style style:name="Tabela6.A" style:family="table-column">
      <style:table-column-properties style:column-width="1.716cm"/>
    </style:style>
    <style:style style:name="Tabela6.B" style:family="table-column">
      <style:table-column-properties style:column-width="6.431cm"/>
    </style:style>
    <style:style style:name="Tabela6.C" style:family="table-column">
      <style:table-column-properties style:column-width="1.282cm"/>
    </style:style>
    <style:style style:name="Tabela6.D" style:family="table-column">
      <style:table-column-properties style:column-width="5.62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background-color="#ededed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6.B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6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6.2" style:family="table-row">
      <style:table-row-properties style:min-row-height="0.57cm" fo:keep-together="auto"/>
    </style:style>
    <style:style style:name="Tabela6.A2" style:family="table-cell">
      <style:table-cell-properties style:vertical-align="top" fo:background-color="#edede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6.A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6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6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6.A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7" style:family="table">
      <style:table-properties style:width="15.05cm" fo:margin-left="-0.199cm" table:align="left" style:writing-mode="lr-tb"/>
    </style:style>
    <style:style style:name="Tabela7.A" style:family="table-column">
      <style:table-column-properties style:column-width="1.716cm"/>
    </style:style>
    <style:style style:name="Tabela7.B" style:family="table-column">
      <style:table-column-properties style:column-width="6.431cm"/>
    </style:style>
    <style:style style:name="Tabela7.C" style:family="table-column">
      <style:table-column-properties style:column-width="1.282cm"/>
    </style:style>
    <style:style style:name="Tabela7.D" style:family="table-column">
      <style:table-column-properties style:column-width="5.62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background-color="#ededed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7.B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7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7.2" style:family="table-row">
      <style:table-row-properties style:min-row-height="0.57cm" fo:keep-together="auto"/>
    </style:style>
    <style:style style:name="Tabela7.A2" style:family="table-cell">
      <style:table-cell-properties style:vertical-align="top" fo:background-color="#edede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7.A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7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7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7.A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" style:family="table">
      <style:table-properties style:width="15.05cm" fo:margin-left="-0.199cm" table:align="left" style:writing-mode="lr-tb"/>
    </style:style>
    <style:style style:name="Tabela8.A" style:family="table-column">
      <style:table-column-properties style:column-width="1.716cm"/>
    </style:style>
    <style:style style:name="Tabela8.B" style:family="table-column">
      <style:table-column-properties style:column-width="6.431cm"/>
    </style:style>
    <style:style style:name="Tabela8.C" style:family="table-column">
      <style:table-column-properties style:column-width="1.282cm"/>
    </style:style>
    <style:style style:name="Tabela8.D" style:family="table-column">
      <style:table-column-properties style:column-width="5.62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fo:background-color="#ededed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8.B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2" style:family="table-row">
      <style:table-row-properties style:min-row-height="0.57cm" fo:keep-together="auto"/>
    </style:style>
    <style:style style:name="Tabela8.A2" style:family="table-cell">
      <style:table-cell-properties style:vertical-align="top" fo:background-color="#edede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8.A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9" style:family="table">
      <style:table-properties style:width="15.05cm" fo:margin-left="-0.199cm" table:align="left" style:writing-mode="lr-tb"/>
    </style:style>
    <style:style style:name="Tabela9.A" style:family="table-column">
      <style:table-column-properties style:column-width="1.716cm"/>
    </style:style>
    <style:style style:name="Tabela9.B" style:family="table-column">
      <style:table-column-properties style:column-width="6.431cm"/>
    </style:style>
    <style:style style:name="Tabela9.C" style:family="table-column">
      <style:table-column-properties style:column-width="1.282cm"/>
    </style:style>
    <style:style style:name="Tabela9.D" style:family="table-column">
      <style:table-column-properties style:column-width="5.62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top" fo:background-color="#ededed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9.B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9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9.2" style:family="table-row">
      <style:table-row-properties style:min-row-height="0.57cm" fo:keep-together="auto"/>
    </style:style>
    <style:style style:name="Tabela9.A2" style:family="table-cell">
      <style:table-cell-properties style:vertical-align="top" fo:background-color="#edede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9.A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9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9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9.A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0" style:family="table">
      <style:table-properties style:width="15.05cm" fo:margin-left="-0.199cm" table:align="left" style:writing-mode="lr-tb"/>
    </style:style>
    <style:style style:name="Tabela10.A" style:family="table-column">
      <style:table-column-properties style:column-width="1.716cm"/>
    </style:style>
    <style:style style:name="Tabela10.B" style:family="table-column">
      <style:table-column-properties style:column-width="6.431cm"/>
    </style:style>
    <style:style style:name="Tabela10.C" style:family="table-column">
      <style:table-column-properties style:column-width="1.282cm"/>
    </style:style>
    <style:style style:name="Tabela10.D" style:family="table-column">
      <style:table-column-properties style:column-width="5.62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top" fo:background-color="#ededed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0.B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0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0.2" style:family="table-row">
      <style:table-row-properties style:min-row-height="0.57cm" fo:keep-together="auto"/>
    </style:style>
    <style:style style:name="Tabela10.A2" style:family="table-cell">
      <style:table-cell-properties style:vertical-align="top" fo:background-color="#edede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0.A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0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0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0.A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5.05cm" fo:margin-left="-0.199cm" table:align="left" style:writing-mode="lr-tb"/>
    </style:style>
    <style:style style:name="Tabela5.A" style:family="table-column">
      <style:table-column-properties style:column-width="1.716cm"/>
    </style:style>
    <style:style style:name="Tabela5.B" style:family="table-column">
      <style:table-column-properties style:column-width="6.431cm"/>
    </style:style>
    <style:style style:name="Tabela5.C" style:family="table-column">
      <style:table-column-properties style:column-width="1.282cm"/>
    </style:style>
    <style:style style:name="Tabela5.D" style:family="table-column">
      <style:table-column-properties style:column-width="5.62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background-color="#ededed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5.B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2" style:family="table-row">
      <style:table-row-properties style:min-row-height="0.57cm" fo:keep-together="auto"/>
    </style:style>
    <style:style style:name="Tabela5.A2" style:family="table-cell">
      <style:table-cell-properties style:vertical-align="top" fo:background-color="#edede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5.A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A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1" style:family="table">
      <style:table-properties style:width="15.05cm" fo:margin-left="-0.199cm" table:align="left" style:writing-mode="lr-tb"/>
    </style:style>
    <style:style style:name="Tabela11.A" style:family="table-column">
      <style:table-column-properties style:column-width="1.716cm"/>
    </style:style>
    <style:style style:name="Tabela11.B" style:family="table-column">
      <style:table-column-properties style:column-width="6.431cm"/>
    </style:style>
    <style:style style:name="Tabela11.C" style:family="table-column">
      <style:table-column-properties style:column-width="1.282cm"/>
    </style:style>
    <style:style style:name="Tabela11.D" style:family="table-column">
      <style:table-column-properties style:column-width="5.62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top" fo:background-color="#ededed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1.B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1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1.2" style:family="table-row">
      <style:table-row-properties style:min-row-height="0.57cm" fo:keep-together="auto"/>
    </style:style>
    <style:style style:name="Tabela11.A2" style:family="table-cell">
      <style:table-cell-properties style:vertical-align="top" fo:background-color="#edede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1.A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1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1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1.A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15.05cm" fo:margin-left="-0.199cm" table:align="left" style:writing-mode="lr-tb"/>
    </style:style>
    <style:style style:name="Tabela4.A" style:family="table-column">
      <style:table-column-properties style:column-width="1.716cm"/>
    </style:style>
    <style:style style:name="Tabela4.B" style:family="table-column">
      <style:table-column-properties style:column-width="6.431cm"/>
    </style:style>
    <style:style style:name="Tabela4.C" style:family="table-column">
      <style:table-column-properties style:column-width="1.282cm"/>
    </style:style>
    <style:style style:name="Tabela4.D" style:family="table-column">
      <style:table-column-properties style:column-width="5.62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background-color="#ededed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4.B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4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4.2" style:family="table-row">
      <style:table-row-properties style:min-row-height="0.57cm" fo:keep-together="auto"/>
    </style:style>
    <style:style style:name="Tabela4.A2" style:family="table-cell">
      <style:table-cell-properties style:vertical-align="top" fo:background-color="#edede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4.A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4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4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4.A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2" style:family="table">
      <style:table-properties style:width="15.05cm" fo:margin-left="-0.199cm" table:align="left" style:writing-mode="lr-tb"/>
    </style:style>
    <style:style style:name="Tabela12.A" style:family="table-column">
      <style:table-column-properties style:column-width="1.716cm"/>
    </style:style>
    <style:style style:name="Tabela12.B" style:family="table-column">
      <style:table-column-properties style:column-width="6.431cm"/>
    </style:style>
    <style:style style:name="Tabela12.C" style:family="table-column">
      <style:table-column-properties style:column-width="1.282cm"/>
    </style:style>
    <style:style style:name="Tabela12.D" style:family="table-column">
      <style:table-column-properties style:column-width="5.62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top" fo:background-color="#ededed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2.B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2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2.2" style:family="table-row">
      <style:table-row-properties style:min-row-height="0.57cm" fo:keep-together="auto"/>
    </style:style>
    <style:style style:name="Tabela12.A2" style:family="table-cell">
      <style:table-cell-properties style:vertical-align="top" fo:background-color="#edede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2.A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2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2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2.A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3" style:family="table">
      <style:table-properties style:width="15.05cm" fo:margin-left="-0.199cm" table:align="left" style:writing-mode="lr-tb"/>
    </style:style>
    <style:style style:name="Tabela13.A" style:family="table-column">
      <style:table-column-properties style:column-width="1.716cm"/>
    </style:style>
    <style:style style:name="Tabela13.B" style:family="table-column">
      <style:table-column-properties style:column-width="6.431cm"/>
    </style:style>
    <style:style style:name="Tabela13.C" style:family="table-column">
      <style:table-column-properties style:column-width="1.282cm"/>
    </style:style>
    <style:style style:name="Tabela13.D" style:family="table-column">
      <style:table-column-properties style:column-width="5.62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top" fo:background-color="#ededed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3.B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3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3.2" style:family="table-row">
      <style:table-row-properties style:min-row-height="0.57cm" fo:keep-together="auto"/>
    </style:style>
    <style:style style:name="Tabela13.A2" style:family="table-cell">
      <style:table-cell-properties style:vertical-align="top" fo:background-color="#edede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3.A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3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3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3.A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4" style:family="table">
      <style:table-properties style:width="15.05cm" fo:margin-left="-0.199cm" table:align="left" style:writing-mode="lr-tb"/>
    </style:style>
    <style:style style:name="Tabela14.A" style:family="table-column">
      <style:table-column-properties style:column-width="1.716cm"/>
    </style:style>
    <style:style style:name="Tabela14.B" style:family="table-column">
      <style:table-column-properties style:column-width="6.431cm"/>
    </style:style>
    <style:style style:name="Tabela14.C" style:family="table-column">
      <style:table-column-properties style:column-width="1.282cm"/>
    </style:style>
    <style:style style:name="Tabela14.D" style:family="table-column">
      <style:table-column-properties style:column-width="5.62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top" fo:background-color="#ededed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4.B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4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4.2" style:family="table-row">
      <style:table-row-properties style:min-row-height="0.57cm" fo:keep-together="auto"/>
    </style:style>
    <style:style style:name="Tabela14.A2" style:family="table-cell">
      <style:table-cell-properties style:vertical-align="top" fo:background-color="#edede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4.A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4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4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4.A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" style:family="table">
      <style:table-properties style:width="15.05cm" fo:margin-left="-0.199cm" table:align="left" style:writing-mode="lr-tb"/>
    </style:style>
    <style:style style:name="Table1.A" style:family="table-column">
      <style:table-column-properties style:column-width="1.716cm"/>
    </style:style>
    <style:style style:name="Table1.B" style:family="table-column">
      <style:table-column-properties style:column-width="6.431cm"/>
    </style:style>
    <style:style style:name="Table1.C" style:family="table-column">
      <style:table-column-properties style:column-width="1.282cm"/>
    </style:style>
    <style:style style:name="Table1.D" style:family="table-column">
      <style:table-column-properties style:column-width="5.6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ededed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0.57cm" fo:keep-together="auto"/>
    </style:style>
    <style:style style:name="Table1.A2" style:family="table-cell">
      <style:table-cell-properties style:vertical-align="top" fo:background-color="#edede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A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fo:language="pt" fo:country="BR"/>
    </style:style>
    <style:style style:name="P2" style:family="paragraph" style:parent-style-name="Standard">
      <style:text-properties fo:language="pt" fo:country="BR" officeooo:paragraph-rsid="001d09a6"/>
    </style:style>
    <style:style style:name="P3" style:family="paragraph" style:parent-style-name="Standard">
      <style:text-properties fo:language="pt" fo:country="BR" officeooo:paragraph-rsid="00abd7b9"/>
    </style:style>
    <style:style style:name="P4" style:family="paragraph" style:parent-style-name="Standard">
      <style:text-properties fo:language="pt" fo:country="BR" officeooo:paragraph-rsid="00e6aeb9"/>
    </style:style>
    <style:style style:name="P5" style:family="paragraph" style:parent-style-name="Standard">
      <style:text-properties fo:language="pt" fo:country="BR" officeooo:paragraph-rsid="00ee9618"/>
    </style:style>
    <style:style style:name="P6" style:family="paragraph" style:parent-style-name="Standard">
      <style:text-properties fo:language="pt" fo:country="BR" officeooo:paragraph-rsid="01136ce0"/>
    </style:style>
    <style:style style:name="P7" style:family="paragraph" style:parent-style-name="Standard">
      <style:text-properties fo:language="pt" fo:country="BR" officeooo:paragraph-rsid="0114b712"/>
    </style:style>
    <style:style style:name="P8" style:family="paragraph" style:parent-style-name="Standard">
      <style:text-properties fo:language="pt" fo:country="BR" officeooo:paragraph-rsid="01274b74"/>
    </style:style>
    <style:style style:name="P9" style:family="paragraph" style:parent-style-name="Standard">
      <style:text-properties fo:language="pt" fo:country="BR" officeooo:rsid="00ee9618" officeooo:paragraph-rsid="00ee9618"/>
    </style:style>
    <style:style style:name="P10" style:family="paragraph" style:parent-style-name="Standard">
      <style:text-properties fo:language="pt" fo:country="BR" officeooo:paragraph-rsid="013a10fd"/>
    </style:style>
    <style:style style:name="P11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font-name="Times New Roman" fo:font-size="12pt" fo:language="pt" fo:country="BR" style:font-size-asian="12pt" style:font-name-complex="Times New Roman" style:font-size-complex="12pt"/>
    </style:style>
    <style:style style:name="P12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font-name="Times New Roman" fo:font-size="12pt" fo:language="pt" fo:country="BR" officeooo:paragraph-rsid="001d09a6" style:font-size-asian="12pt" style:font-name-complex="Times New Roman" style:font-size-complex="12pt"/>
    </style:style>
    <style:style style:name="P13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font-name="Times New Roman" fo:font-size="12pt" fo:language="pt" fo:country="BR" officeooo:paragraph-rsid="00e6aeb9" style:font-size-asian="12pt" style:font-name-complex="Times New Roman" style:font-size-complex="12pt"/>
    </style:style>
    <style:style style:name="P14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font-name="Times New Roman" fo:font-size="12pt" fo:language="pt" fo:country="BR" officeooo:paragraph-rsid="01136ce0" style:font-size-asian="12pt" style:font-name-complex="Times New Roman" style:font-size-complex="12pt"/>
    </style:style>
    <style:style style:name="P15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font-name="Times New Roman" fo:font-size="12pt" fo:language="pt" fo:country="BR" officeooo:paragraph-rsid="0114b712" style:font-size-asian="12pt" style:font-name-complex="Times New Roman" style:font-size-complex="12pt"/>
    </style:style>
    <style:style style:name="P16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font-name="Times New Roman" fo:font-size="12pt" fo:language="pt" fo:country="BR" officeooo:paragraph-rsid="01274b74" style:font-size-asian="12pt" style:font-name-complex="Times New Roman" style:font-size-complex="12pt"/>
    </style:style>
    <style:style style:name="P17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font-name="Times New Roman" fo:font-size="12pt" fo:language="pt" fo:country="BR" officeooo:paragraph-rsid="013a10fd" style:font-size-asian="12pt" style:font-name-complex="Times New Roman" style:font-size-complex="12pt"/>
    </style:style>
    <style:style style:name="P18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style:text-position="0% 100%" style:font-name="Times New Roman" fo:font-size="12pt" fo:language="pt" fo:country="BR" fo:font-weight="bold" style:font-size-asian="12pt" style:font-weight-asian="bold" style:font-name-complex="Times New Roman" style:font-size-complex="12pt" style:font-weight-complex="bold"/>
    </style:style>
    <style:style style:name="P19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style:text-position="0% 100%" style:font-name="Times New Roman" fo:font-size="12pt" fo:language="pt" fo:country="BR" fo:font-weight="bold" officeooo:paragraph-rsid="001d09a6" style:font-size-asian="12pt" style:font-weight-asian="bold" style:font-name-complex="Times New Roman" style:font-size-complex="12pt" style:font-weight-complex="bold"/>
    </style:style>
    <style:style style:name="P20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style:text-position="0% 100%" style:font-name="Times New Roman" fo:font-size="12pt" fo:language="pt" fo:country="BR" fo:font-weight="bold" officeooo:paragraph-rsid="00e6aeb9" style:font-size-asian="12pt" style:font-weight-asian="bold" style:font-name-complex="Times New Roman" style:font-size-complex="12pt" style:font-weight-complex="bold"/>
    </style:style>
    <style:style style:name="P21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style:text-position="0% 100%" style:font-name="Times New Roman" fo:font-size="12pt" fo:language="pt" fo:country="BR" fo:font-weight="bold" officeooo:paragraph-rsid="01136ce0" style:font-size-asian="12pt" style:font-weight-asian="bold" style:font-name-complex="Times New Roman" style:font-size-complex="12pt" style:font-weight-complex="bold"/>
    </style:style>
    <style:style style:name="P22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style:text-position="0% 100%" style:font-name="Times New Roman" fo:font-size="12pt" fo:language="pt" fo:country="BR" fo:font-weight="bold" officeooo:paragraph-rsid="0114b712" style:font-size-asian="12pt" style:font-weight-asian="bold" style:font-name-complex="Times New Roman" style:font-size-complex="12pt" style:font-weight-complex="bold"/>
    </style:style>
    <style:style style:name="P23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style:text-position="0% 100%" style:font-name="Times New Roman" fo:font-size="12pt" fo:language="pt" fo:country="BR" fo:font-weight="bold" officeooo:paragraph-rsid="01274b74" style:font-size-asian="12pt" style:font-weight-asian="bold" style:font-name-complex="Times New Roman" style:font-size-complex="12pt" style:font-weight-complex="bold"/>
    </style:style>
    <style:style style:name="P24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style:text-position="0% 100%" style:font-name="Times New Roman" fo:font-size="12pt" fo:language="pt" fo:country="BR" fo:font-weight="bold" officeooo:paragraph-rsid="013a10fd" style:font-size-asian="12pt" style:font-weight-asian="bold" style:font-name-complex="Times New Roman" style:font-size-complex="12pt" style:font-weight-complex="bold"/>
    </style:style>
    <style:style style:name="P25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style:text-position="0% 100%" style:font-name="Times New Roman" fo:font-size="12pt" fo:language="pt" fo:country="BR" fo:font-weight="bold" officeooo:rsid="001fa768" style:font-size-asian="12pt" style:font-weight-asian="bold" style:font-name-complex="Times New Roman" style:font-size-complex="12pt" style:font-weight-complex="bold"/>
    </style:style>
    <style:style style:name="P26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style:text-position="0% 100%" style:font-name="Times New Roman" fo:font-size="12pt" fo:language="pt" fo:country="BR" fo:font-weight="bold" officeooo:rsid="001fa768" officeooo:paragraph-rsid="001d09a6" style:font-size-asian="12pt" style:font-weight-asian="bold" style:font-name-complex="Times New Roman" style:font-size-complex="12pt" style:font-weight-complex="bold"/>
    </style:style>
    <style:style style:name="P27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style:text-position="0% 100%" style:font-name="Times New Roman" fo:font-size="12pt" fo:language="pt" fo:country="BR" fo:font-weight="bold" officeooo:rsid="005a93e1" officeooo:paragraph-rsid="001d09a6" style:font-size-asian="12pt" style:font-weight-asian="bold" style:font-name-complex="Times New Roman" style:font-size-complex="12pt" style:font-weight-complex="bold"/>
    </style:style>
    <style:style style:name="P28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style:text-position="0% 100%" style:font-name="Times New Roman" fo:font-size="12pt" fo:language="pt" fo:country="BR" fo:font-weight="bold" officeooo:rsid="0065a332" officeooo:paragraph-rsid="001d09a6" style:font-size-asian="12pt" style:font-weight-asian="bold" style:font-name-complex="Times New Roman" style:font-size-complex="12pt" style:font-weight-complex="bold"/>
    </style:style>
    <style:style style:name="P29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style:text-position="0% 100%" style:font-name="Times New Roman" fo:font-size="12pt" fo:language="pt" fo:country="BR" fo:font-weight="bold" officeooo:rsid="0065a332" officeooo:paragraph-rsid="00e6aeb9" style:font-size-asian="12pt" style:font-weight-asian="bold" style:font-name-complex="Times New Roman" style:font-size-complex="12pt" style:font-weight-complex="bold"/>
    </style:style>
    <style:style style:name="P30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style:text-position="0% 100%" style:font-name="Times New Roman" fo:font-size="12pt" fo:language="pt" fo:country="BR" fo:font-weight="bold" officeooo:rsid="0065a332" officeooo:paragraph-rsid="01136ce0" style:font-size-asian="12pt" style:font-weight-asian="bold" style:font-name-complex="Times New Roman" style:font-size-complex="12pt" style:font-weight-complex="bold"/>
    </style:style>
    <style:style style:name="P31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style:text-position="0% 100%" style:font-name="Times New Roman" fo:font-size="12pt" fo:language="pt" fo:country="BR" fo:font-weight="bold" officeooo:rsid="0065a332" officeooo:paragraph-rsid="0114b712" style:font-size-asian="12pt" style:font-weight-asian="bold" style:font-name-complex="Times New Roman" style:font-size-complex="12pt" style:font-weight-complex="bold"/>
    </style:style>
    <style:style style:name="P32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style:text-position="0% 100%" style:font-name="Times New Roman" fo:font-size="12pt" fo:language="pt" fo:country="BR" fo:font-weight="bold" officeooo:rsid="0065a332" officeooo:paragraph-rsid="01274b74" style:font-size-asian="12pt" style:font-weight-asian="bold" style:font-name-complex="Times New Roman" style:font-size-complex="12pt" style:font-weight-complex="bold"/>
    </style:style>
    <style:style style:name="P33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style:text-position="0% 100%" style:font-name="Times New Roman" fo:font-size="12pt" fo:language="pt" fo:country="BR" fo:font-weight="bold" officeooo:rsid="0065a332" officeooo:paragraph-rsid="013a10fd" style:font-size-asian="12pt" style:font-weight-asian="bold" style:font-name-complex="Times New Roman" style:font-size-complex="12pt" style:font-weight-complex="bold"/>
    </style:style>
    <style:style style:name="P34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style:text-position="0% 100%" style:font-name="Times New Roman" fo:font-size="12pt" fo:language="pt" fo:country="BR" fo:font-weight="bold" officeooo:rsid="006e5e73" officeooo:paragraph-rsid="001d09a6" style:font-size-asian="12pt" style:font-weight-asian="bold" style:font-name-complex="Times New Roman" style:font-size-complex="12pt" style:font-weight-complex="bold"/>
    </style:style>
    <style:style style:name="P35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style:text-position="0% 100%" style:font-name="Times New Roman" fo:font-size="12pt" fo:language="pt" fo:country="BR" fo:font-weight="bold" officeooo:rsid="008a9a9f" officeooo:paragraph-rsid="001d09a6" style:font-size-asian="12pt" style:font-weight-asian="bold" style:font-name-complex="Times New Roman" style:font-size-complex="12pt" style:font-weight-complex="bold"/>
    </style:style>
    <style:style style:name="P36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style:text-position="0% 100%" style:font-name="Times New Roman" fo:font-size="12pt" fo:language="pt" fo:country="BR" fo:font-weight="bold" officeooo:rsid="00945a8c" officeooo:paragraph-rsid="001d09a6" style:font-size-asian="12pt" style:font-weight-asian="bold" style:font-name-complex="Times New Roman" style:font-size-complex="12pt" style:font-weight-complex="bold"/>
    </style:style>
    <style:style style:name="P37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text-position="0% 100%" style:font-name="Times New Roman" fo:font-size="12pt" fo:language="pt" fo:country="BR" style:font-size-asian="12pt" style:font-name-complex="Times New Roman" style:font-size-complex="12pt"/>
    </style:style>
    <style:style style:name="P38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text-position="0% 100%" style:font-name="Times New Roman" fo:font-size="12pt" fo:language="pt" fo:country="BR" officeooo:paragraph-rsid="001d09a6" style:font-size-asian="12pt" style:font-name-complex="Times New Roman" style:font-size-complex="12pt"/>
    </style:style>
    <style:style style:name="P39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text-position="0% 100%" style:font-name="Times New Roman" fo:font-size="12pt" fo:language="pt" fo:country="BR" officeooo:paragraph-rsid="00e6aeb9" style:font-size-asian="12pt" style:font-name-complex="Times New Roman" style:font-size-complex="12pt"/>
    </style:style>
    <style:style style:name="P40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text-position="0% 100%" style:font-name="Times New Roman" fo:font-size="12pt" fo:language="pt" fo:country="BR" officeooo:paragraph-rsid="01136ce0" style:font-size-asian="12pt" style:font-name-complex="Times New Roman" style:font-size-complex="12pt"/>
    </style:style>
    <style:style style:name="P41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text-position="0% 100%" style:font-name="Times New Roman" fo:font-size="12pt" fo:language="pt" fo:country="BR" officeooo:paragraph-rsid="0114b712" style:font-size-asian="12pt" style:font-name-complex="Times New Roman" style:font-size-complex="12pt"/>
    </style:style>
    <style:style style:name="P42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text-position="0% 100%" style:font-name="Times New Roman" fo:font-size="12pt" fo:language="pt" fo:country="BR" officeooo:paragraph-rsid="01274b74" style:font-size-asian="12pt" style:font-name-complex="Times New Roman" style:font-size-complex="12pt"/>
    </style:style>
    <style:style style:name="P43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text-position="0% 100%" style:font-name="Times New Roman" fo:font-size="12pt" fo:language="pt" fo:country="BR" officeooo:paragraph-rsid="013a10fd" style:font-size-asian="12pt" style:font-name-complex="Times New Roman" style:font-size-complex="12pt"/>
    </style:style>
    <style:style style:name="P44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text-position="0% 100%" style:font-name="Times New Roman" fo:font-size="12pt" fo:language="pt" fo:country="BR" officeooo:rsid="005a1971" officeooo:paragraph-rsid="005a1971" style:font-size-asian="12pt" style:font-name-complex="Times New Roman" style:font-size-complex="12pt"/>
    </style:style>
    <style:style style:name="P45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text-position="0% 100%" style:font-name="Times New Roman" fo:font-size="12pt" fo:language="pt" fo:country="BR" officeooo:rsid="0072b11d" officeooo:paragraph-rsid="0072b11d" style:font-size-asian="12pt" style:font-name-complex="Times New Roman" style:font-size-complex="12pt"/>
    </style:style>
    <style:style style:name="P46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text-position="0% 100%" style:font-name="Times New Roman" fo:font-size="12pt" fo:language="pt" fo:country="BR" fo:font-weight="normal" officeooo:rsid="000d86c8" style:font-size-asian="12pt" style:font-weight-asian="normal" style:font-name-complex="Times New Roman" style:font-size-complex="12pt" style:font-weight-complex="normal"/>
    </style:style>
    <style:style style:name="P47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text-position="0% 100%" style:font-name="Times New Roman" fo:font-size="12pt" fo:language="pt" fo:country="BR" fo:font-weight="normal" officeooo:rsid="000d86c8" officeooo:paragraph-rsid="001d09a6" style:font-size-asian="12pt" style:font-weight-asian="normal" style:font-name-complex="Times New Roman" style:font-size-complex="12pt" style:font-weight-complex="normal"/>
    </style:style>
    <style:style style:name="P48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text-position="0% 100%" style:font-name="Times New Roman" fo:font-size="12pt" fo:language="pt" fo:country="BR" fo:font-weight="normal" officeooo:rsid="000d86c8" officeooo:paragraph-rsid="00e6aeb9" style:font-size-asian="12pt" style:font-weight-asian="normal" style:font-name-complex="Times New Roman" style:font-size-complex="12pt" style:font-weight-complex="normal"/>
    </style:style>
    <style:style style:name="P49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text-position="0% 100%" style:font-name="Times New Roman" fo:font-size="12pt" fo:language="pt" fo:country="BR" fo:font-weight="normal" officeooo:rsid="005c5bc1" officeooo:paragraph-rsid="005c5bc1" style:font-size-asian="12pt" style:font-weight-asian="normal" style:font-name-complex="Times New Roman" style:font-size-complex="12pt" style:font-weight-complex="normal"/>
    </style:style>
    <style:style style:name="P50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text-position="0% 100%" style:font-name="Times New Roman" fo:font-size="12pt" fo:language="pt" fo:country="BR" fo:font-weight="normal" officeooo:rsid="00a89414" officeooo:paragraph-rsid="00a89414" style:font-size-asian="12pt" style:font-weight-asian="normal" style:font-name-complex="Times New Roman" style:font-size-complex="12pt" style:font-weight-complex="normal"/>
    </style:style>
    <style:style style:name="P51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text-position="0% 100%" style:font-name="Times New Roman" fo:font-size="12pt" fo:language="pt" fo:country="BR" fo:font-weight="normal" officeooo:rsid="007012e4" officeooo:paragraph-rsid="00f89b39" style:font-size-asian="12pt" style:font-weight-asian="normal" style:font-name-complex="Times New Roman" style:font-size-complex="12pt" style:font-weight-complex="normal"/>
    </style:style>
    <style:style style:name="P52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text-position="0% 100%" style:font-name="Times New Roman" fo:font-size="12pt" fo:language="pt" fo:country="BR" fo:font-weight="normal" officeooo:rsid="00f89b39" officeooo:paragraph-rsid="00f89b39" style:font-size-asian="12pt" style:font-weight-asian="normal" style:font-name-complex="Times New Roman" style:font-size-complex="12pt" style:font-weight-complex="normal"/>
    </style:style>
    <style:style style:name="P53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text-position="0% 100%" fo:font-size="12pt" fo:language="pt" fo:country="BR" style:font-size-asian="12pt" style:font-name-complex="Times New Roman" style:font-size-complex="12pt"/>
    </style:style>
    <style:style style:name="P54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text-position="0% 100%" fo:font-size="12pt" fo:language="pt" fo:country="BR" officeooo:paragraph-rsid="001d09a6" style:font-size-asian="12pt" style:font-name-complex="Times New Roman" style:font-size-complex="12pt"/>
    </style:style>
    <style:style style:name="P55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text-position="0% 100%" fo:font-size="12pt" fo:language="pt" fo:country="BR" officeooo:paragraph-rsid="005d47ec" style:font-size-asian="12pt" style:font-name-complex="Times New Roman" style:font-size-complex="12pt"/>
    </style:style>
    <style:style style:name="P56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text-position="0% 100%" fo:font-size="12pt" fo:language="pt" fo:country="BR" officeooo:paragraph-rsid="00e6aeb9" style:font-size-asian="12pt" style:font-name-complex="Times New Roman" style:font-size-complex="12pt"/>
    </style:style>
    <style:style style:name="P57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text-position="0% 100%" fo:font-size="12pt" fo:language="pt" fo:country="BR" officeooo:paragraph-rsid="00f89b39" style:font-size-asian="12pt" style:font-name-complex="Times New Roman" style:font-size-complex="12pt"/>
    </style:style>
    <style:style style:name="P58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text-position="0% 100%" fo:font-size="12pt" fo:language="pt" fo:country="BR" officeooo:rsid="00191b1b" officeooo:paragraph-rsid="001d09a6" style:font-size-asian="12pt" style:font-name-complex="Times New Roman" style:font-size-complex="12pt"/>
    </style:style>
    <style:style style:name="P59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text-position="0% 100%" fo:font-size="12pt" fo:language="pt" fo:country="BR" officeooo:rsid="007f93ea" officeooo:paragraph-rsid="007f93ea" style:font-size-asian="12pt" style:font-name-complex="Times New Roman" style:font-size-complex="12pt"/>
    </style:style>
    <style:style style:name="P60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text-position="0% 100%" fo:font-size="12pt" fo:language="pt" fo:country="BR" officeooo:rsid="0090d02f" officeooo:paragraph-rsid="0090d02f" style:font-size-asian="12pt" style:font-name-complex="Times New Roman" style:font-size-complex="12pt"/>
    </style:style>
    <style:style style:name="P61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text-position="0% 100%" fo:font-size="12pt" fo:language="pt" fo:country="BR" officeooo:rsid="0090d02f" officeooo:paragraph-rsid="010623ff" style:font-size-asian="12pt" style:font-name-complex="Times New Roman" style:font-size-complex="12pt"/>
    </style:style>
    <style:style style:name="P62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text-position="0% 100%" fo:font-size="12pt" fo:language="pt" fo:country="BR" officeooo:rsid="00644694" officeooo:paragraph-rsid="00644694" style:font-size-asian="12pt" style:font-name-complex="Times New Roman" style:font-size-complex="12pt"/>
    </style:style>
    <style:style style:name="P63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text-position="0% 100%" fo:font-size="12pt" fo:language="pt" fo:country="BR" officeooo:rsid="00644694" officeooo:paragraph-rsid="00e6aeb9" style:font-size-asian="12pt" style:font-name-complex="Times New Roman" style:font-size-complex="12pt"/>
    </style:style>
    <style:style style:name="P64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text-position="0% 100%" fo:font-size="12pt" fo:language="pt" fo:country="BR" officeooo:rsid="00644694" officeooo:paragraph-rsid="00eb7ae2" style:font-size-asian="12pt" style:font-name-complex="Times New Roman" style:font-size-complex="12pt"/>
    </style:style>
    <style:style style:name="P65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text-position="0% 100%" fo:font-size="12pt" fo:language="pt" fo:country="BR" officeooo:rsid="00644694" officeooo:paragraph-rsid="01136ce0" style:font-size-asian="12pt" style:font-name-complex="Times New Roman" style:font-size-complex="12pt"/>
    </style:style>
    <style:style style:name="P66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text-position="0% 100%" fo:font-size="12pt" fo:language="pt" fo:country="BR" officeooo:rsid="00644694" officeooo:paragraph-rsid="0114b712" style:font-size-asian="12pt" style:font-name-complex="Times New Roman" style:font-size-complex="12pt"/>
    </style:style>
    <style:style style:name="P67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text-position="0% 100%" fo:font-size="12pt" fo:language="pt" fo:country="BR" officeooo:rsid="00644694" officeooo:paragraph-rsid="01274b74" style:font-size-asian="12pt" style:font-name-complex="Times New Roman" style:font-size-complex="12pt"/>
    </style:style>
    <style:style style:name="P68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text-position="0% 100%" fo:font-size="12pt" fo:language="pt" fo:country="BR" officeooo:rsid="00644694" officeooo:paragraph-rsid="013a10fd" style:font-size-asian="12pt" style:font-name-complex="Times New Roman" style:font-size-complex="12pt"/>
    </style:style>
    <style:style style:name="P69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text-position="0% 100%" fo:font-size="12pt" fo:language="pt" fo:country="BR" officeooo:rsid="0068b1e2" officeooo:paragraph-rsid="00e6aeb9" style:font-size-asian="12pt" style:font-name-complex="Times New Roman" style:font-size-complex="12pt"/>
    </style:style>
    <style:style style:name="P70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text-position="0% 100%" fo:font-size="12pt" fo:language="pt" fo:country="BR" officeooo:rsid="0068b1e2" officeooo:paragraph-rsid="00eb7ae2" style:font-size-asian="12pt" style:font-name-complex="Times New Roman" style:font-size-complex="12pt"/>
    </style:style>
    <style:style style:name="P71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text-position="0% 100%" fo:font-size="12pt" fo:language="pt" fo:country="BR" officeooo:rsid="0068b1e2" officeooo:paragraph-rsid="01136ce0" style:font-size-asian="12pt" style:font-name-complex="Times New Roman" style:font-size-complex="12pt"/>
    </style:style>
    <style:style style:name="P72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text-position="0% 100%" fo:font-size="12pt" fo:language="pt" fo:country="BR" officeooo:rsid="0068b1e2" officeooo:paragraph-rsid="0114b712" style:font-size-asian="12pt" style:font-name-complex="Times New Roman" style:font-size-complex="12pt"/>
    </style:style>
    <style:style style:name="P73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text-position="0% 100%" fo:font-size="12pt" fo:language="pt" fo:country="BR" officeooo:rsid="0068b1e2" officeooo:paragraph-rsid="01274b74" style:font-size-asian="12pt" style:font-name-complex="Times New Roman" style:font-size-complex="12pt"/>
    </style:style>
    <style:style style:name="P74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text-position="0% 100%" fo:font-size="12pt" fo:language="pt" fo:country="BR" officeooo:rsid="0068b1e2" officeooo:paragraph-rsid="013a10fd" style:font-size-asian="12pt" style:font-name-complex="Times New Roman" style:font-size-complex="12pt"/>
    </style:style>
    <style:style style:name="P75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text-position="0% 100%" fo:font-size="12pt" fo:language="pt" fo:country="BR" officeooo:rsid="000d86c8" officeooo:paragraph-rsid="00f89b39" style:font-size-asian="12pt" style:font-name-complex="Times New Roman" style:font-size-complex="12pt"/>
    </style:style>
    <style:style style:name="P76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text-position="0% 100%" fo:font-size="12pt" fo:language="pt" fo:country="BR" officeooo:rsid="00fc371a" officeooo:paragraph-rsid="00fc371a" style:font-size-asian="12pt" style:font-name-complex="Times New Roman" style:font-size-complex="12pt"/>
    </style:style>
    <style:style style:name="P77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text-position="0% 100%" fo:font-size="12pt" fo:language="pt" fo:country="BR" officeooo:rsid="00fc371a" officeooo:paragraph-rsid="0100dc30" style:font-size-asian="12pt" style:font-name-complex="Times New Roman" style:font-size-complex="12pt"/>
    </style:style>
    <style:style style:name="P78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text-position="0% 100%" fo:font-size="12pt" fo:language="pt" fo:country="BR" fo:font-weight="normal" officeooo:rsid="000df117" officeooo:paragraph-rsid="001d09a6" style:font-size-asian="12pt" style:font-weight-asian="normal" style:font-name-complex="Times New Roman" style:font-size-complex="12pt" style:font-weight-complex="normal"/>
    </style:style>
    <style:style style:name="P79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text-position="0% 100%" fo:font-size="12pt" fo:language="pt" fo:country="BR" fo:font-weight="normal" officeooo:rsid="008ac994" officeooo:paragraph-rsid="00e6aeb9" style:font-size-asian="12pt" style:font-weight-asian="normal" style:font-name-complex="Times New Roman" style:font-size-complex="12pt" style:font-weight-complex="normal"/>
    </style:style>
    <style:style style:name="P80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text-position="0% 100%" fo:font-size="12pt" fo:language="pt" fo:country="BR" fo:font-weight="normal" officeooo:rsid="008ac994" officeooo:paragraph-rsid="01136ce0" style:font-size-asian="12pt" style:font-weight-asian="normal" style:font-name-complex="Times New Roman" style:font-size-complex="12pt" style:font-weight-complex="normal"/>
    </style:style>
    <style:style style:name="P81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text-position="0% 100%" fo:font-size="12pt" fo:language="pt" fo:country="BR" fo:font-weight="normal" officeooo:rsid="008ac994" officeooo:paragraph-rsid="0114b712" style:font-size-asian="12pt" style:font-weight-asian="normal" style:font-name-complex="Times New Roman" style:font-size-complex="12pt" style:font-weight-complex="normal"/>
    </style:style>
    <style:style style:name="P82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text-position="0% 100%" fo:font-size="12pt" fo:language="pt" fo:country="BR" fo:font-weight="normal" officeooo:rsid="008ac994" officeooo:paragraph-rsid="01274b74" style:font-size-asian="12pt" style:font-weight-asian="normal" style:font-name-complex="Times New Roman" style:font-size-complex="12pt" style:font-weight-complex="normal"/>
    </style:style>
    <style:style style:name="P83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text-position="0% 100%" fo:font-size="12pt" fo:language="pt" fo:country="BR" fo:font-weight="normal" officeooo:rsid="008ac994" officeooo:paragraph-rsid="013a10fd" style:font-size-asian="12pt" style:font-weight-asian="normal" style:font-name-complex="Times New Roman" style:font-size-complex="12pt" style:font-weight-complex="normal"/>
    </style:style>
    <style:style style:name="P84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text-position="0% 100%" fo:font-size="12pt" fo:language="pt" fo:country="BR" fo:font-weight="normal" officeooo:rsid="010a8ef2" officeooo:paragraph-rsid="010a8ef2" style:font-size-asian="12pt" style:font-weight-asian="normal" style:font-name-complex="Times New Roman" style:font-size-complex="12pt" style:font-weight-complex="normal"/>
    </style:style>
    <style:style style:name="P85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fo:language="pt" fo:country="BR" officeooo:paragraph-rsid="001d09a6"/>
    </style:style>
    <style:style style:name="P86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fo:language="pt" fo:country="BR" officeooo:paragraph-rsid="00107b1f"/>
    </style:style>
    <style:style style:name="P87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fo:language="pt" fo:country="BR" officeooo:paragraph-rsid="003ac9eb"/>
    </style:style>
    <style:style style:name="P88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fo:language="pt" fo:country="BR" officeooo:paragraph-rsid="008dc8d4"/>
    </style:style>
    <style:style style:name="P89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fo:language="pt" fo:country="BR" officeooo:paragraph-rsid="00e6aeb9"/>
    </style:style>
    <style:style style:name="P90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fo:language="pt" fo:country="BR" officeooo:paragraph-rsid="00eb7ae2"/>
    </style:style>
    <style:style style:name="P91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fo:language="pt" fo:country="BR" officeooo:paragraph-rsid="01136ce0"/>
    </style:style>
    <style:style style:name="P92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fo:language="pt" fo:country="BR" officeooo:paragraph-rsid="0114b712"/>
    </style:style>
    <style:style style:name="P93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fo:language="pt" fo:country="BR" officeooo:paragraph-rsid="01274b74"/>
    </style:style>
    <style:style style:name="P94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fo:language="pt" fo:country="BR" officeooo:paragraph-rsid="013a10fd"/>
    </style:style>
    <style:style style:name="P95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fo:language="pt" fo:country="BR" fo:font-weight="normal" officeooo:paragraph-rsid="00107b1f" style:font-weight-asian="normal" style:font-weight-complex="normal"/>
    </style:style>
    <style:style style:name="P96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fo:language="pt" fo:country="BR" fo:font-weight="normal" officeooo:paragraph-rsid="001d09a6" style:font-weight-asian="normal" style:font-weight-complex="normal"/>
    </style:style>
    <style:style style:name="P97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fo:language="pt" fo:country="BR" officeooo:rsid="008506df" officeooo:paragraph-rsid="008506df"/>
    </style:style>
    <style:style style:name="P98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fo:language="pt" fo:country="BR" officeooo:rsid="008506df" officeooo:paragraph-rsid="00eb7ae2"/>
    </style:style>
    <style:style style:name="P99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fo:language="pt" fo:country="BR" officeooo:rsid="008506df" officeooo:paragraph-rsid="0114b712"/>
    </style:style>
    <style:style style:name="P100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fo:language="pt" fo:country="BR" officeooo:rsid="008506df" officeooo:paragraph-rsid="013fcd13"/>
    </style:style>
    <style:style style:name="P101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fo:language="pt" fo:country="BR" fo:font-weight="bold" officeooo:paragraph-rsid="01274b74" style:font-weight-asian="bold" style:font-weight-complex="bold"/>
    </style:style>
    <style:style style:name="P102" style:family="paragraph" style:parent-style-name="Standard" style:list-style-name="WW8Num2">
      <style:paragraph-properties fo:line-height="100%">
        <style:tab-stops>
          <style:tab-stop style:position="0.741cm"/>
        </style:tab-stops>
      </style:paragraph-properties>
      <style:text-properties fo:language="pt" fo:country="BR" officeooo:paragraph-rsid="0132d0ce"/>
    </style:style>
    <style:style style:name="P103" style:family="paragraph" style:parent-style-name="Standard" style:list-style-name="WW8Num2">
      <style:paragraph-properties fo:line-height="100%">
        <style:tab-stops>
          <style:tab-stop style:position="0.741cm"/>
        </style:tab-stops>
      </style:paragraph-properties>
      <style:text-properties fo:language="pt" fo:country="BR" officeooo:paragraph-rsid="01202ff3"/>
    </style:style>
    <style:style style:name="P104" style:family="paragraph" style:parent-style-name="Standard" style:list-style-name="WW8Num2">
      <style:paragraph-properties fo:line-height="100%">
        <style:tab-stops>
          <style:tab-stop style:position="0.741cm"/>
        </style:tab-stops>
      </style:paragraph-properties>
      <style:text-properties fo:language="pt" fo:country="BR" officeooo:paragraph-rsid="01083b2e"/>
    </style:style>
    <style:style style:name="P105" style:family="paragraph" style:parent-style-name="Standard" style:list-style-name="WW8Num2">
      <style:paragraph-properties fo:line-height="100%">
        <style:tab-stops>
          <style:tab-stop style:position="0.741cm"/>
        </style:tab-stops>
      </style:paragraph-properties>
      <style:text-properties fo:language="pt" fo:country="BR" officeooo:paragraph-rsid="010130db"/>
    </style:style>
    <style:style style:name="P106" style:family="paragraph" style:parent-style-name="Standard" style:list-style-name="WW8Num2">
      <style:paragraph-properties fo:line-height="100%">
        <style:tab-stops>
          <style:tab-stop style:position="0.741cm"/>
        </style:tab-stops>
      </style:paragraph-properties>
      <style:text-properties fo:language="pt" fo:country="BR" officeooo:paragraph-rsid="008ac994"/>
    </style:style>
    <style:style style:name="P107" style:family="paragraph" style:parent-style-name="Standard" style:list-style-name="WW8Num2">
      <style:paragraph-properties fo:line-height="100%">
        <style:tab-stops>
          <style:tab-stop style:position="0.741cm"/>
        </style:tab-stops>
      </style:paragraph-properties>
      <style:text-properties fo:language="pt" fo:country="BR" officeooo:paragraph-rsid="00ed9871"/>
    </style:style>
    <style:style style:name="P108" style:family="paragraph" style:parent-style-name="Standard" style:list-style-name="WW8Num2">
      <style:paragraph-properties fo:line-height="100%">
        <style:tab-stops>
          <style:tab-stop style:position="0.741cm"/>
        </style:tab-stops>
      </style:paragraph-properties>
      <style:text-properties fo:language="pt" fo:country="BR" officeooo:paragraph-rsid="01136ce0"/>
    </style:style>
    <style:style style:name="P109" style:family="paragraph" style:parent-style-name="Standard" style:list-style-name="WW8Num2">
      <style:paragraph-properties fo:line-height="100%">
        <style:tab-stops>
          <style:tab-stop style:position="0.741cm"/>
        </style:tab-stops>
      </style:paragraph-properties>
      <style:text-properties fo:language="pt" fo:country="BR" officeooo:rsid="00319f61" officeooo:paragraph-rsid="00332cc1"/>
    </style:style>
    <style:style style:name="P110" style:family="paragraph" style:parent-style-name="Standard" style:list-style-name="WW8Num2">
      <style:paragraph-properties fo:line-height="100%">
        <style:tab-stops>
          <style:tab-stop style:position="0.741cm"/>
        </style:tab-stops>
      </style:paragraph-properties>
      <style:text-properties fo:language="pt" fo:country="BR" officeooo:rsid="003ea10a" officeooo:paragraph-rsid="003ea10a"/>
    </style:style>
    <style:style style:name="P111" style:family="paragraph" style:parent-style-name="Standard" style:list-style-name="WW8Num2">
      <style:paragraph-properties fo:line-height="100%">
        <style:tab-stops>
          <style:tab-stop style:position="0.741cm"/>
        </style:tab-stops>
      </style:paragraph-properties>
      <style:text-properties fo:language="pt" fo:country="BR" officeooo:rsid="007c78fb" officeooo:paragraph-rsid="007c78fb"/>
    </style:style>
    <style:style style:name="P112" style:family="paragraph" style:parent-style-name="Standard" style:list-style-name="WW8Num2">
      <style:paragraph-properties fo:margin-left="0cm" fo:margin-right="0cm" fo:line-height="100%" fo:text-indent="0cm" style:auto-text-indent="false">
        <style:tab-stops>
          <style:tab-stop style:position="0.741cm"/>
        </style:tab-stops>
      </style:paragraph-properties>
      <style:text-properties fo:language="pt" fo:country="BR"/>
    </style:style>
    <style:style style:name="P113" style:family="paragraph" style:parent-style-name="Standard" style:list-style-name="WW8Num2">
      <style:paragraph-properties fo:margin-left="0cm" fo:margin-right="0cm" fo:line-height="100%" fo:text-indent="0cm" style:auto-text-indent="false">
        <style:tab-stops>
          <style:tab-stop style:position="0.741cm"/>
        </style:tab-stops>
      </style:paragraph-properties>
      <style:text-properties fo:language="pt" fo:country="BR" officeooo:paragraph-rsid="001d09a6"/>
    </style:style>
    <style:style style:name="P114" style:family="paragraph" style:parent-style-name="Standard" style:list-style-name="WW8Num2">
      <style:paragraph-properties fo:margin-left="0cm" fo:margin-right="0cm" fo:line-height="100%" fo:text-indent="0cm" style:auto-text-indent="false">
        <style:tab-stops>
          <style:tab-stop style:position="0.741cm"/>
        </style:tab-stops>
      </style:paragraph-properties>
      <style:text-properties fo:language="pt" fo:country="BR" officeooo:paragraph-rsid="00e6aeb9"/>
    </style:style>
    <style:style style:name="P115" style:family="paragraph" style:parent-style-name="Standard" style:list-style-name="WW8Num2">
      <style:paragraph-properties fo:margin-left="0cm" fo:margin-right="0cm" fo:line-height="100%" fo:text-indent="0cm" style:auto-text-indent="false">
        <style:tab-stops>
          <style:tab-stop style:position="0.741cm"/>
        </style:tab-stops>
      </style:paragraph-properties>
      <style:text-properties fo:language="pt" fo:country="BR" officeooo:paragraph-rsid="01136ce0"/>
    </style:style>
    <style:style style:name="P116" style:family="paragraph" style:parent-style-name="Standard" style:list-style-name="WW8Num2">
      <style:paragraph-properties fo:margin-left="0cm" fo:margin-right="0cm" fo:line-height="100%" fo:text-indent="0cm" style:auto-text-indent="false">
        <style:tab-stops>
          <style:tab-stop style:position="0.741cm"/>
        </style:tab-stops>
      </style:paragraph-properties>
      <style:text-properties fo:language="pt" fo:country="BR" officeooo:paragraph-rsid="0114b712"/>
    </style:style>
    <style:style style:name="P117" style:family="paragraph" style:parent-style-name="Standard" style:list-style-name="WW8Num2">
      <style:paragraph-properties fo:margin-left="0cm" fo:margin-right="0cm" fo:line-height="100%" fo:text-indent="0cm" style:auto-text-indent="false">
        <style:tab-stops>
          <style:tab-stop style:position="0.741cm"/>
        </style:tab-stops>
      </style:paragraph-properties>
      <style:text-properties fo:language="pt" fo:country="BR" officeooo:paragraph-rsid="01274b74"/>
    </style:style>
    <style:style style:name="P118" style:family="paragraph" style:parent-style-name="Standard" style:list-style-name="WW8Num2">
      <style:paragraph-properties fo:margin-left="0cm" fo:margin-right="0cm" fo:line-height="100%" fo:text-indent="0cm" style:auto-text-indent="false">
        <style:tab-stops>
          <style:tab-stop style:position="0.741cm"/>
        </style:tab-stops>
      </style:paragraph-properties>
      <style:text-properties fo:language="pt" fo:country="BR" officeooo:paragraph-rsid="013a10fd"/>
    </style:style>
    <style:style style:name="P119" style:family="paragraph" style:parent-style-name="Standard" style:list-style-name="WW8Num2">
      <style:paragraph-properties fo:margin-left="0cm" fo:margin-right="0cm" fo:line-height="100%" fo:text-indent="0cm" style:auto-text-indent="false">
        <style:tab-stops>
          <style:tab-stop style:position="0.741cm"/>
        </style:tab-stops>
      </style:paragraph-properties>
      <style:text-properties fo:language="pt" fo:country="BR" officeooo:rsid="00319f61" officeooo:paragraph-rsid="00319f61"/>
    </style:style>
    <style:style style:name="P120" style:family="paragraph" style:parent-style-name="Standard" style:list-style-name="WW8Num2">
      <style:paragraph-properties fo:margin-left="0cm" fo:margin-right="0cm" fo:line-height="100%" fo:text-indent="0cm" style:auto-text-indent="false">
        <style:tab-stops>
          <style:tab-stop style:position="0.741cm"/>
        </style:tab-stops>
      </style:paragraph-properties>
      <style:text-properties fo:language="pt" fo:country="BR" officeooo:rsid="006b89e8" officeooo:paragraph-rsid="006b89e8"/>
    </style:style>
    <style:style style:name="P121" style:family="paragraph" style:parent-style-name="Estilo1" style:list-style-name="">
      <style:paragraph-properties fo:margin-left="0cm" fo:margin-right="0cm" fo:text-indent="0cm" style:auto-text-indent="false">
        <style:tab-stops/>
      </style:paragraph-properties>
      <style:text-properties fo:language="pt" fo:country="BR"/>
    </style:style>
    <style:style style:name="P122" style:family="paragraph" style:parent-style-name="Estilo1" style:list-style-name="">
      <style:paragraph-properties fo:margin-left="0cm" fo:margin-right="0cm" fo:text-indent="0cm" style:auto-text-indent="false">
        <style:tab-stops/>
      </style:paragraph-properties>
      <style:text-properties fo:language="pt" fo:country="BR" officeooo:paragraph-rsid="0121e414"/>
    </style:style>
    <style:style style:name="P123" style:family="paragraph" style:parent-style-name="Estilo1" style:list-style-name="">
      <style:paragraph-properties fo:margin-left="0cm" fo:margin-right="0cm" fo:text-indent="0cm" style:auto-text-indent="false">
        <style:tab-stops/>
      </style:paragraph-properties>
      <style:text-properties fo:language="pt" fo:country="BR" officeooo:paragraph-rsid="001d09a6"/>
    </style:style>
    <style:style style:name="P124" style:family="paragraph" style:parent-style-name="Estilo1" style:list-style-name="">
      <style:paragraph-properties fo:margin-left="0cm" fo:margin-right="0cm" fo:text-indent="0cm" style:auto-text-indent="false">
        <style:tab-stops/>
      </style:paragraph-properties>
      <style:text-properties fo:language="pt" fo:country="BR" officeooo:paragraph-rsid="00e6aeb9"/>
    </style:style>
    <style:style style:name="P125" style:family="paragraph" style:parent-style-name="Estilo1" style:list-style-name="">
      <style:paragraph-properties fo:margin-left="0cm" fo:margin-right="0cm" fo:text-indent="0cm" style:auto-text-indent="false">
        <style:tab-stops/>
      </style:paragraph-properties>
      <style:text-properties fo:language="pt" fo:country="BR" officeooo:paragraph-rsid="00eb7ae2"/>
    </style:style>
    <style:style style:name="P126" style:family="paragraph" style:parent-style-name="Estilo1" style:list-style-name="">
      <style:paragraph-properties fo:margin-left="0cm" fo:margin-right="0cm" fo:text-indent="0cm" style:auto-text-indent="false">
        <style:tab-stops/>
      </style:paragraph-properties>
      <style:text-properties fo:language="pt" fo:country="BR" officeooo:paragraph-rsid="01136ce0"/>
    </style:style>
    <style:style style:name="P127" style:family="paragraph" style:parent-style-name="Estilo1" style:list-style-name="">
      <style:paragraph-properties fo:margin-left="0cm" fo:margin-right="0cm" fo:text-indent="0cm" style:auto-text-indent="false">
        <style:tab-stops/>
      </style:paragraph-properties>
      <style:text-properties fo:language="pt" fo:country="BR" officeooo:paragraph-rsid="0114b712"/>
    </style:style>
    <style:style style:name="P128" style:family="paragraph" style:parent-style-name="Estilo1" style:list-style-name="">
      <style:paragraph-properties fo:margin-left="0cm" fo:margin-right="0cm" fo:text-indent="0cm" style:auto-text-indent="false">
        <style:tab-stops/>
      </style:paragraph-properties>
      <style:text-properties fo:language="pt" fo:country="BR" officeooo:paragraph-rsid="01274b74"/>
    </style:style>
    <style:style style:name="P129" style:family="paragraph" style:parent-style-name="Estilo1" style:list-style-name="">
      <style:paragraph-properties fo:margin-left="0cm" fo:margin-right="0cm" fo:text-indent="0cm" style:auto-text-indent="false">
        <style:tab-stops/>
      </style:paragraph-properties>
      <style:text-properties fo:language="pt" fo:country="BR" officeooo:paragraph-rsid="013a10fd"/>
    </style:style>
    <style:style style:name="P130" style:family="paragraph" style:parent-style-name="Estilo1" style:list-style-name="">
      <style:paragraph-properties fo:margin-left="0cm" fo:margin-right="0cm" fo:text-indent="0cm" style:auto-text-indent="false">
        <style:tab-stops/>
      </style:paragraph-properties>
      <style:text-properties fo:language="pt" fo:country="BR" fo:font-weight="bold" officeooo:rsid="003d0497" officeooo:paragraph-rsid="0121e414" style:font-weight-asian="bold" style:font-weight-complex="bold"/>
    </style:style>
    <style:style style:name="P131" style:family="paragraph" style:parent-style-name="Estilo1" style:list-style-name="">
      <style:paragraph-properties fo:margin-left="0cm" fo:margin-right="0cm" fo:text-indent="0cm" style:auto-text-indent="false">
        <style:tab-stops/>
      </style:paragraph-properties>
      <style:text-properties fo:language="pt" fo:country="BR" officeooo:rsid="00444d37" officeooo:paragraph-rsid="0121e414"/>
    </style:style>
    <style:style style:name="P132" style:family="paragraph" style:parent-style-name="Estilo1" style:list-style-name="">
      <style:paragraph-properties fo:margin-left="0cm" fo:margin-right="0cm" fo:text-indent="0cm" style:auto-text-indent="false">
        <style:tab-stops/>
      </style:paragraph-properties>
      <style:text-properties style:text-position="0% 100%" fo:font-size="12pt" fo:language="pt" fo:country="BR" officeooo:paragraph-rsid="001d09a6" style:font-size-asian="12pt" style:font-name-complex="Times New Roman" style:font-size-complex="12pt"/>
    </style:style>
    <style:style style:name="P133" style:family="paragraph" style:parent-style-name="Requisito" style:list-style-name="">
      <style:text-properties style:font-name="Times New Roman" fo:font-size="12pt" fo:language="pt" fo:country="BR" officeooo:rsid="00f64477" officeooo:paragraph-rsid="01274b74" style:font-size-asian="12pt" style:font-name-complex="Times New Roman" style:font-size-complex="12pt"/>
    </style:style>
    <style:style style:name="P134" style:family="paragraph" style:parent-style-name="Requisito" style:list-style-name="">
      <style:text-properties style:font-name="Times New Roman" fo:font-size="12pt" fo:language="pt" fo:country="BR" officeooo:rsid="00f64477" officeooo:paragraph-rsid="013a10fd" style:font-size-asian="12pt" style:font-name-complex="Times New Roman" style:font-size-complex="12pt"/>
    </style:style>
    <style:style style:name="P135" style:family="paragraph" style:parent-style-name="Requisito" style:master-page-name="Standard">
      <style:paragraph-properties style:page-number="auto"/>
      <style:text-properties fo:language="pt" fo:country="BR" officeooo:paragraph-rsid="005277ce"/>
    </style:style>
    <style:style style:name="P136" style:family="paragraph" style:parent-style-name="Requisito" style:master-page-name="Standard">
      <style:paragraph-properties style:page-number="auto"/>
      <style:text-properties fo:language="pt" fo:country="BR" officeooo:paragraph-rsid="001d09a6"/>
    </style:style>
    <style:style style:name="P137" style:family="paragraph" style:parent-style-name="Requisito" style:master-page-name="Standard">
      <style:paragraph-properties style:page-number="auto"/>
      <style:text-properties fo:language="pt" fo:country="BR" officeooo:paragraph-rsid="00e6aeb9"/>
    </style:style>
    <style:style style:name="P138" style:family="paragraph" style:parent-style-name="Requisito" style:list-style-name="WW8Num1" style:master-page-name="Standard">
      <style:paragraph-properties style:page-number="auto"/>
      <style:text-properties fo:language="pt" fo:country="BR" officeooo:paragraph-rsid="00e8a52c"/>
    </style:style>
    <style:style style:name="P139" style:family="paragraph" style:parent-style-name="Requisito" style:list-style-name="WW8Num1" style:master-page-name="Standard">
      <style:paragraph-properties style:page-number="auto"/>
      <style:text-properties fo:language="pt" fo:country="BR" officeooo:paragraph-rsid="01136ce0"/>
    </style:style>
    <style:style style:name="P140" style:family="paragraph" style:parent-style-name="Requisito" style:list-style-name="WW8Num1" style:master-page-name="Standard">
      <style:paragraph-properties style:page-number="auto"/>
      <style:text-properties fo:language="pt" fo:country="BR" officeooo:paragraph-rsid="0114b712"/>
    </style:style>
    <style:style style:name="P141" style:family="paragraph" style:parent-style-name="Requisito" style:list-style-name="WW8Num1" style:master-page-name="Standard">
      <style:paragraph-properties style:page-number="auto"/>
      <style:text-properties fo:language="pt" fo:country="BR" officeooo:paragraph-rsid="01274b74"/>
    </style:style>
    <style:style style:name="P142" style:family="paragraph" style:parent-style-name="Requisito" style:list-style-name="WW8Num1" style:master-page-name="Standard">
      <style:paragraph-properties style:page-number="auto"/>
      <style:text-properties fo:language="pt" fo:country="BR" officeooo:paragraph-rsid="013a10fd"/>
    </style:style>
    <style:style style:name="P143" style:family="paragraph" style:parent-style-name="Requisito" style:master-page-name="Standard">
      <style:paragraph-properties style:page-number="auto"/>
      <style:text-properties fo:language="pt" fo:country="BR" officeooo:paragraph-rsid="01136ce0"/>
    </style:style>
    <style:style style:name="T1" style:family="text">
      <style:text-properties style:text-position="0% 100%" style:font-name="Times New Roman" fo:font-size="12pt" officeooo:rsid="000d86c8" style:font-size-asian="12pt" style:font-name-complex="Times New Roman" style:font-size-complex="12pt"/>
    </style:style>
    <style:style style:name="T2" style:family="text">
      <style:text-properties style:text-position="0% 100%" style:font-name="Times New Roman" fo:font-size="12pt" officeooo:rsid="001f9127" style:font-size-asian="12pt" style:font-name-complex="Times New Roman" style:font-size-complex="12pt"/>
    </style:style>
    <style:style style:name="T3" style:family="text">
      <style:text-properties style:text-position="0% 100%" style:font-name="Times New Roman" fo:font-size="12pt" officeooo:rsid="0121e414" style:font-size-asian="12pt" style:font-name-complex="Times New Roman" style:font-size-complex="12pt"/>
    </style:style>
    <style:style style:name="T4" style:family="text">
      <style:text-properties style:text-position="0% 100%" style:font-name="Times New Roman" fo:font-size="12pt" fo:font-weight="normal" officeooo:rsid="00e6aeb9" style:font-size-asian="12pt" style:font-weight-asian="normal" style:font-name-complex="Times New Roman" style:font-size-complex="12pt" style:font-weight-complex="normal"/>
    </style:style>
    <style:style style:name="T5" style:family="text">
      <style:text-properties style:text-position="0% 100%" style:font-name="Times New Roman" fo:font-size="12pt" fo:font-weight="normal" officeooo:rsid="000d86c8" style:font-size-asian="12pt" style:font-weight-asian="normal" style:font-name-complex="Times New Roman" style:font-size-complex="12pt" style:font-weight-complex="normal"/>
    </style:style>
    <style:style style:name="T6" style:family="text">
      <style:text-properties style:text-position="0% 100%" style:font-name="Times New Roman" fo:font-size="12pt" fo:font-weight="normal" officeooo:rsid="01144914" style:font-size-asian="12pt" style:font-weight-asian="normal" style:font-name-complex="Times New Roman" style:font-size-complex="12pt" style:font-weight-complex="normal"/>
    </style:style>
    <style:style style:name="T7" style:family="text">
      <style:text-properties style:text-position="0% 100%" style:font-name="Times New Roman" fo:font-size="12pt" fo:font-weight="normal" officeooo:rsid="0114b712" style:font-size-asian="12pt" style:font-weight-asian="normal" style:font-name-complex="Times New Roman" style:font-size-complex="12pt" style:font-weight-complex="normal"/>
    </style:style>
    <style:style style:name="T8" style:family="text">
      <style:text-properties style:text-position="0% 100%" style:font-name="Times New Roman" fo:font-size="12pt" fo:font-weight="normal" officeooo:rsid="012939a4" style:font-size-asian="12pt" style:font-weight-asian="normal" style:font-name-complex="Times New Roman" style:font-size-complex="12pt" style:font-weight-complex="normal"/>
    </style:style>
    <style:style style:name="T9" style:family="text">
      <style:text-properties style:text-position="0% 100%" style:font-name="Times New Roman" fo:font-size="12pt" fo:font-weight="normal" officeooo:rsid="0060ea54" style:font-size-asian="12pt" style:font-weight-asian="normal" style:font-name-complex="Times New Roman" style:font-size-complex="12pt" style:font-weight-complex="normal"/>
    </style:style>
    <style:style style:name="T10" style:family="text">
      <style:text-properties style:text-position="0% 100%" style:font-name="Times New Roman" fo:font-size="12pt" fo:font-weight="normal" officeooo:rsid="013a10fd" style:font-size-asian="12pt" style:font-weight-asian="normal" style:font-name-complex="Times New Roman" style:font-size-complex="12pt" style:font-weight-complex="normal"/>
    </style:style>
    <style:style style:name="T11" style:family="text">
      <style:text-properties style:text-position="0% 100%" fo:font-size="12pt" style:font-size-asian="12pt" style:font-name-complex="Times New Roman" style:font-size-complex="12pt"/>
    </style:style>
    <style:style style:name="T12" style:family="text">
      <style:text-properties style:text-position="0% 100%" fo:font-size="12pt" officeooo:rsid="000d86c8" style:font-size-asian="12pt" style:font-name-complex="Times New Roman" style:font-size-complex="12pt"/>
    </style:style>
    <style:style style:name="T13" style:family="text">
      <style:text-properties style:text-position="0% 100%" fo:font-size="12pt" officeooo:rsid="000df117" style:font-size-asian="12pt" style:font-name-complex="Times New Roman" style:font-size-complex="12pt"/>
    </style:style>
    <style:style style:name="T14" style:family="text">
      <style:text-properties style:text-position="0% 100%" fo:font-size="12pt" officeooo:rsid="00107b1f" style:font-size-asian="12pt" style:font-name-complex="Times New Roman" style:font-size-complex="12pt"/>
    </style:style>
    <style:style style:name="T15" style:family="text">
      <style:text-properties style:text-position="0% 100%" fo:font-size="12pt" officeooo:rsid="008ac994" style:font-size-asian="12pt" style:font-name-complex="Times New Roman" style:font-size-complex="12pt"/>
    </style:style>
    <style:style style:name="T16" style:family="text">
      <style:text-properties style:text-position="0% 100%" fo:font-size="12pt" officeooo:rsid="008dc8d4" style:font-size-asian="12pt" style:font-name-complex="Times New Roman" style:font-size-complex="12pt"/>
    </style:style>
    <style:style style:name="T17" style:family="text">
      <style:text-properties style:text-position="0% 100%" fo:font-size="12pt" officeooo:rsid="0068b1e2" style:font-size-asian="12pt" style:font-name-complex="Times New Roman" style:font-size-complex="12pt"/>
    </style:style>
    <style:style style:name="T18" style:family="text">
      <style:text-properties style:text-position="0% 100%" fo:font-size="12pt" officeooo:rsid="01083b2e" style:font-size-asian="12pt" style:font-name-complex="Times New Roman" style:font-size-complex="12pt"/>
    </style:style>
    <style:style style:name="T19" style:family="text">
      <style:text-properties style:text-position="0% 100%" fo:font-size="12pt" officeooo:rsid="011c3826" style:font-size-asian="12pt" style:font-name-complex="Times New Roman" style:font-size-complex="12pt"/>
    </style:style>
    <style:style style:name="T20" style:family="text">
      <style:text-properties style:text-position="0% 100%" fo:font-size="12pt" officeooo:rsid="00191b1b" style:font-size-asian="12pt" style:font-name-complex="Times New Roman" style:font-size-complex="12pt"/>
    </style:style>
    <style:style style:name="T21" style:family="text">
      <style:text-properties style:text-position="0% 100%" fo:font-size="12pt" officeooo:rsid="001adddc" style:font-size-asian="12pt" style:font-name-complex="Times New Roman" style:font-size-complex="12pt"/>
    </style:style>
    <style:style style:name="T22" style:family="text">
      <style:text-properties style:text-position="0% 100%" fo:font-size="12pt" officeooo:rsid="01202ff3" style:font-size-asian="12pt" style:font-name-complex="Times New Roman" style:font-size-complex="12pt"/>
    </style:style>
    <style:style style:name="T23" style:family="text">
      <style:text-properties style:text-position="0% 100%" fo:font-size="12pt" officeooo:rsid="01293fcb" style:font-size-asian="12pt" style:font-name-complex="Times New Roman" style:font-size-complex="12pt"/>
    </style:style>
    <style:style style:name="T24" style:family="text">
      <style:text-properties style:text-position="0% 100%" fo:font-size="12pt" officeooo:rsid="0132d0ce" style:font-size-asian="12pt" style:font-name-complex="Times New Roman" style:font-size-complex="12pt"/>
    </style:style>
    <style:style style:name="T25" style:family="text">
      <style:text-properties style:text-position="0% 100%" fo:font-size="12pt" officeooo:rsid="001b5904" style:font-size-asian="12pt" style:font-name-complex="Times New Roman" style:font-size-complex="12pt"/>
    </style:style>
    <style:style style:name="T26" style:family="text">
      <style:text-properties style:text-position="0% 100%" fo:font-size="12pt" fo:font-weight="bold" style:font-size-asian="12pt" style:font-weight-asian="bold" style:font-name-complex="Times New Roman" style:font-size-complex="12pt" style:font-weight-complex="bold"/>
    </style:style>
    <style:style style:name="T27" style:family="text">
      <style:text-properties style:text-position="0% 100%" fo:font-size="12pt" fo:font-weight="bold" officeooo:rsid="000d86c8" style:font-size-asian="12pt" style:font-weight-asian="bold" style:font-name-complex="Times New Roman" style:font-size-complex="12pt" style:font-weight-complex="bold"/>
    </style:style>
    <style:style style:name="T28" style:family="text">
      <style:text-properties style:text-position="0% 100%" fo:font-size="12pt" fo:font-weight="bold" officeooo:rsid="000df117" style:font-size-asian="12pt" style:font-weight-asian="bold" style:font-name-complex="Times New Roman" style:font-size-complex="12pt" style:font-weight-complex="bold"/>
    </style:style>
    <style:style style:name="T29" style:family="text">
      <style:text-properties style:text-position="0% 100%" fo:font-size="12pt" fo:font-weight="bold" officeooo:rsid="00107b1f" style:font-size-asian="12pt" style:font-weight-asian="bold" style:font-name-complex="Times New Roman" style:font-size-complex="12pt" style:font-weight-complex="bold"/>
    </style:style>
    <style:style style:name="T30" style:family="text">
      <style:text-properties style:text-position="0% 100%" fo:font-size="12pt" fo:font-weight="bold" officeooo:rsid="00171af1" style:font-size-asian="12pt" style:font-weight-asian="bold" style:font-name-complex="Times New Roman" style:font-size-complex="12pt" style:font-weight-complex="bold"/>
    </style:style>
    <style:style style:name="T31" style:family="text">
      <style:text-properties style:text-position="0% 100%" fo:font-size="12pt" fo:font-weight="bold" officeooo:rsid="003ac9eb" style:font-size-asian="12pt" style:font-weight-asian="bold" style:font-name-complex="Times New Roman" style:font-size-complex="12pt" style:font-weight-complex="bold"/>
    </style:style>
    <style:style style:name="T32" style:family="text">
      <style:text-properties style:text-position="0% 100%" fo:font-size="12pt" fo:font-weight="bold" officeooo:rsid="00644694" style:font-size-asian="12pt" style:font-weight-asian="bold" style:font-name-complex="Times New Roman" style:font-size-complex="12pt" style:font-weight-complex="bold"/>
    </style:style>
    <style:style style:name="T33" style:family="text">
      <style:text-properties style:text-position="0% 100%" fo:font-size="12pt" fo:font-weight="bold" officeooo:rsid="0074530f" style:font-size-asian="12pt" style:font-weight-asian="bold" style:font-name-complex="Times New Roman" style:font-size-complex="12pt" style:font-weight-complex="bold"/>
    </style:style>
    <style:style style:name="T34" style:family="text">
      <style:text-properties style:text-position="0% 100%" fo:font-size="12pt" fo:font-weight="bold" officeooo:rsid="0087a4e3" style:font-size-asian="12pt" style:font-weight-asian="bold" style:font-name-complex="Times New Roman" style:font-size-complex="12pt" style:font-weight-complex="bold"/>
    </style:style>
    <style:style style:name="T35" style:family="text">
      <style:text-properties style:text-position="0% 100%" fo:font-size="12pt" fo:font-weight="bold" officeooo:rsid="00992326" style:font-size-asian="12pt" style:font-weight-asian="bold" style:font-name-complex="Times New Roman" style:font-size-complex="12pt" style:font-weight-complex="bold"/>
    </style:style>
    <style:style style:name="T36" style:family="text">
      <style:text-properties style:text-position="0% 100%" fo:font-size="12pt" fo:font-weight="bold" officeooo:rsid="00b61e93" style:font-size-asian="12pt" style:font-weight-asian="bold" style:font-name-complex="Times New Roman" style:font-size-complex="12pt" style:font-weight-complex="bold"/>
    </style:style>
    <style:style style:name="T37" style:family="text">
      <style:text-properties style:text-position="0% 100%" fo:font-size="12pt" fo:font-weight="bold" officeooo:rsid="00bf7178" style:font-size-asian="12pt" style:font-weight-asian="bold" style:font-name-complex="Times New Roman" style:font-size-complex="12pt" style:font-weight-complex="bold"/>
    </style:style>
    <style:style style:name="T38" style:family="text">
      <style:text-properties style:text-position="0% 100%" fo:font-size="12pt" fo:font-weight="bold" officeooo:rsid="00e5d635" style:font-size-asian="12pt" style:font-weight-asian="bold" style:font-name-complex="Times New Roman" style:font-size-complex="12pt" style:font-weight-complex="bold"/>
    </style:style>
    <style:style style:name="T39" style:family="text">
      <style:text-properties style:text-position="0% 100%" fo:font-size="12pt" fo:font-weight="bold" officeooo:rsid="010970c2" style:font-size-asian="12pt" style:font-weight-asian="bold" style:font-name-complex="Times New Roman" style:font-size-complex="12pt" style:font-weight-complex="bold"/>
    </style:style>
    <style:style style:name="T40" style:family="text">
      <style:text-properties style:text-position="0% 100%" fo:font-size="12pt" fo:font-weight="bold" officeooo:rsid="0114b712" style:font-size-asian="12pt" style:font-weight-asian="bold" style:font-name-complex="Times New Roman" style:font-size-complex="12pt" style:font-weight-complex="bold"/>
    </style:style>
    <style:style style:name="T41" style:family="text">
      <style:text-properties style:text-position="0% 100%" fo:font-size="12pt" fo:font-weight="bold" officeooo:rsid="0116967a" style:font-size-asian="12pt" style:font-weight-asian="bold" style:font-name-complex="Times New Roman" style:font-size-complex="12pt" style:font-weight-complex="bold"/>
    </style:style>
    <style:style style:name="T42" style:family="text">
      <style:text-properties style:text-position="0% 100%" fo:font-size="12pt" fo:font-weight="bold" officeooo:rsid="011c3826" style:font-size-asian="12pt" style:font-weight-asian="bold" style:font-name-complex="Times New Roman" style:font-size-complex="12pt" style:font-weight-complex="bold"/>
    </style:style>
    <style:style style:name="T43" style:family="text">
      <style:text-properties style:text-position="0% 100%" fo:font-size="12pt" fo:font-weight="bold" officeooo:rsid="013a10fd" style:font-size-asian="12pt" style:font-weight-asian="bold" style:font-name-complex="Times New Roman" style:font-size-complex="12pt" style:font-weight-complex="bold"/>
    </style:style>
    <style:style style:name="T44" style:family="text">
      <style:text-properties style:text-position="0% 100%" fo:font-size="12pt" fo:font-weight="bold" officeooo:rsid="013fcd13" style:font-size-asian="12pt" style:font-weight-asian="bold" style:font-name-complex="Times New Roman" style:font-size-complex="12pt" style:font-weight-complex="bold"/>
    </style:style>
    <style:style style:name="T45" style:family="text">
      <style:text-properties style:text-position="0% 100%" fo:font-size="12pt" fo:font-weight="normal" style:font-size-asian="12pt" style:font-weight-asian="normal" style:font-name-complex="Times New Roman" style:font-size-complex="12pt" style:font-weight-complex="normal"/>
    </style:style>
    <style:style style:name="T46" style:family="text">
      <style:text-properties style:text-position="0% 100%" fo:font-size="12pt" fo:font-weight="normal" officeooo:rsid="000df117" style:font-size-asian="12pt" style:font-weight-asian="normal" style:font-name-complex="Times New Roman" style:font-size-complex="12pt" style:font-weight-complex="normal"/>
    </style:style>
    <style:style style:name="T47" style:family="text">
      <style:text-properties style:text-position="0% 100%" fo:font-size="12pt" fo:font-weight="normal" officeooo:rsid="00171af1" style:font-size-asian="12pt" style:font-weight-asian="normal" style:font-name-complex="Times New Roman" style:font-size-complex="12pt" style:font-weight-complex="normal"/>
    </style:style>
    <style:style style:name="T48" style:family="text">
      <style:text-properties style:text-position="0% 100%" fo:font-size="12pt" fo:font-weight="normal" officeooo:rsid="00107b1f" style:font-size-asian="12pt" style:font-weight-asian="normal" style:font-name-complex="Times New Roman" style:font-size-complex="12pt" style:font-weight-complex="normal"/>
    </style:style>
    <style:style style:name="T49" style:family="text">
      <style:text-properties style:text-position="0% 100%" fo:font-size="12pt" fo:font-weight="normal" officeooo:rsid="00117563" style:font-size-asian="12pt" style:font-weight-asian="normal" style:font-name-complex="Times New Roman" style:font-size-complex="12pt" style:font-weight-complex="normal"/>
    </style:style>
    <style:style style:name="T50" style:family="text">
      <style:text-properties style:text-position="0% 100%" fo:font-size="12pt" fo:font-weight="normal" officeooo:rsid="003ac9eb" style:font-size-asian="12pt" style:font-weight-asian="normal" style:font-name-complex="Times New Roman" style:font-size-complex="12pt" style:font-weight-complex="normal"/>
    </style:style>
    <style:style style:name="T51" style:family="text">
      <style:text-properties style:text-position="0% 100%" fo:font-size="12pt" fo:font-weight="normal" officeooo:rsid="00644694" style:font-size-asian="12pt" style:font-weight-asian="normal" style:font-name-complex="Times New Roman" style:font-size-complex="12pt" style:font-weight-complex="normal"/>
    </style:style>
    <style:style style:name="T52" style:family="text">
      <style:text-properties style:text-position="0% 100%" fo:font-size="12pt" fo:font-weight="normal" officeooo:rsid="0074530f" style:font-size-asian="12pt" style:font-weight-asian="normal" style:font-name-complex="Times New Roman" style:font-size-complex="12pt" style:font-weight-complex="normal"/>
    </style:style>
    <style:style style:name="T53" style:family="text">
      <style:text-properties style:text-position="0% 100%" fo:font-size="12pt" fo:font-weight="normal" officeooo:rsid="0087a4e3" style:font-size-asian="12pt" style:font-weight-asian="normal" style:font-name-complex="Times New Roman" style:font-size-complex="12pt" style:font-weight-complex="normal"/>
    </style:style>
    <style:style style:name="T54" style:family="text">
      <style:text-properties style:text-position="0% 100%" fo:font-size="12pt" fo:font-weight="normal" officeooo:rsid="008ac994" style:font-size-asian="12pt" style:font-weight-asian="normal" style:font-name-complex="Times New Roman" style:font-size-complex="12pt" style:font-weight-complex="normal"/>
    </style:style>
    <style:style style:name="T55" style:family="text">
      <style:text-properties style:text-position="0% 100%" fo:font-size="12pt" fo:font-weight="normal" officeooo:rsid="008dc8d4" style:font-size-asian="12pt" style:font-weight-asian="normal" style:font-name-complex="Times New Roman" style:font-size-complex="12pt" style:font-weight-complex="normal"/>
    </style:style>
    <style:style style:name="T56" style:family="text">
      <style:text-properties style:text-position="0% 100%" fo:font-size="12pt" fo:font-weight="normal" officeooo:rsid="00992326" style:font-size-asian="12pt" style:font-weight-asian="normal" style:font-name-complex="Times New Roman" style:font-size-complex="12pt" style:font-weight-complex="normal"/>
    </style:style>
    <style:style style:name="T57" style:family="text">
      <style:text-properties style:text-position="0% 100%" fo:font-size="12pt" fo:font-weight="normal" officeooo:rsid="00b61e93" style:font-size-asian="12pt" style:font-weight-asian="normal" style:font-name-complex="Times New Roman" style:font-size-complex="12pt" style:font-weight-complex="normal"/>
    </style:style>
    <style:style style:name="T58" style:family="text">
      <style:text-properties style:text-position="0% 100%" fo:font-size="12pt" fo:font-weight="normal" officeooo:rsid="00baf1e6" style:font-size-asian="12pt" style:font-weight-asian="normal" style:font-name-complex="Times New Roman" style:font-size-complex="12pt" style:font-weight-complex="normal"/>
    </style:style>
    <style:style style:name="T59" style:family="text">
      <style:text-properties style:text-position="0% 100%" fo:font-size="12pt" fo:font-weight="normal" officeooo:rsid="00bc3bae" style:font-size-asian="12pt" style:font-weight-asian="normal" style:font-name-complex="Times New Roman" style:font-size-complex="12pt" style:font-weight-complex="normal"/>
    </style:style>
    <style:style style:name="T60" style:family="text">
      <style:text-properties style:text-position="0% 100%" fo:font-size="12pt" fo:font-weight="normal" officeooo:rsid="00bf7178" style:font-size-asian="12pt" style:font-weight-asian="normal" style:font-name-complex="Times New Roman" style:font-size-complex="12pt" style:font-weight-complex="normal"/>
    </style:style>
    <style:style style:name="T61" style:family="text">
      <style:text-properties style:text-position="0% 100%" fo:font-size="12pt" fo:font-weight="normal" officeooo:rsid="00e5d635" style:font-size-asian="12pt" style:font-weight-asian="normal" style:font-name-complex="Times New Roman" style:font-size-complex="12pt" style:font-weight-complex="normal"/>
    </style:style>
    <style:style style:name="T62" style:family="text">
      <style:text-properties style:text-position="0% 100%" fo:font-size="12pt" fo:font-weight="normal" officeooo:rsid="010970c2" style:font-size-asian="12pt" style:font-weight-asian="normal" style:font-name-complex="Times New Roman" style:font-size-complex="12pt" style:font-weight-complex="normal"/>
    </style:style>
    <style:style style:name="T63" style:family="text">
      <style:text-properties style:text-position="0% 100%" fo:font-size="12pt" fo:font-weight="normal" officeooo:rsid="010a8ef2" style:font-size-asian="12pt" style:font-weight-asian="normal" style:font-name-complex="Times New Roman" style:font-size-complex="12pt" style:font-weight-complex="normal"/>
    </style:style>
    <style:style style:name="T64" style:family="text">
      <style:text-properties style:text-position="0% 100%" fo:font-size="12pt" fo:font-weight="normal" officeooo:rsid="0114b712" style:font-size-asian="12pt" style:font-weight-asian="normal" style:font-name-complex="Times New Roman" style:font-size-complex="12pt" style:font-weight-complex="normal"/>
    </style:style>
    <style:style style:name="T65" style:family="text">
      <style:text-properties style:text-position="0% 100%" fo:font-size="12pt" fo:font-weight="normal" officeooo:rsid="0116967a" style:font-size-asian="12pt" style:font-weight-asian="normal" style:font-name-complex="Times New Roman" style:font-size-complex="12pt" style:font-weight-complex="normal"/>
    </style:style>
    <style:style style:name="T66" style:family="text">
      <style:text-properties style:text-position="0% 100%" fo:font-size="12pt" fo:font-weight="normal" officeooo:rsid="011c3826" style:font-size-asian="12pt" style:font-weight-asian="normal" style:font-name-complex="Times New Roman" style:font-size-complex="12pt" style:font-weight-complex="normal"/>
    </style:style>
    <style:style style:name="T67" style:family="text">
      <style:text-properties style:text-position="0% 100%" fo:font-size="12pt" fo:font-weight="normal" officeooo:rsid="01274b74" style:font-size-asian="12pt" style:font-weight-asian="normal" style:font-name-complex="Times New Roman" style:font-size-complex="12pt" style:font-weight-complex="normal"/>
    </style:style>
    <style:style style:name="T68" style:family="text">
      <style:text-properties style:text-position="0% 100%" fo:font-size="12pt" fo:font-weight="normal" officeooo:rsid="01293fcb" style:font-size-asian="12pt" style:font-weight-asian="normal" style:font-name-complex="Times New Roman" style:font-size-complex="12pt" style:font-weight-complex="normal"/>
    </style:style>
    <style:style style:name="T69" style:family="text">
      <style:text-properties style:text-position="0% 100%" fo:font-size="12pt" fo:font-weight="normal" officeooo:rsid="012f91eb" style:font-size-asian="12pt" style:font-weight-asian="normal" style:font-name-complex="Times New Roman" style:font-size-complex="12pt" style:font-weight-complex="normal"/>
    </style:style>
    <style:style style:name="T70" style:family="text">
      <style:text-properties style:text-position="0% 100%" fo:font-size="12pt" fo:font-weight="normal" officeooo:rsid="014623e6" style:font-size-asian="12pt" style:font-weight-asian="normal" style:font-name-complex="Times New Roman" style:font-size-complex="12pt" style:font-weight-complex="normal"/>
    </style:style>
    <style:style style:name="T71" style:family="text">
      <style:text-properties fo:font-weight="bold" officeooo:rsid="000d86c8" style:font-weight-asian="bold" style:font-weight-complex="bold"/>
    </style:style>
    <style:style style:name="T72" style:family="text">
      <style:text-properties fo:font-weight="bold" officeooo:rsid="003ac9eb" style:font-weight-asian="bold" style:font-weight-complex="bold"/>
    </style:style>
    <style:style style:name="T73" style:family="text">
      <style:text-properties fo:font-weight="bold" officeooo:rsid="003d0497" style:font-weight-asian="bold" style:font-weight-complex="bold"/>
    </style:style>
    <style:style style:name="T74" style:family="text">
      <style:text-properties fo:font-weight="bold" officeooo:rsid="00644694" style:font-weight-asian="bold" style:font-weight-complex="bold"/>
    </style:style>
    <style:style style:name="T75" style:family="text">
      <style:text-properties fo:font-weight="bold" officeooo:rsid="00b61e93" style:font-weight-asian="bold" style:font-weight-complex="bold"/>
    </style:style>
    <style:style style:name="T76" style:family="text">
      <style:text-properties fo:font-weight="bold" officeooo:rsid="00b82fb3" style:font-weight-asian="bold" style:font-weight-complex="bold"/>
    </style:style>
    <style:style style:name="T77" style:family="text">
      <style:text-properties fo:font-weight="bold" officeooo:rsid="0114b712" style:font-weight-asian="bold" style:font-weight-complex="bold"/>
    </style:style>
    <style:style style:name="T78" style:family="text">
      <style:text-properties fo:font-weight="bold" officeooo:rsid="011b48ab" style:font-weight-asian="bold" style:font-weight-complex="bold"/>
    </style:style>
    <style:style style:name="T79" style:family="text">
      <style:text-properties fo:font-weight="bold" officeooo:rsid="0121e414" style:font-weight-asian="bold" style:font-weight-complex="bold"/>
    </style:style>
    <style:style style:name="T80" style:family="text">
      <style:text-properties fo:font-weight="bold" officeooo:rsid="0125b91d" style:font-weight-asian="bold" style:font-weight-complex="bold"/>
    </style:style>
    <style:style style:name="T81" style:family="text">
      <style:text-properties fo:font-weight="bold" officeooo:rsid="012939a4" style:font-weight-asian="bold" style:font-weight-complex="bold"/>
    </style:style>
    <style:style style:name="T82" style:family="text">
      <style:text-properties fo:font-weight="bold" officeooo:rsid="013a10fd" style:font-weight-asian="bold" style:font-weight-complex="bold"/>
    </style:style>
    <style:style style:name="T83" style:family="text">
      <style:text-properties officeooo:rsid="000d86c8"/>
    </style:style>
    <style:style style:name="T84" style:family="text">
      <style:text-properties officeooo:rsid="000df117"/>
    </style:style>
    <style:style style:name="T85" style:family="text">
      <style:text-properties officeooo:rsid="0015d4b2"/>
    </style:style>
    <style:style style:name="T86" style:family="text">
      <style:text-properties officeooo:rsid="00188bf4"/>
    </style:style>
    <style:style style:name="T87" style:family="text">
      <style:text-properties fo:font-weight="normal" officeooo:rsid="00644694" style:font-weight-asian="normal" style:font-weight-complex="normal"/>
    </style:style>
    <style:style style:name="T88" style:family="text">
      <style:text-properties fo:font-weight="normal" officeooo:rsid="00baf1e6" style:font-weight-asian="normal" style:font-weight-complex="normal"/>
    </style:style>
    <style:style style:name="T89" style:family="text">
      <style:text-properties fo:font-weight="normal" officeooo:rsid="00bf7178" style:font-weight-asian="normal" style:font-weight-complex="normal"/>
    </style:style>
    <style:style style:name="T90" style:family="text">
      <style:text-properties fo:font-weight="normal" officeooo:rsid="00992326" style:font-weight-asian="normal" style:font-weight-complex="normal"/>
    </style:style>
    <style:style style:name="T91" style:family="text">
      <style:text-properties fo:font-weight="normal" officeooo:rsid="00b82fb3" style:font-weight-asian="normal" style:font-weight-complex="normal"/>
    </style:style>
    <style:style style:name="T92" style:family="text">
      <style:text-properties fo:font-weight="normal" officeooo:rsid="0114b712" style:font-weight-asian="normal" style:font-weight-complex="normal"/>
    </style:style>
    <style:style style:name="T93" style:family="text">
      <style:text-properties fo:font-weight="normal" officeooo:rsid="0116967a" style:font-weight-asian="normal" style:font-weight-complex="normal"/>
    </style:style>
    <style:style style:name="T94" style:family="text">
      <style:text-properties fo:font-weight="normal" officeooo:rsid="011b48ab" style:font-weight-asian="normal" style:font-weight-complex="normal"/>
    </style:style>
    <style:style style:name="T95" style:family="text">
      <style:text-properties fo:font-weight="normal" officeooo:rsid="011c3826" style:font-weight-asian="normal" style:font-weight-complex="normal"/>
    </style:style>
    <style:style style:name="T96" style:family="text">
      <style:text-properties fo:font-weight="normal" officeooo:rsid="0125b91d" style:font-weight-asian="normal" style:font-weight-complex="normal"/>
    </style:style>
    <style:style style:name="T97" style:family="text">
      <style:text-properties fo:font-weight="normal" officeooo:rsid="012939a4" style:font-weight-asian="normal" style:font-weight-complex="normal"/>
    </style:style>
    <style:style style:name="T98" style:family="text">
      <style:text-properties fo:font-weight="normal" officeooo:rsid="013a10fd" style:font-weight-asian="normal" style:font-weight-complex="normal"/>
    </style:style>
    <style:style style:name="T99" style:family="text">
      <style:text-properties officeooo:rsid="001f9127"/>
    </style:style>
    <style:style style:name="T100" style:family="text">
      <style:text-properties officeooo:rsid="002065b6"/>
    </style:style>
    <style:style style:name="T101" style:family="text">
      <style:text-properties officeooo:rsid="00332cc1"/>
    </style:style>
    <style:style style:name="T102" style:family="text">
      <style:text-properties officeooo:rsid="00455dfb"/>
    </style:style>
    <style:style style:name="T103" style:family="text">
      <style:text-properties officeooo:rsid="0053de72"/>
    </style:style>
    <style:style style:name="T104" style:family="text">
      <style:text-properties officeooo:rsid="0055a6bc"/>
    </style:style>
    <style:style style:name="T105" style:family="text">
      <style:text-properties officeooo:rsid="005d47ec"/>
    </style:style>
    <style:style style:name="T106" style:family="text">
      <style:text-properties officeooo:rsid="0060ea54"/>
    </style:style>
    <style:style style:name="T107" style:family="text">
      <style:text-properties officeooo:rsid="00644694"/>
    </style:style>
    <style:style style:name="T108" style:family="text">
      <style:text-properties officeooo:rsid="00652263"/>
    </style:style>
    <style:style style:name="T109" style:family="text">
      <style:text-properties officeooo:rsid="0065a332"/>
    </style:style>
    <style:style style:name="T110" style:family="text">
      <style:text-properties officeooo:rsid="006bfc0d"/>
    </style:style>
    <style:style style:name="T111" style:family="text">
      <style:text-properties style:font-name="Times New Roman" fo:font-weight="normal" style:font-weight-asian="normal" style:font-weight-complex="normal"/>
    </style:style>
    <style:style style:name="T112" style:family="text">
      <style:text-properties style:font-name="Times New Roman" fo:font-weight="normal" officeooo:rsid="007012e4" style:font-weight-asian="normal" style:font-weight-complex="normal"/>
    </style:style>
    <style:style style:name="T113" style:family="text">
      <style:text-properties style:font-name="Times New Roman" fo:font-weight="normal" officeooo:rsid="00f89b39" style:font-weight-asian="normal" style:font-weight-complex="normal"/>
    </style:style>
    <style:style style:name="T114" style:family="text">
      <style:text-properties style:font-name="Times New Roman" fo:font-weight="normal" officeooo:rsid="008506df" style:font-weight-asian="normal" style:font-weight-complex="normal"/>
    </style:style>
    <style:style style:name="T115" style:family="text">
      <style:text-properties style:font-name="Times New Roman" fo:font-weight="normal" officeooo:rsid="0100dc30" style:font-weight-asian="normal" style:font-weight-complex="normal"/>
    </style:style>
    <style:style style:name="T116" style:family="text">
      <style:text-properties style:font-name="Times New Roman" fo:font-weight="normal" officeooo:rsid="0101a029" style:font-weight-asian="normal" style:font-weight-complex="normal"/>
    </style:style>
    <style:style style:name="T117" style:family="text">
      <style:text-properties style:font-name="Times New Roman" fo:font-weight="normal" officeooo:rsid="0103fcec" style:font-weight-asian="normal" style:font-weight-complex="normal"/>
    </style:style>
    <style:style style:name="T118" style:family="text">
      <style:text-properties style:font-name="Times New Roman" fo:font-weight="normal" officeooo:rsid="010623ff" style:font-weight-asian="normal" style:font-weight-complex="normal"/>
    </style:style>
    <style:style style:name="T119" style:family="text">
      <style:text-properties style:font-name="Times New Roman" fo:font-weight="normal" officeooo:rsid="0140537a" style:font-weight-asian="normal" style:font-weight-complex="normal"/>
    </style:style>
    <style:style style:name="T120" style:family="text">
      <style:text-properties style:font-name="Times New Roman" fo:font-weight="normal" officeooo:rsid="01426551" style:font-weight-asian="normal" style:font-weight-complex="normal"/>
    </style:style>
    <style:style style:name="T121" style:family="text">
      <style:text-properties style:font-name="Times New Roman" fo:font-weight="bold" style:font-weight-asian="bold" style:font-weight-complex="bold"/>
    </style:style>
    <style:style style:name="T122" style:family="text">
      <style:text-properties style:font-name="Times New Roman" fo:font-weight="bold" officeooo:rsid="008506df" style:font-weight-asian="bold" style:font-weight-complex="bold"/>
    </style:style>
    <style:style style:name="T123" style:family="text">
      <style:text-properties style:font-name="Times New Roman" fo:font-weight="bold" officeooo:rsid="010130db" style:font-weight-asian="bold" style:font-weight-complex="bold"/>
    </style:style>
    <style:style style:name="T124" style:family="text">
      <style:text-properties style:font-name="Times New Roman" fo:font-weight="bold" officeooo:rsid="0101a029" style:font-weight-asian="bold" style:font-weight-complex="bold"/>
    </style:style>
    <style:style style:name="T125" style:family="text">
      <style:text-properties officeooo:rsid="0072b11d"/>
    </style:style>
    <style:style style:name="T126" style:family="text">
      <style:text-properties officeooo:rsid="0076241d"/>
    </style:style>
    <style:style style:name="T127" style:family="text">
      <style:text-properties officeooo:rsid="0076e7f2"/>
    </style:style>
    <style:style style:name="T128" style:family="text">
      <style:text-properties officeooo:rsid="007f93ea"/>
    </style:style>
    <style:style style:name="T129" style:family="text">
      <style:text-properties officeooo:rsid="008a9a9f"/>
    </style:style>
    <style:style style:name="T130" style:family="text">
      <style:text-properties officeooo:rsid="008ac994"/>
    </style:style>
    <style:style style:name="T131" style:family="text">
      <style:text-properties officeooo:rsid="008ca44d"/>
    </style:style>
    <style:style style:name="T132" style:family="text">
      <style:text-properties officeooo:rsid="0090d02f"/>
    </style:style>
    <style:style style:name="T133" style:family="text">
      <style:text-properties officeooo:rsid="009274b2"/>
    </style:style>
    <style:style style:name="T134" style:family="text">
      <style:text-properties officeooo:rsid="00a2357f"/>
    </style:style>
    <style:style style:name="T135" style:family="text">
      <style:text-properties officeooo:rsid="00a2a508"/>
    </style:style>
    <style:style style:name="T136" style:family="text">
      <style:text-properties officeooo:rsid="00ada270"/>
    </style:style>
    <style:style style:name="T137" style:family="text">
      <style:text-properties officeooo:rsid="00afa226"/>
    </style:style>
    <style:style style:name="T138" style:family="text">
      <style:text-properties officeooo:rsid="00b222b5"/>
    </style:style>
    <style:style style:name="T139" style:family="text">
      <style:text-properties officeooo:rsid="00b56847"/>
    </style:style>
    <style:style style:name="T140" style:family="text">
      <style:text-properties officeooo:rsid="00b61e93"/>
    </style:style>
    <style:style style:name="T141" style:family="text">
      <style:text-properties fo:color="#ed1c24" style:text-line-through-style="solid" style:text-line-through-type="single" style:text-position="0% 100%" fo:font-size="12pt" fo:font-weight="normal" officeooo:rsid="008ac994" style:font-size-asian="12pt" style:font-weight-asian="normal" style:font-name-complex="Times New Roman" style:font-size-complex="12pt" style:font-weight-complex="normal"/>
    </style:style>
    <style:style style:name="T142" style:family="text">
      <style:text-properties officeooo:rsid="00e6aeb9"/>
    </style:style>
    <style:style style:name="T143" style:family="text">
      <style:text-properties officeooo:rsid="00e9c3e0"/>
    </style:style>
    <style:style style:name="T144" style:family="text">
      <style:text-properties officeooo:rsid="00ed5d3a"/>
    </style:style>
    <style:style style:name="T145" style:family="text">
      <style:text-properties officeooo:rsid="00ed9871"/>
    </style:style>
    <style:style style:name="T146" style:family="text">
      <style:text-properties officeooo:rsid="00ee9618"/>
    </style:style>
    <style:style style:name="T147" style:family="text">
      <style:text-properties officeooo:rsid="00f89b39"/>
    </style:style>
    <style:style style:name="T148" style:family="text">
      <style:text-properties officeooo:rsid="00fd2b1d"/>
    </style:style>
    <style:style style:name="T149" style:family="text">
      <style:text-properties officeooo:rsid="010130db"/>
    </style:style>
    <style:style style:name="T150" style:family="text">
      <style:text-properties officeooo:rsid="01034645"/>
    </style:style>
    <style:style style:name="T151" style:family="text">
      <style:text-properties officeooo:rsid="01047c20"/>
    </style:style>
    <style:style style:name="T152" style:family="text">
      <style:text-properties officeooo:rsid="010623ff"/>
    </style:style>
    <style:style style:name="T153" style:family="text">
      <style:text-properties officeooo:rsid="01083b2e"/>
    </style:style>
    <style:style style:name="T154" style:family="text">
      <style:text-properties officeooo:rsid="010bb964"/>
    </style:style>
    <style:style style:name="T155" style:family="text">
      <style:text-properties officeooo:rsid="010c3f9f"/>
    </style:style>
    <style:style style:name="T156" style:family="text">
      <style:text-properties officeooo:rsid="010d7220"/>
    </style:style>
    <style:style style:name="T157" style:family="text">
      <style:text-properties officeooo:rsid="0111bef7"/>
    </style:style>
    <style:style style:name="T158" style:family="text">
      <style:text-properties officeooo:rsid="0112f066"/>
    </style:style>
    <style:style style:name="T159" style:family="text">
      <style:text-properties officeooo:rsid="01136ce0"/>
    </style:style>
    <style:style style:name="T160" style:family="text">
      <style:text-properties officeooo:rsid="0114b712"/>
    </style:style>
    <style:style style:name="T161" style:family="text">
      <style:text-properties officeooo:rsid="0119759f"/>
    </style:style>
    <style:style style:name="T162" style:family="text">
      <style:text-properties officeooo:rsid="0125b91d"/>
    </style:style>
    <style:style style:name="T163" style:family="text">
      <style:text-properties officeooo:rsid="012939a4"/>
    </style:style>
    <style:style style:name="T164" style:family="text">
      <style:text-properties officeooo:rsid="012a3ca0"/>
    </style:style>
    <style:style style:name="T165" style:family="text">
      <style:text-properties officeooo:rsid="012b60a5"/>
    </style:style>
    <style:style style:name="T166" style:family="text">
      <style:text-properties officeooo:rsid="012f91eb"/>
    </style:style>
    <style:style style:name="T167" style:family="text">
      <style:text-properties officeooo:rsid="01321733"/>
    </style:style>
    <style:style style:name="T168" style:family="text">
      <style:text-properties officeooo:rsid="0132d0ce"/>
    </style:style>
    <style:style style:name="T169" style:family="text">
      <style:text-properties officeooo:rsid="013a10fd"/>
    </style:style>
    <style:style style:name="T170" style:family="text">
      <style:text-properties officeooo:rsid="013c881a"/>
    </style:style>
    <style:style style:name="T171" style:family="text">
      <style:text-properties officeooo:rsid="0144939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68583511" text:style-name="WW8Num1">
        <text:list-item>
          <text:p text:style-name="P135">RF001 – <text:span text:style-name="T151">Manter planejamento de viagens</text:span></text:p>
        </text:list-item>
      </text:list>
      <text:p text:style-name="P1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8">Código</text:p>
          </table:table-cell>
          <table:table-cell table:style-name="Tabela1.B1" office:value-type="string">
            <text:p text:style-name="P37">RF001</text:p>
          </table:table-cell>
          <table:table-cell table:style-name="Tabela1.A1" office:value-type="string">
            <text:p text:style-name="P18">Tipo</text:p>
          </table:table-cell>
          <table:table-cell table:style-name="Tabela1.D1" office:value-type="string">
            <text:p text:style-name="P37">Funcional</text:p>
          </table:table-cell>
        </table:table-row>
        <table:table-row table:style-name="Tabela1.2">
          <table:table-cell table:style-name="Tabela1.A2" table:number-columns-spanned="4" office:value-type="string">
            <text:p text:style-name="P18">Atores Envolvidos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P37">Usuário com acesso administrador do sistema.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2" table:number-columns-spanned="4" office:value-type="string">
            <text:p text:style-name="P25">Pré-condições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5" table:number-columns-spanned="4" office:value-type="string">
            <text:p text:style-name="P1">O Usuário com acesso administrador do sistema deve realizar login na aplicação. Somente após sua correta autenticação o sistema deve permitir acesso a função.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2" table:number-columns-spanned="4" office:value-type="string">
            <text:p text:style-name="P18">Descrição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7" table:number-columns-spanned="4" office:value-type="string">
            <text:p text:style-name="P46">Gerenciar <text:span text:style-name="T85">planos</text:span> de viagens refere-se as operações de criação, alteração, exclusão de <text:span text:style-name="T167">viagens, ou seja, impedir a redundância de registros de dias, turnos e paradas, assim possibilitando a oferta do serviço aos seus clientes</text:span>.</text:p>
            <text:p text:style-name="P53"/>
            <text:p text:style-name="P53">Um <text:span text:style-name="T85">planejamento de viagem</text:span> <text:span text:style-name="T83">é uma entidade que representa dentro do sistema uma viagem ofertado pela empresa, este sempre está relacionado a um endereço que é o seu destino</text:span>. Seus atributos de informação são:</text:p>
            <text:p text:style-name="P53"/>
            <text:p text:style-name="P121"><text:span text:style-name="T72">– </text:span><text:span text:style-name="T71">Destino</text:span>: <text:span text:style-name="T166">Endereço que está relacionado ao plano.</text:span><text:span text:style-name="T31"> </text:span></text:p>
            <text:p text:style-name="P87"><text:span text:style-name="T31">– </text:span><text:span text:style-name="T28">Condição da Oferta de p</text:span><text:span text:style-name="T30">lano</text:span><text:span text:style-name="T46">: Identifica se o p</text:span><text:span text:style-name="T47">lano</text:span><text:span text:style-name="T46"> pode ser ofertado por passagem, mensalmente ou ambos.</text:span></text:p>
            <text:p text:style-name="P95"><text:span text:style-name="T31">– </text:span><text:span text:style-name="T27">Preço </text:span><text:span text:style-name="T29">da passagem</text:span><text:span text:style-name="T13">: </text:span><text:span text:style-name="T12">O valor do pacote ofertado </text:span><text:span text:style-name="T14">em passagem.</text:span></text:p>
            <text:p text:style-name="P86"><text:span text:style-name="T50">– </text:span><text:span text:style-name="T29">Valor diário base</text:span><text:span text:style-name="T48">: O </text:span><text:span text:style-name="T49">valor</text:span><text:span text:style-name="T48"> diári</text:span><text:span text:style-name="T69">o que é cobrado por um dia de uso no plano mensal.</text:span></text:p>
            <text:p text:style-name="P86"><text:span text:style-name="T48">– </text:span><text:span text:style-name="T33">Número de vagas</text:span><text:span text:style-name="T52">: O número de vagas disponíveis n</text:span><text:span text:style-name="T69">a viagem</text:span><text:span text:style-name="T52">.</text:span></text:p>
            <text:p text:style-name="P37"/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2" table:number-columns-spanned="4" office:value-type="string">
            <text:p text:style-name="P18">Pós-Condições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9" table:number-columns-spanned="4" office:value-type="string">
            <text:p text:style-name="P1">As possíveis pós-condições são:</text:p>
            <text:list xml:id="list3557887395" text:style-name="WW8Num2">
              <text:list-item>
                <text:p text:style-name="P112">Se a operação foi de criação d<text:span text:style-name="T86">e um plano</text:span>, espera-se que um novo registro de <text:span text:style-name="T86">plano</text:span> esteja disponível.</text:p>
              </text:list-item>
              <text:list-item>
                <text:p text:style-name="P112">Se a operação foi de edição do <text:span text:style-name="T86">plano</text:span>, espera-se que os dados modificados sejam persistidos adequadamente na base de dados.</text:p>
              </text:list-item>
              <text:list-item>
                <text:p text:style-name="P102">Se a operação foi de exclusão, espera-se que o registro seja removido desde que não hajam impedimentos de negócio associados a operação, <text:span text:style-name="T168">neste caso h</text:span><text:span text:style-name="T24">avendo vínculo com um usuário, um <text:s/>aviso deve ser dado com os dizeres “Operação negada: </text:span><text:span text:style-name="T25">passageiro vinculado ao plano</text:span><text:span text:style-name="T24">” e a operação abortada.</text:span></text:p>
              </text:list-item>
              <text:list-item>
                <text:p text:style-name="P119">Se a operação for associação de um dia a um plano, espera-se que uma nova associação seja feita.</text:p>
              </text:list-item>
              <text:list-item>
                <text:p text:style-name="P119">Se a operação for a remoção de um dia de um plano, espera-se que o registro seja removido desde que não hajam impedimentos de negócio.</text:p>
              </text:list-item>
              <text:list-item>
                <text:p text:style-name="P109">Se a operação for associação de um <text:span text:style-name="T101">turno</text:span> a um plano, espera-se que uma nova associação seja feita.</text:p>
              </text:list-item>
              <text:list-item>
                <text:p text:style-name="P109">Se a operação for a remoção de um <text:span text:style-name="T101">turno</text:span> de um plano, espera-se que o registro seja removido desde que não hajam impedimentos de negócio.</text:p>
              </text:list-item>
              <text:list-item>
                <text:p text:style-name="P110"><text:soft-page-break/>Se for realizada uma operação relacionada a paradas, ela está <text:span text:style-name="T165">delegada</text:span> a manutenção de paradas requisito RF00<text:span text:style-name="T103">2</text:span>. </text:p>
              </text:list-item>
            </text:list>
            <text:p text:style-name="P1"/>
          </table:table-cell>
          <table:covered-table-cell/>
          <table:covered-table-cell/>
          <table:covered-table-cell/>
        </table:table-row>
      </table:table>
      <text:p text:style-name="P11"/>
      <text:list xml:id="list91840889724663" text:continue-list="list368583511" text:style-name="WW8Num1">
        <text:list-item>
          <text:p text:style-name="P136">RF00<text:span text:style-name="T102">2</text:span> – <text:span text:style-name="T99">Manter paradas dos planos</text:span></text:p>
        </text:list-item>
      </text:list>
      <text:p text:style-name="P1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19">Código</text:p>
          </table:table-cell>
          <table:table-cell table:style-name="Tabela3.B1" office:value-type="string">
            <text:p text:style-name="P38">RF00<text:span text:style-name="T102">2</text:span></text:p>
          </table:table-cell>
          <table:table-cell table:style-name="Tabela3.A1" office:value-type="string">
            <text:p text:style-name="P19">Tipo</text:p>
          </table:table-cell>
          <table:table-cell table:style-name="Tabela3.D1" office:value-type="string">
            <text:p text:style-name="P38">Funcional</text:p>
          </table:table-cell>
        </table:table-row>
        <table:table-row table:style-name="Tabela3.2">
          <table:table-cell table:style-name="Tabela3.A2" table:number-columns-spanned="4" office:value-type="string">
            <text:p text:style-name="P19">Atores Envolvidos</text:p>
          </table:table-cell>
          <table:covered-table-cell/>
          <table:covered-table-cell/>
          <table:covered-table-cell/>
        </table:table-row>
        <table:table-row table:style-name="Tabela3.1">
          <table:table-cell table:style-name="Tabela3.A3" table:number-columns-spanned="4" office:value-type="string">
            <text:p text:style-name="P38">Usuário com acesso administrador do sistema.</text:p>
          </table:table-cell>
          <table:covered-table-cell/>
          <table:covered-table-cell/>
          <table:covered-table-cell/>
        </table:table-row>
        <table:table-row table:style-name="Tabela3.1">
          <table:table-cell table:style-name="Tabela3.A2" table:number-columns-spanned="4" office:value-type="string">
            <text:p text:style-name="P26">Pré-condições</text:p>
          </table:table-cell>
          <table:covered-table-cell/>
          <table:covered-table-cell/>
          <table:covered-table-cell/>
        </table:table-row>
        <table:table-row table:style-name="Tabela3.1">
          <table:table-cell table:style-name="Tabela3.A5" table:number-columns-spanned="4" office:value-type="string">
            <text:p text:style-name="P2">O Usuário com acesso administrador do sistema deve realizar login na aplicação. Somente após sua correta autenticação <text:span text:style-name="T158">e a seleção de um plano</text:span> o sistema deve permitir acesso a função.</text:p>
          </table:table-cell>
          <table:covered-table-cell/>
          <table:covered-table-cell/>
          <table:covered-table-cell/>
        </table:table-row>
        <table:table-row table:style-name="Tabela3.1">
          <table:table-cell table:style-name="Tabela3.A2" table:number-columns-spanned="4" office:value-type="string">
            <text:p text:style-name="P19">Descrição</text:p>
          </table:table-cell>
          <table:covered-table-cell/>
          <table:covered-table-cell/>
          <table:covered-table-cell/>
        </table:table-row>
        <table:table-row table:style-name="Tabela3.1">
          <table:table-cell table:style-name="Tabela3.A7" table:number-columns-spanned="4" office:value-type="string">
            <text:p text:style-name="P96"><text:span text:style-name="T3">Manter </text:span><text:span text:style-name="T2">paradas dos planos</text:span><text:span text:style-name="T1"> de viagens refere-se as operações de criação, alteração e exclusão de </text:span><text:span text:style-name="T2">paradas de planos de viagem</text:span><text:span text:style-name="T1">.</text:span></text:p>
            <text:p text:style-name="P78"/>
            <text:p text:style-name="P78">A entidade parada representa dentro do sistema uma parada realizada por um <text:span text:style-name="T100">plano</text:span> de viagem. Seus atributos de Informação são:</text:p>
            <text:p text:style-name="P130"/>
            <text:p text:style-name="P122"><text:span text:style-name="T73">– </text:span><text:span text:style-name="T79">Endereço</text:span>: <text:span text:style-name="T84">Localização que relaciona a parada com um endereço, o deve ser possível ser compartilhar o endereço com diversas paradas.</text:span> </text:p>
            <text:p text:style-name="P123"><text:span text:style-name="T73">– </text:span><text:span text:style-name="T71">Horário</text:span>: <text:span text:style-name="T83">Hora indicada para o passageiro estar presente na parada.</text:span></text:p>
            <text:p text:style-name="P123">– <text:span text:style-name="T80">Turno_Dia</text:span><text:span text:style-name="T96">: Turno e dia a que uma parada está relacionada.</text:span></text:p>
            <text:p text:style-name="P123"/>
            <text:p text:style-name="P131">Uma parada sempre estará associada a um dia e turno. <text:span text:style-name="T162">Sendo o atributo turno_dia uma entidade que está relacionada a um plano.</text:span></text:p>
            <text:p text:style-name="P132"/>
            <text:p text:style-name="P38"/>
          </table:table-cell>
          <table:covered-table-cell/>
          <table:covered-table-cell/>
          <table:covered-table-cell/>
        </table:table-row>
        <table:table-row table:style-name="Tabela3.1">
          <table:table-cell table:style-name="Tabela3.A2" table:number-columns-spanned="4" office:value-type="string">
            <text:p text:style-name="P19">Pós-Condições</text:p>
          </table:table-cell>
          <table:covered-table-cell/>
          <table:covered-table-cell/>
          <table:covered-table-cell/>
        </table:table-row>
        <table:table-row table:style-name="Tabela3.1">
          <table:table-cell table:style-name="Tabela3.A9" table:number-columns-spanned="4" office:value-type="string">
            <text:p text:style-name="P2">As possíveis pós-condições são:</text:p>
            <text:list xml:id="list91839535426178" text:continue-list="list3557887395" text:style-name="WW8Num2">
              <text:list-item>
                <text:p text:style-name="P113">Se a operação foi de criação d<text:span text:style-name="T86">e uma parada</text:span>, espera-se que um novo registro de <text:span text:style-name="T100">parada</text:span> esteja disponível.</text:p>
              </text:list-item>
              <text:list-item>
                <text:p text:style-name="P113">Se a operação foi de edição d<text:span text:style-name="T100">a parada</text:span>, espera-se que os dados modificados sejam persistidos adequadamente na base de dados.</text:p>
              </text:list-item>
              <text:list-item>
                <text:p text:style-name="P103">Se a operação foi de exclusão, espera-se que o registro seja removido desde que não hajam impedimentos de negócio associados a operação, <text:span text:style-name="T20">o sistema deve </text:span><text:span text:style-name="T21">impedir a exclusão da parada se este turno tiver qualquer vínculo com um usuário, Havendo vínculo, um aviso com os dizeres “Operação negada: parada vinculado a usuário” deve ser emitido </text:span><text:span text:style-name="T22">e</text:span><text:span text:style-name="T21"> a operação abortada.</text:span></text:p>
              </text:list-item>
            </text:list>
            <text:p text:style-name="P2"/>
          </table:table-cell>
          <table:covered-table-cell/>
          <table:covered-table-cell/>
          <table:covered-table-cell/>
        </table:table-row>
      </table:table>
      <text:list xml:id="list91840189590265" text:continue-list="list91840889724663" text:style-name="WW8Num1">
        <text:list-item>
          <text:p text:style-name="P136">RF00<text:span text:style-name="T157">3</text:span> – <text:span text:style-name="T104">Autenticar perfis de usuário</text:span></text:p>
        </text:list-item>
      </text:list>
      <text:p text:style-name="P1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19">Código</text:p>
          </table:table-cell>
          <table:table-cell table:style-name="Tabela2.B1" office:value-type="string">
            <text:p text:style-name="P38">RF00<text:span text:style-name="T157">3</text:span></text:p>
          </table:table-cell>
          <table:table-cell table:style-name="Tabela2.A1" office:value-type="string">
            <text:p text:style-name="P19">Tipo</text:p>
          </table:table-cell>
          <table:table-cell table:style-name="Tabela2.D1" office:value-type="string">
            <text:p text:style-name="P38">Funcional</text:p>
          </table:table-cell>
        </table:table-row>
        <table:table-row table:style-name="Tabela2.2">
          <table:table-cell table:style-name="Tabela2.A2" table:number-columns-spanned="4" office:value-type="string">
            <text:p text:style-name="P19">Atores Envolvidos</text:p>
          </table:table-cell>
          <table:covered-table-cell/>
          <table:covered-table-cell/>
          <table:covered-table-cell/>
        </table:table-row>
        <table:table-row table:style-name="Tabela2.1">
          <table:table-cell table:style-name="Tabela2.A3" table:number-columns-spanned="4" office:value-type="string">
            <text:p text:style-name="P44">Usuário do sistema <text:span text:style-name="T143">do tipo administrador ou cliente.</text:span></text:p>
          </table:table-cell>
          <table:covered-table-cell/>
          <table:covered-table-cell/>
          <table:covered-table-cell/>
        </table:table-row>
        <table:table-row table:style-name="Tabela2.1">
          <table:table-cell table:style-name="Tabela2.A2" table:number-columns-spanned="4" office:value-type="string">
            <text:p text:style-name="P27">Pré-condições</text:p>
          </table:table-cell>
          <table:covered-table-cell/>
          <table:covered-table-cell/>
          <table:covered-table-cell/>
        </table:table-row>
        <table:table-row table:style-name="Tabela2.1">
          <table:table-cell table:style-name="Tabela2.A5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ela2.1">
          <table:table-cell table:style-name="Tabela2.A2" table:number-columns-spanned="4" office:value-type="string">
            <text:p text:style-name="P19">Descrição</text:p>
          </table:table-cell>
          <table:covered-table-cell/>
          <table:covered-table-cell/>
          <table:covered-table-cell/>
        </table:table-row>
        <table:table-row table:style-name="Tabela2.1">
          <table:table-cell table:style-name="Tabela2.A7" table:number-columns-spanned="4" office:value-type="string">
            <text:p text:style-name="P49">Autenticar perfis de usuário refere-se ao ato de verificação da existência de um registro de um usuário no sistema independentemente <text:span text:style-name="T156">d</text:span>e seu perfil. <text:span text:style-name="T156">E</text:span>ntenda-se perfil como nível de acesso ao sistema <text:span text:style-name="T156">que delimita o acesso a ações que alteram a condição dos registros do sistema de acordo com o nível de acesso do usuário</text:span>. <text:span text:style-name="T136">Não é necessário que um usuário esteja cadastrado pois, o sistema deve negar acesso as funções do sistema se não houver correspondência de usuário e senha com os registros armazenados. Se o usuário não possuir o nível de acesso correspondente ao requerimentos da função ele não terá acesso a mesma.</text:span></text:p>
            <text:p text:style-name="P49"/>
            <text:p text:style-name="P50">A autenticação procurará um nome de usuário e senha correspondentes as credencias inseridas no processo de login.</text:p>
            <text:p text:style-name="P55"/>
            <text:p text:style-name="P38"/>
          </table:table-cell>
          <table:covered-table-cell/>
          <table:covered-table-cell/>
          <table:covered-table-cell/>
        </table:table-row>
        <table:table-row table:style-name="Tabela2.1">
          <table:table-cell table:style-name="Tabela2.A2" table:number-columns-spanned="4" office:value-type="string">
            <text:p text:style-name="P19">Pós-Condições</text:p>
          </table:table-cell>
          <table:covered-table-cell/>
          <table:covered-table-cell/>
          <table:covered-table-cell/>
        </table:table-row>
        <table:table-row table:style-name="Tabela2.1">
          <table:table-cell table:style-name="Tabela2.A9" table:number-columns-spanned="4" office:value-type="string">
            <text:p text:style-name="P2">As possíveis pós-condições são:</text:p>
            <text:list xml:id="list91841242129289" text:continue-list="list91839535426178" text:style-name="WW8Num2">
              <text:list-item>
                <text:p text:style-name="P113">Se a <text:span text:style-name="T105">autenticação for bem-sucedida, o usuário deverá ter acesso as ações disponibilizadas para o seu perfil</text:span>.</text:p>
              </text:list-item>
              <text:list-item>
                <text:p text:style-name="P113">Se a <text:span text:style-name="T105">autenticação for malsucedida, o usuário deverá ser informado de que as suas credencias não estão registradas no sistema. A mensagem deverá ser: “Usuário ou senha não encontrados”.</text:span></text:p>
              </text:list-item>
            </text:list>
            <text:p text:style-name="P2"/>
          </table:table-cell>
          <table:covered-table-cell/>
          <table:covered-table-cell/>
          <table:covered-table-cell/>
        </table:table-row>
      </table:table>
      <text:list xml:id="list91839867678418" text:continue-list="list91840189590265" text:style-name="WW8Num1">
        <text:list-item>
          <text:p text:style-name="P136">RF00<text:span text:style-name="T157">4</text:span> – <text:span text:style-name="T106">Manter usuários com seus perfis</text:span></text:p>
        </text:list-item>
      </text:list>
      <text:p text:style-name="P12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 table:style-name="Tabela6.1">
          <table:table-cell table:style-name="Tabela6.A1" office:value-type="string">
            <text:p text:style-name="P19">Código</text:p>
          </table:table-cell>
          <table:table-cell table:style-name="Tabela6.B1" office:value-type="string">
            <text:p text:style-name="P38">RF00<text:span text:style-name="T157">4</text:span></text:p>
          </table:table-cell>
          <table:table-cell table:style-name="Tabela6.A1" office:value-type="string">
            <text:p text:style-name="P19">Tipo</text:p>
          </table:table-cell>
          <table:table-cell table:style-name="Tabela6.D1" office:value-type="string">
            <text:p text:style-name="P38">Funcional</text:p>
          </table:table-cell>
        </table:table-row>
        <table:table-row table:style-name="Tabela6.2">
          <table:table-cell table:style-name="Tabela6.A2" table:number-columns-spanned="4" office:value-type="string">
            <text:p text:style-name="P19">Atores Envolvidos</text:p>
          </table:table-cell>
          <table:covered-table-cell/>
          <table:covered-table-cell/>
          <table:covered-table-cell/>
        </table:table-row>
        <table:table-row table:style-name="Tabela6.1">
          <table:table-cell table:style-name="Tabela6.A3" table:number-columns-spanned="4" office:value-type="string">
            <text:p text:style-name="P38">Usuário com acesso administrador do sistema <text:span text:style-name="T108">e Usuários não autenticados.</text:span></text:p>
          </table:table-cell>
          <table:covered-table-cell/>
          <table:covered-table-cell/>
          <table:covered-table-cell/>
        </table:table-row>
        <table:table-row table:style-name="Tabela6.1">
          <table:table-cell table:style-name="Tabela6.A2" table:number-columns-spanned="4" office:value-type="string">
            <text:p text:style-name="P28">Pré-condições</text:p>
          </table:table-cell>
          <table:covered-table-cell/>
          <table:covered-table-cell/>
          <table:covered-table-cell/>
        </table:table-row>
        <table:table-row table:style-name="Tabela6.1">
          <table:table-cell table:style-name="Tabela6.A5" table:number-columns-spanned="4" office:value-type="string">
            <text:p text:style-name="P2">O Usuário com acesso administrador do sistema deve realizar login na aplicação. Somente após sua correta autenticação o sistema deve permitir acesso a função, <text:span text:style-name="T109">caso seja a criação de outro usuário que possui direitos de administrador. Para usuários sem um cadastro no sistema é possível criar perfis do tipo cliente.</text:span></text:p>
          </table:table-cell>
          <table:covered-table-cell/>
          <table:covered-table-cell/>
          <table:covered-table-cell/>
        </table:table-row>
        <table:table-row table:style-name="Tabela6.1">
          <table:table-cell table:style-name="Tabela6.A2" table:number-columns-spanned="4" office:value-type="string">
            <text:p text:style-name="P19">Descrição</text:p>
          </table:table-cell>
          <table:covered-table-cell/>
          <table:covered-table-cell/>
          <table:covered-table-cell/>
        </table:table-row>
        <table:table-row table:style-name="Tabela6.1">
          <table:table-cell table:style-name="Tabela6.A7" table:number-columns-spanned="4" office:value-type="string">
            <text:p text:style-name="P47"><text:span text:style-name="T107">Manter usuários com seus perfis, refere-se as ações de criar, editar e remover um registro do tipo usuário do sistema</text:span>.</text:p>
            <text:p text:style-name="P54"/>
            <text:p text:style-name="P62"><text:bookmark-start text:name="__DdeLink__972_1325481027"/>Um usuário é uma entidade que representa dentro do sistema um usuário <text:span text:style-name="T155">com seu nível de acesso</text:span>. Seus atributos de informação são:</text:p>
            <text:p text:style-name="P123">– <text:span text:style-name="T74">Nome</text:span><text:span text:style-name="T87">:</text:span><text:span text:style-name="T74"> </text:span><text:span text:style-name="T87">Nome do usuário</text:span><text:span text:style-name="T83">.</text:span></text:p>
            <text:p text:style-name="P85"><text:span text:style-name="T11">– </text:span><text:span text:style-name="T32">Senha</text:span><text:span text:style-name="T46">: </text:span><text:span text:style-name="T51">Senha escolhida para o login no sistema</text:span><text:span text:style-name="T46">.</text:span></text:p>
            <text:p text:style-name="P85"><text:span text:style-name="T46">– </text:span><text:span text:style-name="T38">Nível de acesso</text:span><text:span text:style-name="T61">: Nível de acesso ao sistema.</text:span></text:p>
            <text:p text:style-name="P78"/>
            <text:p text:style-name="P84">Caso um usuário administrador crie outro usuário administrador este não terá um relação com qualquer entidade cliente, esta ação é realizada em uma área restrita que necessita da autenticação do administrador para seu acesso.</text:p>
            <text:p text:style-name="P84"/>
            <text:p text:style-name="P84">Se um usuário não cadastrado quiser ter acesso a realização de reservas de planos é necessário o cadastro de um usuário cliente, esta ação não terá a necessidade de autenticação para o seu acesso requererá informar tanto os dados correspondentes da entidades usuário e cliente que serão vinculados.</text:p>
            <text:p text:style-name="P78"/>
            <text:p text:style-name="P97"><text:span text:style-name="T46">A</text:span><text:span text:style-name="T45">pós a criação de um usuário </text:span><text:span text:style-name="T63">de nível de acesso</text:span><text:span text:style-name="T45"> </text:span><text:span text:style-name="T62">cliente</text:span><text:span text:style-name="T45">, um</text:span><text:span text:style-name="T62">a entidade</text:span><text:span text:style-name="T45"> cliente será criad</text:span><text:span text:style-name="T62">a</text:span><text:span text:style-name="T45"> e vinculad</text:span><text:span text:style-name="T62">a por meio de uma relação</text:span><text:span text:style-name="T45">. Seus atributos de informação são:</text:span></text:p>
            <text:p text:style-name="P97"><text:span text:style-name="T45">– </text:span><text:span text:style-name="T36">Nome</text:span><text:span text:style-name="T57">: Nome do cliente.</text:span></text:p>
            <text:p text:style-name="P97"><text:span text:style-name="T57">– </text:span><text:span text:style-name="T36">Sobrenome</text:span><text:span text:style-name="T57">: Sobrenome do cliente.</text:span><text:bookmark-start text:name="__DdeLink__977_1325481027"/><text:bookmark-start text:name="__DdeLink__974_1325481027"/></text:p>
            <text:p text:style-name="P97"><text:span text:style-name="T45">– </text:span><text:span text:style-name="T34">RG</text:span><text:span text:style-name="T53">: O número de RG do cliente.</text:span></text:p>
            <text:p text:style-name="P97"><text:span text:style-name="T45">– </text:span><text:span text:style-name="T26">CPF</text:span><text:span text:style-name="T45">: O número de CPF do cliente.</text:span><text:bookmark-end text:name="__DdeLink__974_1325481027"/></text:p>
            <text:p text:style-name="P97"><text:span text:style-name="T45">– </text:span><text:span text:style-name="T26">Endereço</text:span><text:span text:style-name="T45">: Endereço </text:span><text:span text:style-name="T67">que o</text:span><text:span text:style-name="T45"> cliente </text:span><text:span text:style-name="T67">está relacionado</text:span><text:span text:style-name="T45">.</text:span></text:p>
            <text:p text:style-name="P97"><text:span text:style-name="T45">– </text:span><text:bookmark-start text:name="__DdeLink__1970_1758562874"/><text:span text:style-name="T35">Data de Nascimento</text:span><text:span text:style-name="T56">: Data de nascimento do cliente.</text:span><text:bookmark-end text:name="__DdeLink__1970_1758562874"/><text:bookmark-end text:name="__DdeLink__972_1325481027"/><text:bookmark-end text:name="__DdeLink__977_1325481027"/></text:p>
            <text:p text:style-name="P100"><text:span text:style-name="T35">– </text:span><text:span text:style-name="T44">Telefone</text:span><text:span text:style-name="T56">: Data de nascimento do cliente.</text:span></text:p>
            <text:p text:style-name="P100"><text:span text:style-name="T35">– </text:span><text:span text:style-name="T44">E-mail</text:span><text:span text:style-name="T56">: Data de nascimento do cliente.</text:span></text:p>
            <text:p text:style-name="P97"><text:span text:style-name="T56">– </text:span><text:span text:style-name="T39">Usuário</text:span><text:span text:style-name="T62">: O usuário cliente que está relacionado ao cliente.</text:span></text:p>
            <text:p text:style-name="P38"/>
          </table:table-cell>
          <table:covered-table-cell/>
          <table:covered-table-cell/>
          <table:covered-table-cell/>
        </table:table-row>
        <table:table-row table:style-name="Tabela6.1">
          <table:table-cell table:style-name="Tabela6.A2" table:number-columns-spanned="4" office:value-type="string">
            <text:p text:style-name="P19">Pós-Condições</text:p>
          </table:table-cell>
          <table:covered-table-cell/>
          <table:covered-table-cell/>
          <table:covered-table-cell/>
        </table:table-row>
        <text:soft-page-break/>
        <table:table-row table:style-name="Tabela6.1">
          <table:table-cell table:style-name="Tabela6.A9" table:number-columns-spanned="4" office:value-type="string">
            <text:p text:style-name="P2">As possíveis pós-condições são:</text:p>
            <text:list xml:id="list91839525611777" text:continue-list="list91841242129289" text:style-name="WW8Num2">
              <text:list-item>
                <text:p text:style-name="P113">Se a operação foi de criação d<text:span text:style-name="T86">e um usuário,</text:span> espera-se que um novo registro de <text:span text:style-name="T86">plano</text:span> esteja disponível.</text:p>
              </text:list-item>
              <text:list-item>
                <text:p text:style-name="P113">Se a operação foi de edição do <text:span text:style-name="T137">usuário</text:span>, espera-se que os dados modificados sejam persistidos adequadamente na base de dados.</text:p>
              </text:list-item>
              <text:list-item>
                <text:p text:style-name="P104">Se a operação foi de exclusão, espera-se que o registro seja removido desde que não hajam impedimentos de negócio associados a operação, <text:span text:style-name="T153">ou seja, se </text:span><text:span text:style-name="T17">se h</text:span><text:span text:style-name="T18">ouverem</text:span><text:span text:style-name="T17"> entidades relacionadas a</text:span><text:span text:style-name="T18">o</text:span><text:span text:style-name="T17"> </text:span><text:span text:style-name="T18">registro.</text:span></text:p>
              </text:list-item>
              <text:list-item>
                <text:p text:style-name="P120">Se a operação <text:span text:style-name="T110">de criação</text:span> for realizada por um usuário com nível de autenticação administrador o usuário criado terá acesso <text:span text:style-name="T154">administrativo</text:span>.</text:p>
              </text:list-item>
              <text:list-item>
                <text:p text:style-name="P120">Se a operação <text:span text:style-name="T110">de criação</text:span> for realizada por um usuário não autenticado, o usuário criado terá nível de acesso limitado a cliente.</text:p>
              </text:list-item>
            </text:list>
            <text:p text:style-name="P2"/>
          </table:table-cell>
          <table:covered-table-cell/>
          <table:covered-table-cell/>
          <table:covered-table-cell/>
        </table:table-row>
      </table:table>
      <text:list xml:id="list91839268895095" text:continue-list="list91839867678418" text:style-name="WW8Num1">
        <text:list-item>
          <text:p text:style-name="P136">RF00<text:span text:style-name="T157">5</text:span> – <text:span text:style-name="T147">Manter reservas de usuários de um plano</text:span></text:p>
        </text:list-item>
      </text:list>
      <text:p text:style-name="P12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row table:style-name="Tabela7.1">
          <table:table-cell table:style-name="Tabela7.A1" office:value-type="string">
            <text:p text:style-name="P19">Código</text:p>
          </table:table-cell>
          <table:table-cell table:style-name="Tabela7.B1" office:value-type="string">
            <text:p text:style-name="P38">RF00<text:span text:style-name="T157">5</text:span></text:p>
          </table:table-cell>
          <table:table-cell table:style-name="Tabela7.A1" office:value-type="string">
            <text:p text:style-name="P19">Tipo</text:p>
          </table:table-cell>
          <table:table-cell table:style-name="Tabela7.D1" office:value-type="string">
            <text:p text:style-name="P38">Funcional</text:p>
          </table:table-cell>
        </table:table-row>
        <table:table-row table:style-name="Tabela7.2">
          <table:table-cell table:style-name="Tabela7.A2" table:number-columns-spanned="4" office:value-type="string">
            <text:p text:style-name="P19">Atores Envolvidos</text:p>
          </table:table-cell>
          <table:covered-table-cell/>
          <table:covered-table-cell/>
          <table:covered-table-cell/>
        </table:table-row>
        <table:table-row table:style-name="Tabela7.1">
          <table:table-cell table:style-name="Tabela7.A3" table:number-columns-spanned="4" office:value-type="string">
            <text:p text:style-name="P45">Usuário do sistema <text:span text:style-name="T147">de nível cliente</text:span>.</text:p>
          </table:table-cell>
          <table:covered-table-cell/>
          <table:covered-table-cell/>
          <table:covered-table-cell/>
        </table:table-row>
        <table:table-row table:style-name="Tabela7.1">
          <table:table-cell table:style-name="Tabela7.A2" table:number-columns-spanned="4" office:value-type="string">
            <text:p text:style-name="P34">Pré-condições</text:p>
          </table:table-cell>
          <table:covered-table-cell/>
          <table:covered-table-cell/>
          <table:covered-table-cell/>
        </table:table-row>
        <table:table-row table:style-name="Tabela7.1">
          <table:table-cell table:style-name="Tabela7.A5" table:number-columns-spanned="4" office:value-type="string">
            <text:p text:style-name="P5">O <text:span text:style-name="T125">Usuário</text:span> deve realizar login na aplicação. Somente após sua correta autenticação o<text:span text:style-name="T146">s</text:span></text:p>
            <text:p text:style-name="P9">usuários poderá ter acesso à função.<text:bookmark text:name="__DdeLink__961_2976528401"/></text:p>
          </table:table-cell>
          <table:covered-table-cell/>
          <table:covered-table-cell/>
          <table:covered-table-cell/>
        </table:table-row>
        <table:table-row table:style-name="Tabela7.1">
          <table:table-cell table:style-name="Tabela7.A2" table:number-columns-spanned="4" office:value-type="string">
            <text:p text:style-name="P19">Descrição</text:p>
          </table:table-cell>
          <table:covered-table-cell/>
          <table:covered-table-cell/>
          <table:covered-table-cell/>
        </table:table-row>
        <table:table-row table:style-name="Tabela7.1">
          <table:table-cell table:style-name="Tabela7.A7" table:number-columns-spanned="4" office:value-type="string">
            <text:p text:style-name="P75"><text:span text:style-name="T113">Manter reservas de usuários de um plano</text:span><text:span text:style-name="T111"> refere-se a</text:span><text:span text:style-name="T113">s</text:span><text:span text:style-name="T112"> reservas de usuários </text:span><text:span text:style-name="T113">em relação a</text:span><text:span text:style-name="T112"> um </text:span><text:span text:style-name="T113">ou mais</text:span><text:span text:style-name="T112"> plano</text:span><text:span text:style-name="T113">s, uma reserva consiste da associação de um usuário de nível cliente com uma parada </text:span><text:span text:style-name="T117">e os dias selecionados</text:span><text:span text:style-name="T113"> de um plano.</text:span><text:span text:style-name="T112"> </text:span></text:p>
            <text:p text:style-name="P51"/>
            <text:p text:style-name="P76"><text:span text:style-name="T111">A entidade reserva possui os </text:span><text:span text:style-name="T114">atributos de informação:</text:span></text:p>
            <text:p text:style-name="P76"><text:span text:style-name="T122">– </text:span><text:span text:style-name="T121">Data</text:span><text:span text:style-name="T111">: Data da reserva de plano, só possui valor se a reserva for de passagem.</text:span></text:p>
            <text:p text:style-name="P76"><text:span text:style-name="T111">– </text:span><text:span text:style-name="T121">Tipo</text:span><text:span text:style-name="T111">: Indica a natureza da reserva se é mensal ou passagem.</text:span></text:p>
            <text:p text:style-name="P76"><text:span text:style-name="T111">– </text:span><text:span text:style-name="T121">Parada</text:span><text:span text:style-name="T111">: Indica a parada de um plano.</text:span></text:p>
            <text:p text:style-name="P77"><text:span text:style-name="T121">– Usuário</text:span><text:span text:style-name="T111">: Indica o usuário que realizou a reserva.</text:span></text:p>
            <text:p text:style-name="P77"><text:span text:style-name="T111">– </text:span><text:span text:style-name="T123">Status</text:span><text:span text:style-name="T115">: Indica se a reserva est</text:span><text:span text:style-name="T119">á</text:span><text:span text:style-name="T115"> ativa.</text:span></text:p>
            <text:p text:style-name="P77"><text:span text:style-name="T115">– </text:span><text:span text:style-name="T124">Data de alteração</text:span><text:span text:style-name="T116">: Indica a data em que a mudança de um plano entr</text:span><text:span text:style-name="T120">ará</text:span><text:span text:style-name="T116"> em vigor.</text:span></text:p>
            <text:p text:style-name="P51"/>
            <text:p text:style-name="P75"><text:span text:style-name="T113">Se o número de reservas de um plano não é igual ao número de vagas o usuário poderá reservar uma vaga, ou seja, criar uma relação entre ele e uma parada de um plano. </text:span><text:span text:style-name="T117">Ao realizar a operação será mostrado o valor do plano com base nos dias selecionados pela </text:span><text:span text:style-name="T119">fórmula</text:span><text:span text:style-name="T117">: dias </text:span><text:span text:style-name="T118">úteis do mês (feriados não contam)</text:span><text:span text:style-name="T117"> x valor diário. Caso a reserva for de uma passagem será mostrado o valor da passagem do plano. </text:span></text:p>
            <text:p text:style-name="P52"/>
            <text:p text:style-name="P57"><text:span text:style-name="T113">C</text:span><text:span text:style-name="T112">aso o número de reservas seja igual ao número de vagas </text:span><text:span text:style-name="T113">há</text:span><text:span text:style-name="T112"> a impossibilidade de mais usuários se associarem ao plano, </text:span><text:span text:style-name="T113">em decorrência disso</text:span><text:span text:style-name="T128"> a reserva de vaga deve ficar indisponível nessa condição, <text:s/>deve ser dado o aviso com os dizeres “Operação indisponível: vagas do plano preenchidas” deve ser mostrado na tela de seleção de plano.</text:span></text:p>
            <text:p text:style-name="P59"/>
            <text:p text:style-name="P54"/>
            <text:p text:style-name="P38"/>
          </table:table-cell>
          <table:covered-table-cell/>
          <table:covered-table-cell/>
          <table:covered-table-cell/>
        </table:table-row>
        <table:table-row table:style-name="Tabela7.1">
          <table:table-cell table:style-name="Tabela7.A2" table:number-columns-spanned="4" office:value-type="string">
            <text:p text:style-name="P19">Pós-Condições</text:p>
          </table:table-cell>
          <table:covered-table-cell/>
          <table:covered-table-cell/>
          <table:covered-table-cell/>
        </table:table-row>
        <table:table-row table:style-name="Tabela7.1">
          <table:table-cell table:style-name="Tabela7.A9" table:number-columns-spanned="4" office:value-type="string">
            <text:p text:style-name="P2">As possíveis pós-condições são:</text:p>
            <text:list xml:id="list91840448690458" text:continue-list="list91839525611777" text:style-name="WW8Num2">
              <text:list-item>
                <text:p text:style-name="P113">Se a operação <text:span text:style-name="T126">de reserva for realizada quando existem vagas disponíveis, um novo registro deve ser criado</text:span>.</text:p>
              </text:list-item>
              <text:list-item>
                <text:p text:style-name="P105">Se <text:span text:style-name="T127">for realizada a alteração de reservas do tipo mensais, não deve ser alterado o registro evitando mudanças no mês corrente, um novo registro deve ser criado com status inativo, para no mês seguinte ser ativado e o registro corrente </text:span><text:soft-page-break/><text:span text:style-name="T127">desativado</text:span>. <text:span text:style-name="T149">Se for realizada a alteração de uma reserva de passagem o registro será alterado imediatamente. </text:span></text:p>
              </text:list-item>
              <text:list-item>
                <text:p text:style-name="P111">Se a ação realizada for o <text:span text:style-name="T148">remoção</text:span> da reserva, o registro deve ser <text:span text:style-name="T150">desativado</text:span> imediatamente caso seja passagem, no caso de mensalidade o registro só será <text:span text:style-name="T150">desativado</text:span> no mês seguinte a realização do cancelamento<text:span text:style-name="T149">.</text:span></text:p>
              </text:list-item>
            </text:list>
            <text:p text:style-name="P2"/>
          </table:table-cell>
          <table:covered-table-cell/>
          <table:covered-table-cell/>
          <table:covered-table-cell/>
        </table:table-row>
      </table:table>
      <text:list xml:id="list91840230735594" text:continue-list="list91839268895095" text:style-name="WW8Num1">
        <text:list-item>
          <text:p text:style-name="P136">RF00<text:span text:style-name="T157">6</text:span> – <text:span text:style-name="T129">Gerenciar a alocação de veículos utilizados nas viagens</text:span></text:p>
        </text:list-item>
      </text:list>
      <text:p text:style-name="P12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 table:style-name="Tabela8.1">
          <table:table-cell table:style-name="Tabela8.A1" office:value-type="string">
            <text:p text:style-name="P19">Código</text:p>
          </table:table-cell>
          <table:table-cell table:style-name="Tabela8.B1" office:value-type="string">
            <text:p text:style-name="P38">RF00<text:span text:style-name="T157">6</text:span></text:p>
          </table:table-cell>
          <table:table-cell table:style-name="Tabela8.A1" office:value-type="string">
            <text:p text:style-name="P19">Tipo</text:p>
          </table:table-cell>
          <table:table-cell table:style-name="Tabela8.D1" office:value-type="string">
            <text:p text:style-name="P38">Funcional</text:p>
          </table:table-cell>
        </table:table-row>
        <table:table-row table:style-name="Tabela8.2">
          <table:table-cell table:style-name="Tabela8.A2" table:number-columns-spanned="4" office:value-type="string">
            <text:p text:style-name="P19">Atores Envolvidos</text:p>
          </table:table-cell>
          <table:covered-table-cell/>
          <table:covered-table-cell/>
          <table:covered-table-cell/>
        </table:table-row>
        <table:table-row table:style-name="Tabela8.1">
          <table:table-cell table:style-name="Tabela8.A3" table:number-columns-spanned="4" office:value-type="string">
            <text:p text:style-name="P38">Usuário com acesso administrador do sistema.</text:p>
          </table:table-cell>
          <table:covered-table-cell/>
          <table:covered-table-cell/>
          <table:covered-table-cell/>
        </table:table-row>
        <table:table-row table:style-name="Tabela8.1">
          <table:table-cell table:style-name="Tabela8.A2" table:number-columns-spanned="4" office:value-type="string">
            <text:p text:style-name="P35">Pré-condições</text:p>
          </table:table-cell>
          <table:covered-table-cell/>
          <table:covered-table-cell/>
          <table:covered-table-cell/>
        </table:table-row>
        <table:table-row table:style-name="Tabela8.1">
          <table:table-cell table:style-name="Tabela8.A5" table:number-columns-spanned="4" office:value-type="string">
            <text:p text:style-name="P3">O Usuário com acesso administrador do sistema deve realizar login na aplicação. Somente após sua correta autenticação o sistema deve permitir acesso a função. <text:span text:style-name="T138">Os veículos devem existir no sistema para serem gerenciados.</text:span></text:p>
          </table:table-cell>
          <table:covered-table-cell/>
          <table:covered-table-cell/>
          <table:covered-table-cell/>
        </table:table-row>
        <table:table-row table:style-name="Tabela8.1">
          <table:table-cell table:style-name="Tabela8.A2" table:number-columns-spanned="4" office:value-type="string">
            <text:p text:style-name="P19">Descrição</text:p>
          </table:table-cell>
          <table:covered-table-cell/>
          <table:covered-table-cell/>
          <table:covered-table-cell/>
        </table:table-row>
        <table:table-row table:style-name="Tabela8.1">
          <table:table-cell table:style-name="Tabela8.A7" table:number-columns-spanned="4" office:value-type="string">
            <text:p text:style-name="P47">Gerenciar <text:span text:style-name="T130">a alocação de veículos utilizados nas viagens</text:span> refere-se as operações de criação, alteração e exclusão de <text:span text:style-name="T130">relações entre um plano de viagem, dia e turno a um veículo que comporte a quantidade de reservas do período</text:span>.</text:p>
            <text:p text:style-name="P54"/>
            <text:p text:style-name="P85"><text:span text:style-name="T11">Um</text:span><text:span text:style-name="T15">a</text:span><text:span text:style-name="T11"> </text:span><text:span text:style-name="T15">alocação de veículo</text:span><text:span text:style-name="T11"> </text:span><text:span text:style-name="T12">é uma entidade que representa dentro do sistema um veículo alocado pela empresa para um dia e turno de um plano de viagem</text:span><text:span text:style-name="T11">. </text:span><text:span text:style-name="T54">Logo a função deve assegurar que um mesmo veículo não seja indicado para uso em períodos simultâneos <text:s/>entre planos evitando</text:span><text:span text:style-name="T141"> </text:span><text:span text:style-name="T55">choques entre planos,</text:span><text:span text:style-name="T54"> além de manter o registro de uso do veículo.</text:span></text:p>
            <text:p text:style-name="P38"/>
          </table:table-cell>
          <table:covered-table-cell/>
          <table:covered-table-cell/>
          <table:covered-table-cell/>
        </table:table-row>
        <table:table-row table:style-name="Tabela8.1">
          <table:table-cell table:style-name="Tabela8.A2" table:number-columns-spanned="4" office:value-type="string">
            <text:p text:style-name="P19">Pós-Condições</text:p>
          </table:table-cell>
          <table:covered-table-cell/>
          <table:covered-table-cell/>
          <table:covered-table-cell/>
        </table:table-row>
        <table:table-row table:style-name="Tabela8.1">
          <table:table-cell table:style-name="Tabela8.A9" table:number-columns-spanned="4" office:value-type="string">
            <text:p text:style-name="P2">As possíveis pós-condições são:</text:p>
            <text:list xml:id="list91840163690874" text:continue-list="list91840448690458" text:style-name="WW8Num2">
              <text:list-item>
                <text:p text:style-name="P113">Se a operação foi de criação d<text:span text:style-name="T86">e uma alocação,</text:span> espera-se que um novo registro de <text:span text:style-name="T130">alocação</text:span> esteja disponível.</text:p>
              </text:list-item>
              <text:list-item>
                <text:p text:style-name="P106">Se a operação foi de edição d<text:span text:style-name="T130">a</text:span> <text:span text:style-name="T130">alocação</text:span>, espera-se que os dados modificados sejam persistidos adequadamente na base de dados.</text:p>
              </text:list-item>
              <text:list-item>
                <text:p text:style-name="P113">Se a operação foi de exclusão, espera-se que o registro seja removido desde que não hajam impedimentos de negócio associados a operação.</text:p>
              </text:list-item>
            </text:list>
            <text:p text:style-name="P2"/>
          </table:table-cell>
          <table:covered-table-cell/>
          <table:covered-table-cell/>
          <table:covered-table-cell/>
        </table:table-row>
      </table:table>
      <text:list xml:id="list91840391274195" text:continue-list="list91840230735594" text:style-name="WW8Num1">
        <text:list-item>
          <text:p text:style-name="P136">RF00<text:span text:style-name="T157">7</text:span> – <text:span text:style-name="T131">Gerenciar a alocação de destinos das viagens.</text:span></text:p>
        </text:list-item>
      </text:list>
      <text:p text:style-name="P12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row table:style-name="Tabela9.1">
          <table:table-cell table:style-name="Tabela9.A1" office:value-type="string">
            <text:p text:style-name="P19">Código</text:p>
          </table:table-cell>
          <table:table-cell table:style-name="Tabela9.B1" office:value-type="string">
            <text:p text:style-name="P38">RF00<text:span text:style-name="T157">7</text:span></text:p>
          </table:table-cell>
          <table:table-cell table:style-name="Tabela9.A1" office:value-type="string">
            <text:p text:style-name="P19">Tipo</text:p>
          </table:table-cell>
          <table:table-cell table:style-name="Tabela9.D1" office:value-type="string">
            <text:p text:style-name="P38">Funcional</text:p>
          </table:table-cell>
        </table:table-row>
        <table:table-row table:style-name="Tabela9.2">
          <table:table-cell table:style-name="Tabela9.A2" table:number-columns-spanned="4" office:value-type="string">
            <text:p text:style-name="P19">Atores Envolvidos</text:p>
          </table:table-cell>
          <table:covered-table-cell/>
          <table:covered-table-cell/>
          <table:covered-table-cell/>
        </table:table-row>
        <table:table-row table:style-name="Tabela9.1">
          <table:table-cell table:style-name="Tabela9.A3" table:number-columns-spanned="4" office:value-type="string">
            <text:p text:style-name="P38">Usuário com acesso administrador do sistema.</text:p>
          </table:table-cell>
          <table:covered-table-cell/>
          <table:covered-table-cell/>
          <table:covered-table-cell/>
        </table:table-row>
        <table:table-row table:style-name="Tabela9.1">
          <table:table-cell table:style-name="Tabela9.A2" table:number-columns-spanned="4" office:value-type="string">
            <text:p text:style-name="P35">Pré-condições</text:p>
          </table:table-cell>
          <table:covered-table-cell/>
          <table:covered-table-cell/>
          <table:covered-table-cell/>
        </table:table-row>
        <table:table-row table:style-name="Tabela9.1">
          <table:table-cell table:style-name="Tabela9.A5" table:number-columns-spanned="4" office:value-type="string">
            <text:p text:style-name="P3">O Usuário com acesso administrador do sistema deve realizar login na aplicação. Somente após sua correta autenticação o sistema deve permitir acesso a função. <text:span text:style-name="T139">O motorista devem existir no sistema para serem gerenciados.</text:span></text:p>
          </table:table-cell>
          <table:covered-table-cell/>
          <table:covered-table-cell/>
          <table:covered-table-cell/>
        </table:table-row>
        <table:table-row table:style-name="Tabela9.1">
          <table:table-cell table:style-name="Tabela9.A2" table:number-columns-spanned="4" office:value-type="string">
            <text:p text:style-name="P19">Descrição</text:p>
          </table:table-cell>
          <table:covered-table-cell/>
          <table:covered-table-cell/>
          <table:covered-table-cell/>
        </table:table-row>
        <table:table-row table:style-name="Tabela9.1">
          <table:table-cell table:style-name="Tabela9.A7" table:number-columns-spanned="4" office:value-type="string">
            <text:p text:style-name="P47">Gerenciar <text:span text:style-name="T130">a alocação de motoristas das viagens</text:span> refere-se as operações de criação, alteração e exclusão de <text:span text:style-name="T130">relações entre um plano de viagem, dia, turno e veículo a um motorista.</text:span></text:p>
            <text:p text:style-name="P54"/>
            <text:p text:style-name="P88"><text:span text:style-name="T11">Um</text:span><text:span text:style-name="T15">a</text:span><text:span text:style-name="T11"> </text:span><text:span text:style-name="T15">alocação de </text:span><text:span text:style-name="T16">motorista</text:span><text:span text:style-name="T11"> </text:span><text:span text:style-name="T12">é uma entidade que representa dentro do sistema um </text:span><text:span text:style-name="T16">motorista</text:span><text:span text:style-name="T12"> alocado pela empresa para veículo </text:span><text:span text:style-name="T16">associado a</text:span><text:span text:style-name="T12"> um dia e turno de um plano de viagem</text:span><text:span text:style-name="T11">. </text:span><text:span text:style-name="T54">Logo a função deve assegurar que um mesmo </text:span><text:span text:style-name="T55">motorista</text:span><text:span text:style-name="T54"> não seja indicado para uso em períodos simultâneos entre planos, evitando </text:span><text:span text:style-name="T55">choques entre planos</text:span><text:span text:style-name="T54">, além de manter o registro </text:span><text:span text:style-name="T55">dos motoristas</text:span><text:span text:style-name="T54">.</text:span></text:p>
            <text:p text:style-name="P38"/>
          </table:table-cell>
          <table:covered-table-cell/>
          <table:covered-table-cell/>
          <table:covered-table-cell/>
        </table:table-row>
        <table:table-row table:style-name="Tabela9.1">
          <table:table-cell table:style-name="Tabela9.A2" table:number-columns-spanned="4" office:value-type="string">
            <text:p text:style-name="P19">Pós-Condições</text:p>
          </table:table-cell>
          <table:covered-table-cell/>
          <table:covered-table-cell/>
          <table:covered-table-cell/>
        </table:table-row>
        <table:table-row table:style-name="Tabela9.1">
          <table:table-cell table:style-name="Tabela9.A9" table:number-columns-spanned="4" office:value-type="string">
            <text:p text:style-name="P2">As possíveis pós-condições são:</text:p>
            <text:list xml:id="list91839701034939" text:continue-list="list91840163690874" text:style-name="WW8Num2">
              <text:list-item>
                <text:p text:style-name="P113">Se a operação foi de criação d<text:span text:style-name="T86">e uma alocação</text:span>, espera-se que um novo registro de <text:span text:style-name="T130">alocação</text:span> esteja disponível.</text:p>
              </text:list-item>
              <text:list-item>
                <text:p text:style-name="P106">Se a operação foi de edição d<text:span text:style-name="T130">a</text:span> <text:span text:style-name="T130">alocação</text:span>, espera-se que os dados modificados sejam persistidos adequadamente na base de dados.</text:p>
              </text:list-item>
              <text:list-item>
                <text:p text:style-name="P113">Se a operação foi de exclusão, espera-se que o registro seja removido desde que não hajam impedimentos de negócio associados a operação.</text:p>
              </text:list-item>
            </text:list>
            <text:p text:style-name="P2"/>
          </table:table-cell>
          <table:covered-table-cell/>
          <table:covered-table-cell/>
          <table:covered-table-cell/>
        </table:table-row>
      </table:table>
      <text:list xml:id="list91840182554937" text:continue-list="list91840391274195" text:style-name="WW8Num1">
        <text:list-item>
          <text:p text:style-name="P136">RF00<text:span text:style-name="T157">8</text:span> – <text:span text:style-name="T132">Gerar relatório de passageiros</text:span></text:p>
        </text:list-item>
      </text:list>
      <text:p text:style-name="P12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row table:style-name="Tabela10.1">
          <table:table-cell table:style-name="Tabela10.A1" office:value-type="string">
            <text:p text:style-name="P19">Código</text:p>
          </table:table-cell>
          <table:table-cell table:style-name="Tabela10.B1" office:value-type="string">
            <text:p text:style-name="P38">RF00<text:span text:style-name="T157">8</text:span></text:p>
          </table:table-cell>
          <table:table-cell table:style-name="Tabela10.A1" office:value-type="string">
            <text:p text:style-name="P19">Tipo</text:p>
          </table:table-cell>
          <table:table-cell table:style-name="Tabela10.D1" office:value-type="string">
            <text:p text:style-name="P38">Funcional</text:p>
          </table:table-cell>
        </table:table-row>
        <table:table-row table:style-name="Tabela10.2">
          <table:table-cell table:style-name="Tabela10.A2" table:number-columns-spanned="4" office:value-type="string">
            <text:p text:style-name="P19">Atores Envolvidos</text:p>
          </table:table-cell>
          <table:covered-table-cell/>
          <table:covered-table-cell/>
          <table:covered-table-cell/>
        </table:table-row>
        <table:table-row table:style-name="Tabela10.1">
          <table:table-cell table:style-name="Tabela10.A3" table:number-columns-spanned="4" office:value-type="string">
            <text:p text:style-name="P38">Usuário com acesso administrador do sistema.</text:p>
          </table:table-cell>
          <table:covered-table-cell/>
          <table:covered-table-cell/>
          <table:covered-table-cell/>
        </table:table-row>
        <table:table-row table:style-name="Tabela10.1">
          <table:table-cell table:style-name="Tabela10.A2" table:number-columns-spanned="4" office:value-type="string">
            <text:p text:style-name="P36">Pré-condições</text:p>
          </table:table-cell>
          <table:covered-table-cell/>
          <table:covered-table-cell/>
          <table:covered-table-cell/>
        </table:table-row>
        <table:table-row table:style-name="Tabela10.1">
          <table:table-cell table:style-name="Tabela10.A5" table:number-columns-spanned="4" office:value-type="string">
            <text:p text:style-name="P2">O Usuário com acesso administrador do sistema deve realizar login na aplicação. Somente após sua correta autenticação o sistema deve permitir acesso a função.</text:p>
          </table:table-cell>
          <table:covered-table-cell/>
          <table:covered-table-cell/>
          <table:covered-table-cell/>
        </table:table-row>
        <table:table-row table:style-name="Tabela10.1">
          <table:table-cell table:style-name="Tabela10.A2" table:number-columns-spanned="4" office:value-type="string">
            <text:p text:style-name="P19">Descrição</text:p>
          </table:table-cell>
          <table:covered-table-cell/>
          <table:covered-table-cell/>
          <table:covered-table-cell/>
        </table:table-row>
        <table:table-row table:style-name="Tabela10.1">
          <table:table-cell table:style-name="Tabela10.A7" table:number-columns-spanned="4" office:value-type="string">
            <text:p text:style-name="P60">Gerar relatório de passageiros se refere ao ato listar os passageiros de um determinado plano.</text:p>
            <text:p text:style-name="P60"/>
            <text:p text:style-name="P61">O relatório <text:span text:style-name="T134">deve</text:span> ter seus parâmetros setados limitando não apenas o plano, mas, também o dia e turno escolhidos. <text:span text:style-name="T135">Será também possível ver</text:span> planos em que um usuário aderiu <text:span text:style-name="T152">e</text:span> custo do serviço ao usuário <text:span text:style-name="T152">que será calculado</text:span><text:span text:style-name="T117"> com base nos dias selecionados pela formula: dias </text:span><text:span text:style-name="T118">úteis do mês (feriados não contam)</text:span><text:span text:style-name="T117"> x valor diário. Caso a reserva for de uma passagem será mostrado o valor da passagem do plano.</text:span></text:p>
            <text:p text:style-name="P54"/>
            <text:p text:style-name="P58">Na ação de <text:span text:style-name="T132">geração do relatório</text:span>, o sistema deve <text:span text:style-name="T132">avisar caso não hajam registro correspondentes aos parâmetros de busca um aviso com os dizeres “Falha na operação: não foram encontrados registros correspondentes a pesquisa” deve ser emitido e obviamente, a operação finalizada.</text:span></text:p>
            <text:p text:style-name="P58"/>
            <text:p text:style-name="P54"/>
            <text:p text:style-name="P38"/>
          </table:table-cell>
          <table:covered-table-cell/>
          <table:covered-table-cell/>
          <table:covered-table-cell/>
        </table:table-row>
        <table:table-row table:style-name="Tabela10.1">
          <table:table-cell table:style-name="Tabela10.A2" table:number-columns-spanned="4" office:value-type="string">
            <text:p text:style-name="P19">Pós-Condições</text:p>
          </table:table-cell>
          <table:covered-table-cell/>
          <table:covered-table-cell/>
          <table:covered-table-cell/>
        </table:table-row>
        <table:table-row table:style-name="Tabela10.1">
          <table:table-cell table:style-name="Tabela10.A9" table:number-columns-spanned="4" office:value-type="string">
            <text:p text:style-name="P2">As possíveis pós-condições são:</text:p>
            <text:list xml:id="list91839955287466" text:continue-list="list91839701034939" text:style-name="WW8Num2">
              <text:list-item>
                <text:p text:style-name="P113">Se a operação foi de <text:span text:style-name="T133">geração de relatório de passageiros</text:span>, espera-se que um novo re<text:span text:style-name="T133">latório seja gerado e mostrado ao administrador, se os parâmetros indicados forem válidos. Os parâmetros para a geração do relatório são: plano para relatório agregado dos usuários utilizadores, passageiro que leva a busca de planos utilizados pelo mesmo, se o parâmetro for de dia da semana os planos que operam no dia são demonstrados</text:span>.</text:p>
              </text:list-item>
            </text:list>
            <text:p text:style-name="P2"/>
          </table:table-cell>
          <table:covered-table-cell/>
          <table:covered-table-cell/>
          <table:covered-table-cell/>
        </table:table-row>
      </table:table>
      <text:p text:style-name="P12"/>
      <text:list xml:id="list91839668525130" text:continue-list="list91840182554937" text:style-name="WW8Num1">
        <text:list-item>
          <text:p text:style-name="P137">RF0<text:span text:style-name="T157">09</text:span> – <text:span text:style-name="T106">Manter motoristas</text:span></text:p>
        </text:list-item>
      </text:list>
      <text:p text:style-name="P13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office:value-type="string">
            <text:p text:style-name="P20">Código</text:p>
          </table:table-cell>
          <table:table-cell table:style-name="Tabela5.B1" office:value-type="string">
            <text:p text:style-name="P39">RF0<text:span text:style-name="T157">09</text:span></text:p>
          </table:table-cell>
          <table:table-cell table:style-name="Tabela5.A1" office:value-type="string">
            <text:p text:style-name="P20">Tipo</text:p>
          </table:table-cell>
          <table:table-cell table:style-name="Tabela5.D1" office:value-type="string">
            <text:p text:style-name="P39">Funcional</text:p>
          </table:table-cell>
        </table:table-row>
        <table:table-row table:style-name="Tabela5.2">
          <table:table-cell table:style-name="Tabela5.A2" table:number-columns-spanned="4" office:value-type="string">
            <text:p text:style-name="P20">Atores Envolvidos</text:p>
          </table:table-cell>
          <table:covered-table-cell/>
          <table:covered-table-cell/>
          <table:covered-table-cell/>
        </table:table-row>
        <table:table-row table:style-name="Tabela5.1">
          <table:table-cell table:style-name="Tabela5.A3" table:number-columns-spanned="4" office:value-type="string">
            <text:p text:style-name="P39">Usuário com acesso administrador do sistema.</text:p>
          </table:table-cell>
          <table:covered-table-cell/>
          <table:covered-table-cell/>
          <table:covered-table-cell/>
        </table:table-row>
        <table:table-row table:style-name="Tabela5.1">
          <table:table-cell table:style-name="Tabela5.A2" table:number-columns-spanned="4" office:value-type="string">
            <text:p text:style-name="P29">Pré-condições</text:p>
          </table:table-cell>
          <table:covered-table-cell/>
          <table:covered-table-cell/>
          <table:covered-table-cell/>
        </table:table-row>
        <table:table-row table:style-name="Tabela5.1">
          <table:table-cell table:style-name="Tabela5.A5" table:number-columns-spanned="4" office:value-type="string">
            <text:p text:style-name="P4">O Usuário com acesso administrador do sistema deve realizar login na aplicação. Somente após sua correta autenticação o sistema deve permitir acesso a função<text:span text:style-name="T109">. </text:span></text:p>
          </table:table-cell>
          <table:covered-table-cell/>
          <table:covered-table-cell/>
          <table:covered-table-cell/>
        </table:table-row>
        <table:table-row table:style-name="Tabela5.1">
          <table:table-cell table:style-name="Tabela5.A2" table:number-columns-spanned="4" office:value-type="string">
            <text:p text:style-name="P20">Descrição</text:p>
          </table:table-cell>
          <table:covered-table-cell/>
          <table:covered-table-cell/>
          <table:covered-table-cell/>
        </table:table-row>
        <table:table-row table:style-name="Tabela5.1">
          <table:table-cell table:style-name="Tabela5.A7" table:number-columns-spanned="4" office:value-type="string">
            <text:p text:style-name="P48"><text:span text:style-name="T142">Manter motoristas das</text:span> refere-se as operações de criação, alteração e exclusão de <text:span text:style-name="T142">entidades motorista.</text:span></text:p>
            <text:p text:style-name="P56"/>
            <text:p text:style-name="P89"><text:span text:style-name="T11">Um</text:span><text:span text:style-name="T15">a</text:span><text:span text:style-name="T11"> </text:span><text:span text:style-name="T16">motorista</text:span><text:span text:style-name="T11"> </text:span><text:span text:style-name="T12">é uma entidade que representa dentro do sistema um </text:span><text:span text:style-name="T16">motorista</text:span><text:span text:style-name="T12"> alocado pela empresa para veículo </text:span><text:span text:style-name="T16">associado a</text:span><text:span text:style-name="T12"> um dia e turno de um plano de viagem</text:span><text:span text:style-name="T11">. </text:span><text:span text:style-name="T54">Logo a função deve assegurar que um mesmo </text:span><text:span text:style-name="T55">motorista</text:span><text:span text:style-name="T54"> não seja indicado para uso em períodos simultâneos entre planos, evitando </text:span><text:span text:style-name="T55">choques entre planos</text:span><text:span text:style-name="T54">, além de manter o registro </text:span><text:span text:style-name="T55">dos motoristas</text:span><text:span text:style-name="T54">.</text:span></text:p>
            <text:p text:style-name="P79"/>
            <text:p text:style-name="P63">Um <text:span text:style-name="T140">motorista</text:span> é uma entidade que representa dentro do sistema um <text:span text:style-name="T140">motorista da empresa.</text:span> Seus atributos de informação são:</text:p>
            <text:p text:style-name="P124">– <text:span text:style-name="T74">Nome</text:span><text:span text:style-name="T87">:</text:span><text:span text:style-name="T74"> </text:span><text:span text:style-name="T87">Nome do </text:span><text:span text:style-name="T89">motorista</text:span><text:span text:style-name="T83">.</text:span></text:p>
            <text:p text:style-name="P89"><text:span text:style-name="T11">– </text:span><text:span text:style-name="T32">S</text:span><text:span text:style-name="T36">obrenome</text:span><text:span text:style-name="T46">: </text:span><text:span text:style-name="T60">Sobrenome do motorista</text:span><text:span text:style-name="T46">.</text:span></text:p>
            <text:p text:style-name="P89"><text:span text:style-name="T46">– </text:span><text:span text:style-name="T37">RG</text:span><text:span text:style-name="T60">: Número de RG do motorista.</text:span></text:p>
            <text:p text:style-name="P69"><text:span text:style-name="T90">– </text:span><text:span text:style-name="T76">CHN</text:span><text:span text:style-name="T91">: Número da carteira de motorista.</text:span></text:p>
            <text:p text:style-name="P39"/>
          </table:table-cell>
          <table:covered-table-cell/>
          <table:covered-table-cell/>
          <table:covered-table-cell/>
        </table:table-row>
        <table:table-row table:style-name="Tabela5.1">
          <table:table-cell table:style-name="Tabela5.A2" table:number-columns-spanned="4" office:value-type="string">
            <text:p text:style-name="P20">Pós-Condições</text:p>
          </table:table-cell>
          <table:covered-table-cell/>
          <table:covered-table-cell/>
          <table:covered-table-cell/>
        </table:table-row>
        <table:table-row table:style-name="Tabela5.1">
          <table:table-cell table:style-name="Tabela5.A9" table:number-columns-spanned="4" office:value-type="string">
            <text:p text:style-name="P4">As possíveis pós-condições são:</text:p>
            <text:list xml:id="list91840331637069" text:continue-list="list91839955287466" text:style-name="WW8Num2">
              <text:list-item>
                <text:p text:style-name="P114">Se a operação foi de criação d<text:span text:style-name="T86">e um motorista,</text:span> espera-se que um novo registro de <text:span text:style-name="T86">plano</text:span> esteja disponível.</text:p>
              </text:list-item>
              <text:list-item>
                <text:p text:style-name="P114">Se a operação foi de edição do <text:span text:style-name="T145">motorista</text:span>, espera-se que os dados modificados sejam persistidos adequadamente na base de dados.</text:p>
              </text:list-item>
              <text:list-item>
                <text:p text:style-name="P107">Se a operação foi de exclusão, espera-se que o registro seja removido desde que não hajam impedimentos de negócio associados a operação, <text:span text:style-name="T145">neste caso a</text:span> <text:span text:style-name="T144">associação de um veículo com uma alocação</text:span>.</text:p>
              </text:list-item>
            </text:list>
            <text:p text:style-name="P4"/>
          </table:table-cell>
          <table:covered-table-cell/>
          <table:covered-table-cell/>
          <table:covered-table-cell/>
        </table:table-row>
      </table:table>
      <text:list xml:id="list91840652295475" text:continue-list="list91839668525130" text:style-name="WW8Num1">
        <text:list-item>
          <text:p text:style-name="P138">RF0<text:span text:style-name="T142">10</text:span> – <text:span text:style-name="T106">Manter veículos</text:span></text:p>
        </text:list-item>
      </text:list>
      <text:p text:style-name="P13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row table:style-name="Tabela11.1">
          <table:table-cell table:style-name="Tabela11.A1" office:value-type="string">
            <text:p text:style-name="P20">Código</text:p>
          </table:table-cell>
          <table:table-cell table:style-name="Tabela11.B1" office:value-type="string">
            <text:p text:style-name="P39">RF0<text:span text:style-name="T142">10</text:span></text:p>
          </table:table-cell>
          <table:table-cell table:style-name="Tabela11.A1" office:value-type="string">
            <text:p text:style-name="P20">Tipo</text:p>
          </table:table-cell>
          <table:table-cell table:style-name="Tabela11.D1" office:value-type="string">
            <text:p text:style-name="P39">Funcional</text:p>
          </table:table-cell>
        </table:table-row>
        <table:table-row table:style-name="Tabela11.2">
          <table:table-cell table:style-name="Tabela11.A2" table:number-columns-spanned="4" office:value-type="string">
            <text:p text:style-name="P20">Atores Envolvidos</text:p>
          </table:table-cell>
          <table:covered-table-cell/>
          <table:covered-table-cell/>
          <table:covered-table-cell/>
        </table:table-row>
        <table:table-row table:style-name="Tabela11.1">
          <table:table-cell table:style-name="Tabela11.A3" table:number-columns-spanned="4" office:value-type="string">
            <text:p text:style-name="P39">Usuário com acesso administrador do sistema.</text:p>
          </table:table-cell>
          <table:covered-table-cell/>
          <table:covered-table-cell/>
          <table:covered-table-cell/>
        </table:table-row>
        <table:table-row table:style-name="Tabela11.1">
          <table:table-cell table:style-name="Tabela11.A2" table:number-columns-spanned="4" office:value-type="string">
            <text:p text:style-name="P29">Pré-condições</text:p>
          </table:table-cell>
          <table:covered-table-cell/>
          <table:covered-table-cell/>
          <table:covered-table-cell/>
        </table:table-row>
        <table:table-row table:style-name="Tabela11.1">
          <table:table-cell table:style-name="Tabela11.A5" table:number-columns-spanned="4" office:value-type="string">
            <text:p text:style-name="P4">O Usuário com acesso administrador do sistema deve realizar login na aplicação. Somente após sua correta autenticação o sistema deve permitir acesso a função.<text:span text:style-name="T109"> </text:span></text:p>
          </table:table-cell>
          <table:covered-table-cell/>
          <table:covered-table-cell/>
          <table:covered-table-cell/>
        </table:table-row>
        <table:table-row table:style-name="Tabela11.1">
          <table:table-cell table:style-name="Tabela11.A2" table:number-columns-spanned="4" office:value-type="string">
            <text:p text:style-name="P20">Descrição</text:p>
          </table:table-cell>
          <table:covered-table-cell/>
          <table:covered-table-cell/>
          <table:covered-table-cell/>
        </table:table-row>
        <table:table-row table:style-name="Tabela11.1">
          <table:table-cell table:style-name="Tabela11.A7" table:number-columns-spanned="4" office:value-type="string">
            <text:p text:style-name="P89"><text:span text:style-name="T4">Manter </text:span><text:span text:style-name="T6">veículos</text:span><text:span text:style-name="T4"> das</text:span><text:span text:style-name="T5"> refere-se as operações de criação, alteração e exclusão de </text:span><text:span text:style-name="T4">entidades </text:span><text:span text:style-name="T6">veículo</text:span><text:span text:style-name="T4">.</text:span></text:p>
            <text:p text:style-name="P79"/>
            <text:p text:style-name="P64">Um <text:span text:style-name="T140">veículo</text:span> é uma entidade que representa dentro do sistema um <text:span text:style-name="T140">veículo utilizado pela empresa</text:span>. Seus atributos de informação são:</text:p>
            <text:p text:style-name="P125">– <text:span text:style-name="T75">Modelo</text:span><text:span text:style-name="T87">:</text:span><text:span text:style-name="T74"> </text:span><text:span text:style-name="T88">Modelo do veículo</text:span><text:span text:style-name="T83">.</text:span></text:p>
            <text:p text:style-name="P90"><text:span text:style-name="T11">– </text:span><text:span text:style-name="T36">Ano</text:span><text:span text:style-name="T46">: </text:span><text:span text:style-name="T58">Ano do veículo</text:span><text:span text:style-name="T46">.</text:span></text:p>
            <text:p text:style-name="P98"><text:span text:style-name="T45">– </text:span><text:span text:style-name="T36">Capacidade</text:span><text:span text:style-name="T53">: </text:span><text:span text:style-name="T58">Número máximo de passageiros </text:span><text:span text:style-name="T59">do veículo</text:span><text:span text:style-name="T53">.</text:span></text:p>
            <text:p text:style-name="P98"><text:span text:style-name="T45">– </text:span><text:span text:style-name="T36">Placa</text:span><text:span text:style-name="T45">: </text:span><text:span text:style-name="T58">A placa do veículo</text:span><text:span text:style-name="T45">.</text:span></text:p>
            <text:p text:style-name="P70"/>
            <text:p text:style-name="P39"/>
          </table:table-cell>
          <table:covered-table-cell/>
          <table:covered-table-cell/>
          <table:covered-table-cell/>
        </table:table-row>
        <table:table-row table:style-name="Tabela11.1">
          <table:table-cell table:style-name="Tabela11.A2" table:number-columns-spanned="4" office:value-type="string">
            <text:p text:style-name="P20">Pós-Condições</text:p>
          </table:table-cell>
          <table:covered-table-cell/>
          <table:covered-table-cell/>
          <table:covered-table-cell/>
        </table:table-row>
        <table:table-row table:style-name="Tabela11.1">
          <table:table-cell table:style-name="Tabela11.A9" table:number-columns-spanned="4" office:value-type="string">
            <text:p text:style-name="P4">As possíveis pós-condições são:</text:p>
            <text:list xml:id="list91840801013755" text:continue-list="list91840331637069" text:style-name="WW8Num2">
              <text:list-item>
                <text:p text:style-name="P114">Se a operação foi de criação d<text:span text:style-name="T86">e um veículo,</text:span> espera-se que um novo registro de <text:span text:style-name="T86">plano</text:span> esteja disponível.</text:p>
              </text:list-item>
              <text:list-item>
                <text:p text:style-name="P114">Se a operação foi de edição do <text:span text:style-name="T144">veículo</text:span>, espera-se que os dados modificados sejam persistidos adequadamente na base de dados.</text:p>
              </text:list-item>
              <text:list-item>
                <text:p text:style-name="P114">Se a operação foi de exclusão, espera-se que o registro seja removido desde que não hajam impedimentos de negócio associados a operação, <text:span text:style-name="T144">neste caso a associação de um veículo com uma alocação</text:span>.</text:p>
              </text:list-item>
            </text:list>
          </table:table-cell>
          <table:covered-table-cell/>
          <table:covered-table-cell/>
          <table:covered-table-cell/>
        </table:table-row>
      </table:table>
      <text:list xml:id="list91840200719805" text:continue-list="list91840652295475" text:style-name="WW8Num1">
        <text:list-item>
          <text:p text:style-name="P143">RF0<text:span text:style-name="T159">11</text:span> – <text:span text:style-name="T106">Manter cidade</text:span></text:p>
        </text:list-item>
      </text:list>
      <text:p text:style-name="P14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21">Código</text:p>
          </table:table-cell>
          <table:table-cell table:style-name="Tabela4.B1" office:value-type="string">
            <text:p text:style-name="P40">RF0<text:span text:style-name="T159">11</text:span></text:p>
          </table:table-cell>
          <table:table-cell table:style-name="Tabela4.A1" office:value-type="string">
            <text:p text:style-name="P21">Tipo</text:p>
          </table:table-cell>
          <table:table-cell table:style-name="Tabela4.D1" office:value-type="string">
            <text:p text:style-name="P40">Funcional</text:p>
          </table:table-cell>
        </table:table-row>
        <table:table-row table:style-name="Tabela4.2">
          <table:table-cell table:style-name="Tabela4.A2" table:number-columns-spanned="4" office:value-type="string">
            <text:p text:style-name="P21">Atores Envolvidos</text:p>
          </table:table-cell>
          <table:covered-table-cell/>
          <table:covered-table-cell/>
          <table:covered-table-cell/>
        </table:table-row>
        <table:table-row table:style-name="Tabela4.1">
          <table:table-cell table:style-name="Tabela4.A3" table:number-columns-spanned="4" office:value-type="string">
            <text:p text:style-name="P40">Usuário com acesso administrador do sistema.</text:p>
          </table:table-cell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" office:value-type="string">
            <text:p text:style-name="P30">Pré-condições</text:p>
          </table:table-cell>
          <table:covered-table-cell/>
          <table:covered-table-cell/>
          <table:covered-table-cell/>
        </table:table-row>
        <table:table-row table:style-name="Tabela4.1">
          <table:table-cell table:style-name="Tabela4.A5" table:number-columns-spanned="4" office:value-type="string">
            <text:p text:style-name="P6">O Usuário com acesso administrador do sistema deve realizar login na aplicação. Somente após sua correta autenticação o sistema deve permitir acesso a função<text:span text:style-name="T109">. </text:span></text:p>
          </table:table-cell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" office:value-type="string">
            <text:p text:style-name="P21">Descrição</text:p>
          </table:table-cell>
          <table:covered-table-cell/>
          <table:covered-table-cell/>
          <table:covered-table-cell/>
        </table:table-row>
        <table:table-row table:style-name="Tabela4.1">
          <table:table-cell table:style-name="Tabela4.A7" table:number-columns-spanned="4" office:value-type="string">
            <text:p text:style-name="P91"><text:span text:style-name="T4">Manter cidades das</text:span><text:span text:style-name="T5"> refere-se as operações de criação, alteração e exclusão de </text:span><text:span text:style-name="T4">entidades cidade.</text:span></text:p>
            <text:p text:style-name="P80"/>
            <text:p text:style-name="P65"><text:span text:style-name="T171">Uma cidade</text:span> é uma entidade que representa dentro do sistema um <text:span text:style-name="T140">cidade esta por sua vez está relacionada a uma entidade estado.</text:span> Seus atributos de informação são:</text:p>
            <text:p text:style-name="P126">– <text:span text:style-name="T74">Nome</text:span><text:span text:style-name="T87">:</text:span><text:span text:style-name="T74"> </text:span><text:span text:style-name="T87">Nome d</text:span><text:span text:style-name="T93">a</text:span><text:span text:style-name="T87"> </text:span><text:span text:style-name="T89">cidade</text:span><text:span text:style-name="T83">.</text:span></text:p>
            <text:p text:style-name="P91"><text:span text:style-name="T11">– </text:span><text:span text:style-name="T41">Estado</text:span><text:span text:style-name="T46">: </text:span><text:span text:style-name="T65">Estado a que uma cidade está relacionada</text:span><text:span text:style-name="T46">.</text:span></text:p>
            <text:p text:style-name="P40"/>
          </table:table-cell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" office:value-type="string">
            <text:p text:style-name="P21">Pós-Condições</text:p>
          </table:table-cell>
          <table:covered-table-cell/>
          <table:covered-table-cell/>
          <table:covered-table-cell/>
        </table:table-row>
        <table:table-row table:style-name="Tabela4.1">
          <table:table-cell table:style-name="Tabela4.A9" table:number-columns-spanned="4" office:value-type="string">
            <text:p text:style-name="P6">As possíveis pós-condições são:</text:p>
            <text:list xml:id="list91840611230464" text:continue-list="list91840801013755" text:style-name="WW8Num2">
              <text:list-item>
                <text:p text:style-name="P115">Se a operação foi de criação d<text:span text:style-name="T86">e uma cidade,</text:span> espera-se que um novo registro de <text:span text:style-name="T86">plano</text:span> esteja disponível.</text:p>
              </text:list-item>
              <text:list-item>
                <text:p text:style-name="P115">Se a operação foi de edição d<text:span text:style-name="T170">a</text:span> <text:span text:style-name="T145">cidade</text:span>, espera-se que os dados modificados sejam persistidos adequadamente na base de dados.</text:p>
              </text:list-item>
              <text:list-item>
                <text:p text:style-name="P108">Se a operação foi de exclusão, espera-se que o registro seja removido desde que não hajam impedimentos de negócio associados a operação, <text:span text:style-name="T145">neste caso a</text:span> <text:span text:style-name="T144">associação de um veículo com uma alocação</text:span>.</text:p>
              </text:list-item>
            </text:list>
            <text:p text:style-name="P6"/>
          </table:table-cell>
          <table:covered-table-cell/>
          <table:covered-table-cell/>
          <table:covered-table-cell/>
        </table:table-row>
      </table:table>
      <text:list xml:id="list91839593545199" text:continue-list="list91840200719805" text:style-name="WW8Num1">
        <text:list-item>
          <text:p text:style-name="P139">RF0<text:span text:style-name="T142">12</text:span> – <text:span text:style-name="T106">Manter estados</text:span></text:p>
        </text:list-item>
      </text:list>
      <text:p text:style-name="P14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row table:style-name="Tabela12.1">
          <table:table-cell table:style-name="Tabela12.A1" office:value-type="string">
            <text:p text:style-name="P21">Código</text:p>
          </table:table-cell>
          <table:table-cell table:style-name="Tabela12.B1" office:value-type="string">
            <text:p text:style-name="P40">RF0<text:span text:style-name="T142">12</text:span></text:p>
          </table:table-cell>
          <table:table-cell table:style-name="Tabela12.A1" office:value-type="string">
            <text:p text:style-name="P21">Tipo</text:p>
          </table:table-cell>
          <table:table-cell table:style-name="Tabela12.D1" office:value-type="string">
            <text:p text:style-name="P40">Funcional</text:p>
          </table:table-cell>
        </table:table-row>
        <table:table-row table:style-name="Tabela12.2">
          <table:table-cell table:style-name="Tabela12.A2" table:number-columns-spanned="4" office:value-type="string">
            <text:p text:style-name="P21">Atores Envolvidos</text:p>
          </table:table-cell>
          <table:covered-table-cell/>
          <table:covered-table-cell/>
          <table:covered-table-cell/>
        </table:table-row>
        <table:table-row table:style-name="Tabela12.1">
          <table:table-cell table:style-name="Tabela12.A3" table:number-columns-spanned="4" office:value-type="string">
            <text:p text:style-name="P40">Usuário com acesso administrador do sistema.</text:p>
          </table:table-cell>
          <table:covered-table-cell/>
          <table:covered-table-cell/>
          <table:covered-table-cell/>
        </table:table-row>
        <table:table-row table:style-name="Tabela12.1">
          <table:table-cell table:style-name="Tabela12.A2" table:number-columns-spanned="4" office:value-type="string">
            <text:p text:style-name="P30">Pré-condições</text:p>
          </table:table-cell>
          <table:covered-table-cell/>
          <table:covered-table-cell/>
          <table:covered-table-cell/>
        </table:table-row>
        <table:table-row table:style-name="Tabela12.1">
          <table:table-cell table:style-name="Tabela12.A5" table:number-columns-spanned="4" office:value-type="string">
            <text:p text:style-name="P6">O Usuário com acesso administrador do sistema deve realizar login na aplicação. Somente após sua correta autenticação o sistema deve permitir acesso a função<text:span text:style-name="T109">. </text:span></text:p>
          </table:table-cell>
          <table:covered-table-cell/>
          <table:covered-table-cell/>
          <table:covered-table-cell/>
        </table:table-row>
        <table:table-row table:style-name="Tabela12.1">
          <table:table-cell table:style-name="Tabela12.A2" table:number-columns-spanned="4" office:value-type="string">
            <text:p text:style-name="P21">Descrição</text:p>
          </table:table-cell>
          <table:covered-table-cell/>
          <table:covered-table-cell/>
          <table:covered-table-cell/>
        </table:table-row>
        <table:table-row table:style-name="Tabela12.1">
          <table:table-cell table:style-name="Tabela12.A7" table:number-columns-spanned="4" office:value-type="string">
            <text:p text:style-name="P91"><text:span text:style-name="T4">Manter </text:span><text:span text:style-name="T7">estado</text:span><text:span text:style-name="T4">s das</text:span><text:span text:style-name="T5"> refere-se as operações de criação, alteração e exclusão de </text:span><text:span text:style-name="T4">entidades </text:span><text:span text:style-name="T7">estado</text:span><text:span text:style-name="T4">.</text:span></text:p>
            <text:p text:style-name="P80"/>
            <text:p text:style-name="P65">Um <text:span text:style-name="T160">estado</text:span> é uma entidade que representa dentro do sistema um <text:span text:style-name="T160">estado da federação</text:span>. Seus atributos de informação são:</text:p>
            <text:p text:style-name="P126">– <text:span text:style-name="T77">Nome</text:span><text:span text:style-name="T87">:</text:span><text:span text:style-name="T74"> </text:span><text:span text:style-name="T92">Nome completo do estado</text:span><text:span text:style-name="T83">.</text:span></text:p>
            <text:p text:style-name="P91"><text:span text:style-name="T11">– </text:span><text:span text:style-name="T40">Sigla</text:span><text:span text:style-name="T46">: </text:span><text:span text:style-name="T64">Sigla do estado</text:span><text:span text:style-name="T46">.</text:span></text:p>
            <text:p text:style-name="P71"/>
            <text:p text:style-name="P40"/>
          </table:table-cell>
          <table:covered-table-cell/>
          <table:covered-table-cell/>
          <table:covered-table-cell/>
        </table:table-row>
        <table:table-row table:style-name="Tabela12.1">
          <table:table-cell table:style-name="Tabela12.A2" table:number-columns-spanned="4" office:value-type="string">
            <text:p text:style-name="P21">Pós-Condições</text:p>
          </table:table-cell>
          <table:covered-table-cell/>
          <table:covered-table-cell/>
          <table:covered-table-cell/>
        </table:table-row>
        <table:table-row table:style-name="Tabela12.1">
          <table:table-cell table:style-name="Tabela12.A9" table:number-columns-spanned="4" office:value-type="string">
            <text:p text:style-name="P6">As possíveis pós-condições são:</text:p>
            <text:list xml:id="list91839488513000" text:continue-list="list91840611230464" text:style-name="WW8Num2">
              <text:list-item>
                <text:p text:style-name="P115">Se a operação foi de criação d<text:span text:style-name="T86">e um estado,</text:span> espera-se que um novo registro de <text:span text:style-name="T86">plano</text:span> esteja disponível.</text:p>
              </text:list-item>
              <text:list-item>
                <text:p text:style-name="P115">Se a operação foi de edição do <text:span text:style-name="T160">estado</text:span>, espera-se que os dados modificados sejam persistidos adequadamente na base de dados.</text:p>
              </text:list-item>
              <text:list-item>
                <text:p text:style-name="P115">Se a operação foi de exclusão, espera-se que o registro seja removido desde que não hajam impedimentos de negócio associados a operação, <text:span text:style-name="T144">neste caso a associação de um veículo com uma alocação</text:span>.</text:p>
              </text:list-item>
            </text:list>
          </table:table-cell>
          <table:covered-table-cell/>
          <table:covered-table-cell/>
          <table:covered-table-cell/>
        </table:table-row>
      </table:table>
      <text:list xml:id="list91839283673550" text:continue-list="list91839593545199" text:style-name="WW8Num1">
        <text:list-item>
          <text:p text:style-name="P140">RF0<text:span text:style-name="T142">13</text:span> – <text:span text:style-name="T106">Manter Destino</text:span></text:p>
        </text:list-item>
      </text:list>
      <text:p text:style-name="P15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row table:style-name="Tabela13.1">
          <table:table-cell table:style-name="Tabela13.A1" office:value-type="string">
            <text:p text:style-name="P22">Código</text:p>
          </table:table-cell>
          <table:table-cell table:style-name="Tabela13.B1" office:value-type="string">
            <text:p text:style-name="P41">RF0<text:span text:style-name="T142">13</text:span></text:p>
          </table:table-cell>
          <table:table-cell table:style-name="Tabela13.A1" office:value-type="string">
            <text:p text:style-name="P22">Tipo</text:p>
          </table:table-cell>
          <table:table-cell table:style-name="Tabela13.D1" office:value-type="string">
            <text:p text:style-name="P41">Funcional</text:p>
          </table:table-cell>
        </table:table-row>
        <table:table-row table:style-name="Tabela13.2">
          <table:table-cell table:style-name="Tabela13.A2" table:number-columns-spanned="4" office:value-type="string">
            <text:p text:style-name="P22">Atores Envolvidos</text:p>
          </table:table-cell>
          <table:covered-table-cell/>
          <table:covered-table-cell/>
          <table:covered-table-cell/>
        </table:table-row>
        <table:table-row table:style-name="Tabela13.1">
          <table:table-cell table:style-name="Tabela13.A3" table:number-columns-spanned="4" office:value-type="string">
            <text:p text:style-name="P41">Usuário com acesso administrador do sistema.</text:p>
          </table:table-cell>
          <table:covered-table-cell/>
          <table:covered-table-cell/>
          <table:covered-table-cell/>
        </table:table-row>
        <table:table-row table:style-name="Tabela13.1">
          <table:table-cell table:style-name="Tabela13.A2" table:number-columns-spanned="4" office:value-type="string">
            <text:p text:style-name="P31">Pré-condições</text:p>
          </table:table-cell>
          <table:covered-table-cell/>
          <table:covered-table-cell/>
          <table:covered-table-cell/>
        </table:table-row>
        <table:table-row table:style-name="Tabela13.1">
          <table:table-cell table:style-name="Tabela13.A5" table:number-columns-spanned="4" office:value-type="string">
            <text:p text:style-name="P7">O Usuário com acesso administrador do sistema deve realizar login na aplicação. Somente após sua correta autenticação o sistema deve permitir acesso a função<text:span text:style-name="T109">. </text:span></text:p>
          </table:table-cell>
          <table:covered-table-cell/>
          <table:covered-table-cell/>
          <table:covered-table-cell/>
        </table:table-row>
        <table:table-row table:style-name="Tabela13.1">
          <table:table-cell table:style-name="Tabela13.A2" table:number-columns-spanned="4" office:value-type="string">
            <text:p text:style-name="P22">Descrição</text:p>
          </table:table-cell>
          <table:covered-table-cell/>
          <table:covered-table-cell/>
          <table:covered-table-cell/>
        </table:table-row>
        <table:table-row table:style-name="Tabela13.1">
          <table:table-cell table:style-name="Tabela13.A7" table:number-columns-spanned="4" office:value-type="string">
            <text:p text:style-name="P92"><text:span text:style-name="T4">Manter destinos das</text:span><text:span text:style-name="T5"> refere-se as operações de criação, alteração e exclusão de </text:span><text:span text:style-name="T4">entidades destino.</text:span></text:p>
            <text:p text:style-name="P81"/>
            <text:p text:style-name="P66">Um <text:span text:style-name="T161">destino</text:span> é uma entidade que representa dentro do sistema um <text:span text:style-name="T161">destino de um plano da empresa, este por sua vez está relacionado a um endereço</text:span>. Seus atributos de informação são:</text:p>
            <text:p text:style-name="P127">– <text:span text:style-name="T78">Nome</text:span><text:span text:style-name="T87">:</text:span><text:span text:style-name="T74"> </text:span><text:span text:style-name="T94">Nome do de</text:span><text:span text:style-name="T95">s</text:span><text:span text:style-name="T94">tino</text:span><text:span text:style-name="T83">.</text:span></text:p>
            <text:p text:style-name="P99"><text:span text:style-name="T45">– </text:span><text:span text:style-name="T42">Endereço</text:span><text:span text:style-name="T53">: </text:span><text:span text:style-name="T66">Endereço </text:span><text:span text:style-name="T67">que o</text:span><text:span text:style-name="T66"> destino </text:span><text:span text:style-name="T67">está relacionado</text:span><text:span text:style-name="T53">.</text:span></text:p>
            <text:p text:style-name="P72"/>
            <text:p text:style-name="P41"/>
          </table:table-cell>
          <table:covered-table-cell/>
          <table:covered-table-cell/>
          <table:covered-table-cell/>
        </table:table-row>
        <table:table-row table:style-name="Tabela13.1">
          <table:table-cell table:style-name="Tabela13.A2" table:number-columns-spanned="4" office:value-type="string">
            <text:p text:style-name="P22">Pós-Condições</text:p>
          </table:table-cell>
          <table:covered-table-cell/>
          <table:covered-table-cell/>
          <table:covered-table-cell/>
        </table:table-row>
        <table:table-row table:style-name="Tabela13.1">
          <table:table-cell table:style-name="Tabela13.A9" table:number-columns-spanned="4" office:value-type="string">
            <text:p text:style-name="P7">As possíveis pós-condições são:</text:p>
            <text:list xml:id="list91839450939193" text:continue-list="list91839488513000" text:style-name="WW8Num2">
              <text:list-item>
                <text:p text:style-name="P116">Se a operação foi de criação d<text:span text:style-name="T86">e um veículo,</text:span> espera-se que um novo registro de <text:span text:style-name="T86">plano</text:span> esteja disponível.</text:p>
              </text:list-item>
              <text:list-item>
                <text:p text:style-name="P116">Se a operação foi de edição do <text:span text:style-name="T144">veículo</text:span>, espera-se que os dados modificados sejam persistidos adequadamente na base de dados.</text:p>
              </text:list-item>
              <text:list-item>
                <text:p text:style-name="P116">Se a operação foi de exclusão, espera-se que o registro seja removido desde que não hajam impedimentos de negócio associados a operação, <text:span text:style-name="T144">neste caso a associação de um veículo com uma alocação</text:span>.</text:p>
              </text:list-item>
            </text:list>
          </table:table-cell>
          <table:covered-table-cell/>
          <table:covered-table-cell/>
          <table:covered-table-cell/>
        </table:table-row>
      </table:table>
      <text:list xml:id="list91840027881300" text:continue-list="list91839283673550" text:style-name="WW8Num1">
        <text:list-item>
          <text:p text:style-name="P141">RF0<text:span text:style-name="T142">14</text:span> – <text:span text:style-name="T106">Manter Endereço</text:span></text:p>
        </text:list-item>
      </text:list>
      <text:p text:style-name="P16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row table:style-name="Tabela14.1">
          <table:table-cell table:style-name="Tabela14.A1" office:value-type="string">
            <text:p text:style-name="P23">Código</text:p>
          </table:table-cell>
          <table:table-cell table:style-name="Tabela14.B1" office:value-type="string">
            <text:p text:style-name="P42">RF0<text:span text:style-name="T142">14</text:span></text:p>
          </table:table-cell>
          <table:table-cell table:style-name="Tabela14.A1" office:value-type="string">
            <text:p text:style-name="P23">Tipo</text:p>
          </table:table-cell>
          <table:table-cell table:style-name="Tabela14.D1" office:value-type="string">
            <text:p text:style-name="P42">Funcional</text:p>
          </table:table-cell>
        </table:table-row>
        <table:table-row table:style-name="Tabela14.2">
          <table:table-cell table:style-name="Tabela14.A2" table:number-columns-spanned="4" office:value-type="string">
            <text:p text:style-name="P23">Atores Envolvidos</text:p>
          </table:table-cell>
          <table:covered-table-cell/>
          <table:covered-table-cell/>
          <table:covered-table-cell/>
        </table:table-row>
        <table:table-row table:style-name="Tabela14.1">
          <table:table-cell table:style-name="Tabela14.A3" table:number-columns-spanned="4" office:value-type="string">
            <text:p text:style-name="P42">Usuário com acesso administrador do sistema.</text:p>
          </table:table-cell>
          <table:covered-table-cell/>
          <table:covered-table-cell/>
          <table:covered-table-cell/>
        </table:table-row>
        <table:table-row table:style-name="Tabela14.1">
          <table:table-cell table:style-name="Tabela14.A2" table:number-columns-spanned="4" office:value-type="string">
            <text:p text:style-name="P32">Pré-condições</text:p>
          </table:table-cell>
          <table:covered-table-cell/>
          <table:covered-table-cell/>
          <table:covered-table-cell/>
        </table:table-row>
        <table:table-row table:style-name="Tabela14.1">
          <table:table-cell table:style-name="Tabela14.A5" table:number-columns-spanned="4" office:value-type="string">
            <text:p text:style-name="P8">O Usuário com acesso administrador do sistema deve realizar login na aplicação. Somente após sua correta autenticação o sistema deve permitir acesso a função<text:span text:style-name="T109">. </text:span></text:p>
          </table:table-cell>
          <table:covered-table-cell/>
          <table:covered-table-cell/>
          <table:covered-table-cell/>
        </table:table-row>
        <table:table-row table:style-name="Tabela14.1">
          <table:table-cell table:style-name="Tabela14.A2" table:number-columns-spanned="4" office:value-type="string">
            <text:p text:style-name="P23">Descrição</text:p>
          </table:table-cell>
          <table:covered-table-cell/>
          <table:covered-table-cell/>
          <table:covered-table-cell/>
        </table:table-row>
        <table:table-row table:style-name="Tabela14.1">
          <table:table-cell table:style-name="Tabela14.A7" table:number-columns-spanned="4" office:value-type="string">
            <text:p text:style-name="P93"><text:span text:style-name="T4">Manter </text:span><text:span text:style-name="T8">endereço</text:span><text:span text:style-name="T4"> das</text:span><text:span text:style-name="T5"> refere-se as operações de criação, alteração e exclusão de </text:span><text:span text:style-name="T4">entidades </text:span><text:span text:style-name="T8">endereço</text:span><text:span text:style-name="T4">.</text:span></text:p>
            <text:p text:style-name="P82"/>
            <text:p text:style-name="P67">Um <text:span text:style-name="T163">endereço</text:span> é uma entidade que representa dentro do sistema um <text:span text:style-name="T163">endereço de um destino, usuário ou parada, este por sua vez está relacionado a uma cidade</text:span>. Seus atributos de informação são:</text:p>
            <text:p text:style-name="P128">– <text:span text:style-name="T81">Endereço</text:span><text:span text:style-name="T87">:</text:span><text:span text:style-name="T74"> </text:span><text:span text:style-name="T94">Nome do </text:span><text:span text:style-name="T97">endereço</text:span><text:span text:style-name="T83">.</text:span></text:p>
            <text:p text:style-name="P93"><text:span text:style-name="T11">–</text:span><text:span text:style-name="T19"> </text:span><text:span text:style-name="T42">Cidade</text:span><text:span text:style-name="T46">: </text:span><text:span text:style-name="T66">Cidade que está relacionada com o destino</text:span><text:span text:style-name="T46">.</text:span></text:p>
            <text:p text:style-name="P101"><text:span text:style-name="T13">--</text:span><text:span text:style-name="T23">Complemento</text:span><text:span text:style-name="T68">: O </text:span><text:span text:style-name="T70">número</text:span><text:span text:style-name="T68"> da edificação e outras informações do endereço.</text:span></text:p>
            <text:p text:style-name="P73"/>
            <text:p text:style-name="P42"/>
          </table:table-cell>
          <table:covered-table-cell/>
          <table:covered-table-cell/>
          <table:covered-table-cell/>
        </table:table-row>
        <table:table-row table:style-name="Tabela14.1">
          <table:table-cell table:style-name="Tabela14.A2" table:number-columns-spanned="4" office:value-type="string">
            <text:p text:style-name="P23">Pós-Condições</text:p>
          </table:table-cell>
          <table:covered-table-cell/>
          <table:covered-table-cell/>
          <table:covered-table-cell/>
        </table:table-row>
        <table:table-row table:style-name="Tabela14.1">
          <table:table-cell table:style-name="Tabela14.A9" table:number-columns-spanned="4" office:value-type="string">
            <text:p text:style-name="P8">As possíveis pós-condições são:</text:p>
            <text:list xml:id="list91840817452104" text:continue-list="list91839450939193" text:style-name="WW8Num2">
              <text:list-item>
                <text:p text:style-name="P117">Se a operação foi de criação d<text:span text:style-name="T86">e um endereço,</text:span> espera-se que um novo registro de <text:span text:style-name="T86">plano</text:span> esteja disponível.</text:p>
              </text:list-item>
              <text:list-item>
                <text:p text:style-name="P117">Se a operação foi de edição do <text:span text:style-name="T164">endereço</text:span>, espera-se que os dados modificados sejam persistidos adequadamente na base de dados.</text:p>
              </text:list-item>
              <text:list-item>
                <text:p text:style-name="P117">Se a operação foi de exclusão, espera-se que o registro seja removido desde que não hajam impedimentos de negócio associados a operação, <text:span text:style-name="T144">neste caso a associação de um veículo com uma alocação</text:span>.</text:p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P133"/>
      <text:list xml:id="list91840324819283" text:continue-list="list91840027881300" text:style-name="WW8Num1">
        <text:list-item>
          <text:p text:style-name="P142">RF0<text:span text:style-name="T142">15</text:span> – <text:span text:style-name="T106">Manter Feri</text:span><text:span text:style-name="T43">a</text:span><text:span text:style-name="T106">dos</text:span></text:p>
        </text:list-item>
      </text:list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4">Código</text:p>
          </table:table-cell>
          <table:table-cell table:style-name="Table1.B1" office:value-type="string">
            <text:p text:style-name="P43">RF0<text:span text:style-name="T142">15</text:span></text:p>
          </table:table-cell>
          <table:table-cell table:style-name="Table1.A1" office:value-type="string">
            <text:p text:style-name="P24">Tipo</text:p>
          </table:table-cell>
          <table:table-cell table:style-name="Table1.D1" office:value-type="string">
            <text:p text:style-name="P43">Funcional</text:p>
          </table:table-cell>
        </table:table-row>
        <table:table-row table:style-name="Table1.2">
          <table:table-cell table:style-name="Table1.A2" table:number-columns-spanned="4" office:value-type="string">
            <text:p text:style-name="P24">Atores Envolvidos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" table:number-columns-spanned="4" office:value-type="string">
            <text:p text:style-name="P43">Usuário com acesso administrador do sistema.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4" office:value-type="string">
            <text:p text:style-name="P33">Pré-condições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5" table:number-columns-spanned="4" office:value-type="string">
            <text:p text:style-name="P10">O Usuário com acesso administrador do sistema deve realizar login na aplicação. Somente após sua correta autenticação o sistema deve permitir acesso a função<text:span text:style-name="T109">. 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4" office:value-type="string">
            <text:p text:style-name="P24">Descrição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7" table:number-columns-spanned="4" office:value-type="string">
            <text:p text:style-name="P94"><text:span text:style-name="T4">Manter </text:span><text:span text:style-name="T9">Feri</text:span><text:span text:style-name="T10">a</text:span><text:span text:style-name="T9">dos</text:span><text:span text:style-name="T4"> das</text:span><text:span text:style-name="T5"> refere-se as operações de criação, alteração e exclusão de </text:span><text:span text:style-name="T4">entidades </text:span><text:span text:style-name="T10">feriado</text:span><text:span text:style-name="T4">.</text:span></text:p>
            <text:p text:style-name="P83"/>
            <text:p text:style-name="P68">Um <text:span text:style-name="T169">feriado</text:span> é uma entidade que representa dentro do sistema um <text:span text:style-name="T169">feriado da cidade-sede da empresa</text:span>. Seus atributos de informação são:</text:p>
            <text:p text:style-name="P68">– <text:span text:style-name="T82">Nome</text:span><text:span text:style-name="T98">: Nome do feriado.</text:span></text:p>
            <text:p text:style-name="P129">– <text:span text:style-name="T82">Data</text:span><text:span text:style-name="T87">:</text:span><text:span text:style-name="T74"> </text:span><text:span text:style-name="T98">Data do feriado</text:span><text:span text:style-name="T83">.</text:span></text:p>
            <text:p text:style-name="P74"/>
            <text:p text:style-name="P43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4" office:value-type="string">
            <text:p text:style-name="P24">Pós-Condições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9" table:number-columns-spanned="4" office:value-type="string">
            <text:p text:style-name="P10">As possíveis pós-condições são:</text:p>
            <text:list xml:id="list91840513478775" text:continue-list="list91840817452104" text:style-name="WW8Num2">
              <text:list-item>
                <text:p text:style-name="P118">Se a operação foi de criação d<text:span text:style-name="T86">e um feriado,</text:span> espera-se que um novo registro de <text:span text:style-name="T86">plano</text:span> esteja disponível.</text:p>
              </text:list-item>
              <text:list-item>
                <text:p text:style-name="P118">Se a operação foi de edição do <text:span text:style-name="T169">feriado</text:span>, espera-se que os dados modificados sejam persistidos adequadamente na base de dados.</text:p>
              </text:list-item>
              <text:list-item>
                <text:p text:style-name="P118">Se a operação foi de exclusão, espera-se que o registro seja removido desde que não hajam impedimentos de negócio associados a operação.</text:p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P1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rmala UI1" svg:font-family="'Nirmala UI'"/>
    <style:font-face style:name="SimSun" svg:font-family="SimSun, 'WenQuanYi Micro Hei'"/>
    <style:font-face style:name="Wingdings" svg:font-family="Wingdings, dbldwrsw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irmala UI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Lucida Sans Unicode" style:font-size-asian="10.5pt" style:language-asian="zh" style:country-asian="CN" style:font-name-complex="Nirmala U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pt" fo:country="BR" style:font-name-asian="Lucida Sans Unicode" style:font-size-asian="10.5pt" style:language-asian="zh" style:country-asian="CN" style:font-name-complex="Nirmala U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2pt" style:letter-kerning="true" style:font-name-asian="SimSun" style:font-family-asian="SimSun, 'WenQuanYi Micro Hei'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Nirmala UI" style:font-family-complex="'Nirmala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irmala UI1" style:font-family-complex="'Nirmala U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irmala UI1" style:font-family-complex="'Nirmala U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irmala UI1" style:font-family-complex="'Nirmala UI'"/>
    </style:style>
    <style:style style:name="Estilo1" style:family="paragraph" style:parent-style-name="Standard" style:list-style-name="WW8Num1">
      <style:paragraph-properties fo:margin-left="0.75cm" fo:margin-right="0cm" fo:text-indent="-0.75cm" style:auto-text-indent="false">
        <style:tab-stops>
          <style:tab-stop style:position="0.75cm"/>
        </style:tab-stops>
      </style:paragraph-properties>
    </style:style>
    <style:style style:name="Requisito" style:family="paragraph" style:parent-style-name="Standard" style:next-style-name="Standard" style:list-style-name="WW8Num1">
      <style:paragraph-properties fo:margin-top="0.423cm" fo:margin-bottom="0.423cm" loext:contextual-spacing="false" fo:text-align="start" style:justify-single-word="false"/>
      <style:text-properties style:font-name="Times New Roman" fo:font-family="'Times New Roman'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>
      <style:text-properties style:font-name="Wingdings" fo:font-family="Wingdings, dbldwrsw" style:font-name-complex="Wingdings" style:font-family-complex="Wingdings, dbldwrsw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14:07:47.603318933</meta:creation-date>
    <meta:editing-duration>PT11H36M33S</meta:editing-duration>
    <meta:editing-cycles>139</meta:editing-cycles>
    <meta:generator>LibreOffice/5.4.5.1$Linux_X86_64 LibreOffice_project/40m0$Build-1</meta:generator>
    <dc:date>2018-03-23T09:18:27.324499522</dc:date>
    <meta:document-statistic meta:table-count="15" meta:image-count="0" meta:object-count="0" meta:page-count="18" meta:paragraph-count="312" meta:word-count="3592" meta:character-count="22221" meta:non-whitespace-character-count="18931"/>
    <meta:user-defined meta:name="KSOProductBuildVer">1046-10.1.0.5672</meta:user-defined>
  </office:meta>
</office:document-meta>
</file>